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4.1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5.4mm"/>
    </style:style>
    <style:style style:name="co4" style:family="table-column">
      <style:table-column-properties fo:break-before="auto" style:column-width="46.58mm"/>
    </style:style>
    <style:style style:name="co5" style:family="table-column">
      <style:table-column-properties fo:break-before="auto" style:column-width="35.93mm"/>
    </style:style>
    <style:style style:name="co6" style:family="table-column">
      <style:table-column-properties fo:break-before="auto" style:column-width="48.37mm"/>
    </style:style>
    <style:style style:name="co7" style:family="table-column">
      <style:table-column-properties fo:break-before="auto" style:column-width="82.66mm"/>
    </style:style>
    <style:style style:name="co8" style:family="table-column">
      <style:table-column-properties fo:break-before="auto" style:column-width="65.0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2" table:number-columns-repeated="17" table:default-cell-style-name="Default"/>
        <table:table-column table:style-name="co8" table:default-cell-style-name="Default"/>
        <table:table-column table:style-name="co2" table:default-cell-style-name="Default"/>
        <table:table-row table:style-name="ro1">
          <table:table-cell/>
          <table:table-cell office:value-type="float" office:value="0.0178729" calcext:value-type="float">
            <text:p>0,0178729</text:p>
          </table:table-cell>
          <table:table-cell/>
          <table:table-cell office:value-type="string" calcext:value-type="string">
            <text:p>Temps holo2TF</text:p>
          </table:table-cell>
          <table:table-cell office:value-type="float" office:value="0.0431668" calcext:value-type="float">
            <text:p>0,0431668</text:p>
          </table:table-cell>
          <table:table-cell/>
          <table:table-cell office:value-type="string" calcext:value-type="string">
            <text:p>Temps pour Volkov </text:p>
          </table:table-cell>
          <table:table-cell office:value-type="float" office:value="0.0225922" calcext:value-type="float">
            <text:p>0,0225922</text:p>
          </table:table-cell>
          <table:table-cell table:number-columns-repeated="2"/>
          <table:table-cell office:value-type="string" calcext:value-type="string">
            <text:p>Temps Uborn2</text:p>
          </table:table-cell>
          <table:table-cell office:value-type="float" office:value="0.000889544" calcext:value-type="float">
            <text:p>0,000889544</text:p>
          </table:table-cell>
          <table:table-cell/>
          <table:table-cell office:value-type="string" calcext:value-type="string">
            <text:p>Temps pour coupe FFT r2c</text:p>
          </table:table-cell>
          <table:table-cell office:value-type="float" office:value="0.000195861" calcext:value-type="float">
            <text:p>0,000195861</text:p>
          </table:table-cell>
          <table:table-cell/>
          <table:table-cell office:value-type="string" calcext:value-type="string">
            <text:p>Temps fftshift</text:p>
          </table:table-cell>
          <table:table-cell office:value-type="float" office:value="0.00374666" calcext:value-type="float">
            <text:p>0,00374666</text:p>
          </table:table-cell>
          <table:table-cell/>
          <table:table-cell office:value-type="string" calcext:value-type="string">
            <text:p>Temps pour deroul volkov2</text:p>
          </table:table-cell>
          <table:table-cell office:value-type="float" office:value="0.0152152" calcext:value-type="float">
            <text:p>0,0152152</text:p>
          </table:table-cell>
          <table:table-cell/>
          <table:table-cell office:value-type="string" calcext:value-type="string">
            <text:p>Temps tukey</text:p>
          </table:table-cell>
          <table:table-cell office:value-type="float" office:value="0.00252328" calcext:value-type="float">
            <text:p>0,00252328</text:p>
          </table:table-cell>
          <table:table-cell/>
          <table:table-cell office:value-type="string" calcext:value-type="string">
            <text:p>Temps charger image</text:p>
          </table:table-cell>
          <table:table-cell office:value-type="float" office:value="0.00247801" calcext:value-type="float">
            <text:p>0,00247801</text:p>
          </table:table-cell>
          <table:table-cell/>
          <table:table-cell office:value-type="string" calcext:value-type="string">
            <text:p>Temps fft r2c</text:p>
          </table:table-cell>
          <table:table-cell office:value-type="float" office:value="0.0100183" calcext:value-type="float">
            <text:p>0,0100183</text:p>
          </table:table-cell>
          <table:table-cell/>
          <table:table-cell office:value-type="string" calcext:value-type="string">
            <text:p>Temps pour sav </text:p>
          </table:table-cell>
          <table:table-cell office:value-type="float" office:value="0.00316128" calcext:value-type="float">
            <text:p>0,00316128</text:p>
          </table:table-cell>
          <table:table-cell/>
          <table:table-cell office:value-type="string" calcext:value-type="string">
            <text:p>Temps pour calcul kvect_shift</text:p>
          </table:table-cell>
          <table:table-cell office:value-type="float" office:value="0.00112033" calcext:value-type="float">
            <text:p>0,00112033</text:p>
          </table:table-cell>
          <table:table-cell/>
          <table:table-cell table:style-name="ce1" office:value-type="string" calcext:value-type="string">
            <text:p>Temps pour deroul volkov3</text:p>
          </table:table-cell>
          <table:table-cell office:value-type="float" office:value="0.0119198" calcext:value-type="float">
            <text:p>0,0119198</text:p>
          </table:table-cell>
        </table:table-row>
        <table:table-row table:style-name="ro1">
          <table:table-cell/>
          <table:table-cell office:value-type="float" office:value="0.0250405" calcext:value-type="float">
            <text:p>0,0250405</text:p>
          </table:table-cell>
          <table:table-cell/>
          <table:table-cell office:value-type="string" calcext:value-type="string">
            <text:p>Temps holo2TF</text:p>
          </table:table-cell>
          <table:table-cell office:value-type="float" office:value="0.0342524" calcext:value-type="float">
            <text:p>0,0342524</text:p>
          </table:table-cell>
          <table:table-cell/>
          <table:table-cell office:value-type="string" calcext:value-type="string">
            <text:p>Temps pour Volkov </text:p>
          </table:table-cell>
          <table:table-cell office:value-type="float" office:value="0.024028" calcext:value-type="float">
            <text:p>0,024028</text:p>
          </table:table-cell>
          <table:table-cell table:number-columns-repeated="2"/>
          <table:table-cell office:value-type="string" calcext:value-type="string">
            <text:p>Temps Calc_Uborn2</text:p>
          </table:table-cell>
          <table:table-cell office:value-type="float" office:value="0.000792579" calcext:value-type="float">
            <text:p>0,000792579</text:p>
          </table:table-cell>
          <table:table-cell/>
          <table:table-cell office:value-type="string" calcext:value-type="string">
            <text:p>Temps pour coupe FFT r2c</text:p>
          </table:table-cell>
          <table:table-cell office:value-type="float" office:value="0.000221089" calcext:value-type="float">
            <text:p>0,000221089</text:p>
          </table:table-cell>
          <table:table-cell/>
          <table:table-cell office:value-type="string" calcext:value-type="string">
            <text:p>Temps fftshift</text:p>
          </table:table-cell>
          <table:table-cell office:value-type="float" office:value="0.00385081" calcext:value-type="float">
            <text:p>0,00385081</text:p>
          </table:table-cell>
          <table:table-cell/>
          <table:table-cell office:value-type="string" calcext:value-type="string">
            <text:p>Temps pour deroul volkov2</text:p>
          </table:table-cell>
          <table:table-cell office:value-type="float" office:value="0.015189" calcext:value-type="float">
            <text:p>0,015189</text:p>
          </table:table-cell>
          <table:table-cell/>
          <table:table-cell office:value-type="string" calcext:value-type="string">
            <text:p>Temps tukey</text:p>
          </table:table-cell>
          <table:table-cell office:value-type="float" office:value="0.00224253" calcext:value-type="float">
            <text:p>0,00224253</text:p>
          </table:table-cell>
          <table:table-cell/>
          <table:table-cell office:value-type="string" calcext:value-type="string">
            <text:p>Temps charger image</text:p>
          </table:table-cell>
          <table:table-cell office:value-type="float" office:value="0.00256704" calcext:value-type="float">
            <text:p>0,00256704</text:p>
          </table:table-cell>
          <table:table-cell/>
          <table:table-cell office:value-type="string" calcext:value-type="string">
            <text:p>Temps fft r2c</text:p>
          </table:table-cell>
          <table:table-cell office:value-type="float" office:value="0.0107556" calcext:value-type="float">
            <text:p>0,0107556</text:p>
          </table:table-cell>
          <table:table-cell/>
          <table:table-cell office:value-type="string" calcext:value-type="string">
            <text:p>Temps pour sav </text:p>
          </table:table-cell>
          <table:table-cell office:value-type="float" office:value="0.00308878" calcext:value-type="float">
            <text:p>0,00308878</text:p>
          </table:table-cell>
          <table:table-cell/>
          <table:table-cell office:value-type="string" calcext:value-type="string">
            <text:p>Temps pour calcul kvect_shift</text:p>
          </table:table-cell>
          <table:table-cell office:value-type="float" office:value="0.00111433" calcext:value-type="float">
            <text:p>0,00111433</text:p>
          </table:table-cell>
          <table:table-cell/>
          <table:table-cell table:style-name="ce1" office:value-type="string" calcext:value-type="string">
            <text:p>Temps pour deroul volkov3</text:p>
          </table:table-cell>
          <table:table-cell office:value-type="float" office:value="0.0117095" calcext:value-type="float">
            <text:p>0,0117095</text:p>
          </table:table-cell>
        </table:table-row>
        <table:table-row table:style-name="ro1">
          <table:table-cell/>
          <table:table-cell office:value-type="float" office:value="0.0183187" calcext:value-type="float">
            <text:p>0,0183187</text:p>
          </table:table-cell>
          <table:table-cell/>
          <table:table-cell office:value-type="string" calcext:value-type="string">
            <text:p>Temps holo2TF</text:p>
          </table:table-cell>
          <table:table-cell office:value-type="float" office:value="0.0342603" calcext:value-type="float">
            <text:p>0,0342603</text:p>
          </table:table-cell>
          <table:table-cell/>
          <table:table-cell office:value-type="string" calcext:value-type="string">
            <text:p>Temps pour Volkov </text:p>
          </table:table-cell>
          <table:table-cell office:value-type="float" office:value="0.0207816" calcext:value-type="float">
            <text:p>0,0207816</text:p>
          </table:table-cell>
          <table:table-cell table:number-columns-repeated="2"/>
          <table:table-cell office:value-type="string" calcext:value-type="string">
            <text:p>Temps Calc_Uborn2</text:p>
          </table:table-cell>
          <table:table-cell office:value-type="float" office:value="0.000938574" calcext:value-type="float">
            <text:p>0,000938574</text:p>
          </table:table-cell>
          <table:table-cell/>
          <table:table-cell office:value-type="string" calcext:value-type="string">
            <text:p>Temps pour coupe FFT r2c</text:p>
          </table:table-cell>
          <table:table-cell office:value-type="float" office:value="0.000178195" calcext:value-type="float">
            <text:p>0,000178195</text:p>
          </table:table-cell>
          <table:table-cell/>
          <table:table-cell office:value-type="string" calcext:value-type="string">
            <text:p>Temps fftshift</text:p>
          </table:table-cell>
          <table:table-cell office:value-type="float" office:value="0.0037826" calcext:value-type="float">
            <text:p>0,0037826</text:p>
          </table:table-cell>
          <table:table-cell/>
          <table:table-cell office:value-type="string" calcext:value-type="string">
            <text:p>Temps pour deroul volkov2</text:p>
          </table:table-cell>
          <table:table-cell office:value-type="float" office:value="0.0156825" calcext:value-type="float">
            <text:p>0,0156825</text:p>
          </table:table-cell>
          <table:table-cell/>
          <table:table-cell office:value-type="string" calcext:value-type="string">
            <text:p>Temps tukey</text:p>
          </table:table-cell>
          <table:table-cell office:value-type="float" office:value="0.00240552" calcext:value-type="float">
            <text:p>0,00240552</text:p>
          </table:table-cell>
          <table:table-cell/>
          <table:table-cell office:value-type="string" calcext:value-type="string">
            <text:p>Temps charger image</text:p>
          </table:table-cell>
          <table:table-cell office:value-type="float" office:value="0.00260587" calcext:value-type="float">
            <text:p>0,00260587</text:p>
          </table:table-cell>
          <table:table-cell/>
          <table:table-cell office:value-type="string" calcext:value-type="string">
            <text:p>Temps fft r2c</text:p>
          </table:table-cell>
          <table:table-cell office:value-type="float" office:value="0.0131006" calcext:value-type="float">
            <text:p>0,0131006</text:p>
          </table:table-cell>
          <table:table-cell/>
          <table:table-cell office:value-type="string" calcext:value-type="string">
            <text:p>Temps pour sav </text:p>
          </table:table-cell>
          <table:table-cell office:value-type="float" office:value="0.00308478" calcext:value-type="float">
            <text:p>0,00308478</text:p>
          </table:table-cell>
          <table:table-cell/>
          <table:table-cell office:value-type="string" calcext:value-type="string">
            <text:p>Temps pour calcul kvect_shift</text:p>
          </table:table-cell>
          <table:table-cell office:value-type="float" office:value="0.0010968" calcext:value-type="float">
            <text:p>0,0010968</text:p>
          </table:table-cell>
          <table:table-cell/>
          <table:table-cell table:style-name="ce1" office:value-type="string" calcext:value-type="string">
            <text:p>Temps pour deroul volkov3</text:p>
          </table:table-cell>
          <table:table-cell office:value-type="float" office:value="0.0138382" calcext:value-type="float">
            <text:p>0,0138382</text:p>
          </table:table-cell>
        </table:table-row>
        <table:table-row table:style-name="ro1">
          <table:table-cell/>
          <table:table-cell office:value-type="float" office:value="0.0219749" calcext:value-type="float">
            <text:p>0,0219749</text:p>
          </table:table-cell>
          <table:table-cell/>
          <table:table-cell office:value-type="string" calcext:value-type="string">
            <text:p>Temps holo2TF</text:p>
          </table:table-cell>
          <table:table-cell office:value-type="float" office:value="0.0348744" calcext:value-type="float">
            <text:p>0,0348744</text:p>
          </table:table-cell>
          <table:table-cell/>
          <table:table-cell office:value-type="string" calcext:value-type="string">
            <text:p>Temps pour Volkov </text:p>
          </table:table-cell>
          <table:table-cell office:value-type="float" office:value="0.0220251" calcext:value-type="float">
            <text:p>0,0220251</text:p>
          </table:table-cell>
          <table:table-cell table:number-columns-repeated="2"/>
          <table:table-cell office:value-type="string" calcext:value-type="string">
            <text:p>Temps Calc_Uborn2</text:p>
          </table:table-cell>
          <table:table-cell office:value-type="float" office:value="0.0018263" calcext:value-type="float">
            <text:p>0,0018263</text:p>
          </table:table-cell>
          <table:table-cell/>
          <table:table-cell office:value-type="string" calcext:value-type="string">
            <text:p>Temps pour coupe FFT r2c</text:p>
          </table:table-cell>
          <table:table-cell office:value-type="float" office:value="0.000184754" calcext:value-type="float">
            <text:p>0,000184754</text:p>
          </table:table-cell>
          <table:table-cell/>
          <table:table-cell office:value-type="string" calcext:value-type="string">
            <text:p>Temps fftshift</text:p>
          </table:table-cell>
          <table:table-cell office:value-type="float" office:value="0.00387541" calcext:value-type="float">
            <text:p>0,00387541</text:p>
          </table:table-cell>
          <table:table-cell/>
          <table:table-cell office:value-type="string" calcext:value-type="string">
            <text:p>Temps pour deroul volkov2</text:p>
          </table:table-cell>
          <table:table-cell office:value-type="float" office:value="0.0153685" calcext:value-type="float">
            <text:p>0,0153685</text:p>
          </table:table-cell>
          <table:table-cell/>
          <table:table-cell office:value-type="string" calcext:value-type="string">
            <text:p>Temps tukey</text:p>
          </table:table-cell>
          <table:table-cell office:value-type="float" office:value="0.00242882" calcext:value-type="float">
            <text:p>0,00242882</text:p>
          </table:table-cell>
          <table:table-cell/>
          <table:table-cell office:value-type="string" calcext:value-type="string">
            <text:p>Temps charger image</text:p>
          </table:table-cell>
          <table:table-cell office:value-type="float" office:value="0.00253219" calcext:value-type="float">
            <text:p>0,00253219</text:p>
          </table:table-cell>
          <table:table-cell/>
          <table:table-cell office:value-type="string" calcext:value-type="string">
            <text:p>Temps fft r2c</text:p>
          </table:table-cell>
          <table:table-cell office:value-type="float" office:value="0.0113259" calcext:value-type="float">
            <text:p>0,0113259</text:p>
          </table:table-cell>
          <table:table-cell/>
          <table:table-cell office:value-type="string" calcext:value-type="string">
            <text:p>Temps pour sav </text:p>
          </table:table-cell>
          <table:table-cell office:value-type="float" office:value="0.00300485" calcext:value-type="float">
            <text:p>0,00300485</text:p>
          </table:table-cell>
          <table:table-cell/>
          <table:table-cell office:value-type="string" calcext:value-type="string">
            <text:p>Temps pour calcul kvect_shift</text:p>
          </table:table-cell>
          <table:table-cell office:value-type="float" office:value="0.0011902" calcext:value-type="float">
            <text:p>0,0011902</text:p>
          </table:table-cell>
          <table:table-cell/>
          <table:table-cell table:style-name="ce1" office:value-type="string" calcext:value-type="string">
            <text:p>Temps pour deroul volkov3</text:p>
          </table:table-cell>
          <table:table-cell office:value-type="float" office:value="0.0144901" calcext:value-type="float">
            <text:p>0,0144901</text:p>
          </table:table-cell>
        </table:table-row>
        <table:table-row table:style-name="ro1">
          <table:table-cell/>
          <table:table-cell office:value-type="float" office:value="0.0199663" calcext:value-type="float">
            <text:p>0,0199663</text:p>
          </table:table-cell>
          <table:table-cell/>
          <table:table-cell office:value-type="string" calcext:value-type="string">
            <text:p>Temps holo2TF</text:p>
          </table:table-cell>
          <table:table-cell office:value-type="float" office:value="0.0373651" calcext:value-type="float">
            <text:p>0,0373651</text:p>
          </table:table-cell>
          <table:table-cell/>
          <table:table-cell office:value-type="string" calcext:value-type="string">
            <text:p>Temps pour Volkov </text:p>
          </table:table-cell>
          <table:table-cell office:value-type="float" office:value="0.0229147" calcext:value-type="float">
            <text:p>0,0229147</text:p>
          </table:table-cell>
          <table:table-cell table:number-columns-repeated="2"/>
          <table:table-cell office:value-type="string" calcext:value-type="string">
            <text:p>Temps Calc_Uborn2</text:p>
          </table:table-cell>
          <table:table-cell office:value-type="float" office:value="0.00172692" calcext:value-type="float">
            <text:p>0,00172692</text:p>
          </table:table-cell>
          <table:table-cell/>
          <table:table-cell office:value-type="string" calcext:value-type="string">
            <text:p>Temps pour coupe FFT r2c</text:p>
          </table:table-cell>
          <table:table-cell office:value-type="float" office:value="0.00019522" calcext:value-type="float">
            <text:p>0,00019522</text:p>
          </table:table-cell>
          <table:table-cell/>
          <table:table-cell office:value-type="string" calcext:value-type="string">
            <text:p>Temps fftshift</text:p>
          </table:table-cell>
          <table:table-cell office:value-type="float" office:value="0.00381331" calcext:value-type="float">
            <text:p>0,00381331</text:p>
          </table:table-cell>
          <table:table-cell/>
          <table:table-cell office:value-type="string" calcext:value-type="string">
            <text:p>Temps pour deroul volkov2</text:p>
          </table:table-cell>
          <table:table-cell office:value-type="float" office:value="0.0180206" calcext:value-type="float">
            <text:p>0,0180206</text:p>
          </table:table-cell>
          <table:table-cell/>
          <table:table-cell office:value-type="string" calcext:value-type="string">
            <text:p>Temps tukey</text:p>
          </table:table-cell>
          <table:table-cell office:value-type="float" office:value="0.0022346" calcext:value-type="float">
            <text:p>0,0022346</text:p>
          </table:table-cell>
          <table:table-cell/>
          <table:table-cell office:value-type="string" calcext:value-type="string">
            <text:p>Temps charger image</text:p>
          </table:table-cell>
          <table:table-cell office:value-type="float" office:value="0.00254504" calcext:value-type="float">
            <text:p>0,00254504</text:p>
          </table:table-cell>
          <table:table-cell/>
          <table:table-cell office:value-type="string" calcext:value-type="string">
            <text:p>Temps fft r2c</text:p>
          </table:table-cell>
          <table:table-cell office:value-type="float" office:value="0.00992539" calcext:value-type="float">
            <text:p>0,00992539</text:p>
          </table:table-cell>
          <table:table-cell/>
          <table:table-cell office:value-type="string" calcext:value-type="string">
            <text:p>Temps pour sav </text:p>
          </table:table-cell>
          <table:table-cell office:value-type="float" office:value="0.00321908" calcext:value-type="float">
            <text:p>0,00321908</text:p>
          </table:table-cell>
          <table:table-cell/>
          <table:table-cell office:value-type="string" calcext:value-type="string">
            <text:p>Temps pour calcul kvect_shift</text:p>
          </table:table-cell>
          <table:table-cell office:value-type="float" office:value="0.00110392" calcext:value-type="float">
            <text:p>0,00110392</text:p>
          </table:table-cell>
          <table:table-cell/>
          <table:table-cell table:style-name="ce1" office:value-type="string" calcext:value-type="string">
            <text:p>Temps pour deroul volkov3</text:p>
          </table:table-cell>
          <table:table-cell office:value-type="float" office:value="0.0119662" calcext:value-type="float">
            <text:p>0,0119662</text:p>
          </table:table-cell>
        </table:table-row>
        <table:table-row table:style-name="ro1">
          <table:table-cell/>
          <table:table-cell office:value-type="float" office:value="0.0202641" calcext:value-type="float">
            <text:p>0,0202641</text:p>
          </table:table-cell>
          <table:table-cell/>
          <table:table-cell office:value-type="string" calcext:value-type="string">
            <text:p>Temps holo2TF</text:p>
          </table:table-cell>
          <table:table-cell office:value-type="float" office:value="0.0414877" calcext:value-type="float">
            <text:p>0,0414877</text:p>
          </table:table-cell>
          <table:table-cell/>
          <table:table-cell office:value-type="string" calcext:value-type="string">
            <text:p>Temps pour Volkov </text:p>
          </table:table-cell>
          <table:table-cell office:value-type="float" office:value="0.0267166" calcext:value-type="float">
            <text:p>0,0267166</text:p>
          </table:table-cell>
          <table:table-cell table:number-columns-repeated="2"/>
          <table:table-cell office:value-type="string" calcext:value-type="string">
            <text:p>Temps Calc_Uborn2</text:p>
          </table:table-cell>
          <table:table-cell office:value-type="float" office:value="0.000884864" calcext:value-type="float">
            <text:p>0,000884864</text:p>
          </table:table-cell>
          <table:table-cell/>
          <table:table-cell office:value-type="string" calcext:value-type="string">
            <text:p>Temps pour coupe FFT r2c</text:p>
          </table:table-cell>
          <table:table-cell office:value-type="float" office:value="0.000218443" calcext:value-type="float">
            <text:p>0,000218443</text:p>
          </table:table-cell>
          <table:table-cell/>
          <table:table-cell office:value-type="string" calcext:value-type="string">
            <text:p>Temps fftshift</text:p>
          </table:table-cell>
          <table:table-cell office:value-type="float" office:value="0.00382874" calcext:value-type="float">
            <text:p>0,00382874</text:p>
          </table:table-cell>
          <table:table-cell/>
          <table:table-cell office:value-type="string" calcext:value-type="string">
            <text:p>Temps pour deroul volkov2</text:p>
          </table:table-cell>
          <table:table-cell office:value-type="float" office:value="0.0163316" calcext:value-type="float">
            <text:p>0,0163316</text:p>
          </table:table-cell>
          <table:table-cell/>
          <table:table-cell office:value-type="string" calcext:value-type="string">
            <text:p>Temps tukey</text:p>
          </table:table-cell>
          <table:table-cell office:value-type="float" office:value="0.00218674" calcext:value-type="float">
            <text:p>0,00218674</text:p>
          </table:table-cell>
          <table:table-cell/>
          <table:table-cell office:value-type="string" calcext:value-type="string">
            <text:p>Temps charger image</text:p>
          </table:table-cell>
          <table:table-cell office:value-type="float" office:value="0.00255342" calcext:value-type="float">
            <text:p>0,00255342</text:p>
          </table:table-cell>
          <table:table-cell/>
          <table:table-cell office:value-type="string" calcext:value-type="string">
            <text:p>Temps fft r2c</text:p>
          </table:table-cell>
          <table:table-cell office:value-type="float" office:value="0.0098783" calcext:value-type="float">
            <text:p>0,0098783</text:p>
          </table:table-cell>
          <table:table-cell/>
          <table:table-cell office:value-type="string" calcext:value-type="string">
            <text:p>Temps pour sav </text:p>
          </table:table-cell>
          <table:table-cell office:value-type="float" office:value="0.00342113" calcext:value-type="float">
            <text:p>0,00342113</text:p>
          </table:table-cell>
          <table:table-cell/>
          <table:table-cell office:value-type="string" calcext:value-type="string">
            <text:p>Temps pour calcul kvect_shift</text:p>
          </table:table-cell>
          <table:table-cell office:value-type="float" office:value="0.00104635" calcext:value-type="float">
            <text:p>0,00104635</text:p>
          </table:table-cell>
          <table:table-cell/>
          <table:table-cell table:style-name="ce1" office:value-type="string" calcext:value-type="string">
            <text:p>Temps pour deroul volkov3</text:p>
          </table:table-cell>
          <table:table-cell office:value-type="float" office:value="0.0117286" calcext:value-type="float">
            <text:p>0,0117286</text:p>
          </table:table-cell>
        </table:table-row>
        <table:table-row table:style-name="ro1">
          <table:table-cell/>
          <table:table-cell office:value-type="float" office:value="0.0221327" calcext:value-type="float">
            <text:p>0,0221327</text:p>
          </table:table-cell>
          <table:table-cell/>
          <table:table-cell office:value-type="string" calcext:value-type="string">
            <text:p>Temps holo2TF</text:p>
          </table:table-cell>
          <table:table-cell office:value-type="float" office:value="0.0351876" calcext:value-type="float">
            <text:p>0,0351876</text:p>
          </table:table-cell>
          <table:table-cell/>
          <table:table-cell office:value-type="string" calcext:value-type="string">
            <text:p>Temps pour Volkov </text:p>
          </table:table-cell>
          <table:table-cell office:value-type="float" office:value="0.0331581" calcext:value-type="float">
            <text:p>0,0331581</text:p>
          </table:table-cell>
          <table:table-cell table:number-columns-repeated="2"/>
          <table:table-cell office:value-type="string" calcext:value-type="string">
            <text:p>Temps Calc_Uborn2</text:p>
          </table:table-cell>
          <table:table-cell office:value-type="float" office:value="0.000787055" calcext:value-type="float">
            <text:p>0,000787055</text:p>
          </table:table-cell>
          <table:table-cell/>
          <table:table-cell office:value-type="string" calcext:value-type="string">
            <text:p>Temps pour coupe FFT r2c</text:p>
          </table:table-cell>
          <table:table-cell office:value-type="float" office:value="0.000181107" calcext:value-type="float">
            <text:p>0,000181107</text:p>
          </table:table-cell>
          <table:table-cell/>
          <table:table-cell office:value-type="string" calcext:value-type="string">
            <text:p>Temps fftshift</text:p>
          </table:table-cell>
          <table:table-cell office:value-type="float" office:value="0.00377424" calcext:value-type="float">
            <text:p>0,00377424</text:p>
          </table:table-cell>
          <table:table-cell/>
          <table:table-cell office:value-type="string" calcext:value-type="string">
            <text:p>Temps pour deroul volkov2</text:p>
          </table:table-cell>
          <table:table-cell office:value-type="float" office:value="0.0188212" calcext:value-type="float">
            <text:p>0,0188212</text:p>
          </table:table-cell>
          <table:table-cell/>
          <table:table-cell office:value-type="string" calcext:value-type="string">
            <text:p>Temps tukey</text:p>
          </table:table-cell>
          <table:table-cell office:value-type="float" office:value="0.00221772" calcext:value-type="float">
            <text:p>0,00221772</text:p>
          </table:table-cell>
          <table:table-cell/>
          <table:table-cell office:value-type="string" calcext:value-type="string">
            <text:p>Temps charger image</text:p>
          </table:table-cell>
          <table:table-cell office:value-type="float" office:value="0.00258185" calcext:value-type="float">
            <text:p>0,00258185</text:p>
          </table:table-cell>
          <table:table-cell/>
          <table:table-cell office:value-type="string" calcext:value-type="string">
            <text:p>Temps fft r2c</text:p>
          </table:table-cell>
          <table:table-cell office:value-type="float" office:value="0.00989774" calcext:value-type="float">
            <text:p>0,00989774</text:p>
          </table:table-cell>
          <table:table-cell/>
          <table:table-cell office:value-type="string" calcext:value-type="string">
            <text:p>Temps pour sav </text:p>
          </table:table-cell>
          <table:table-cell office:value-type="float" office:value="0.0031305" calcext:value-type="float">
            <text:p>0,0031305</text:p>
          </table:table-cell>
          <table:table-cell/>
          <table:table-cell office:value-type="string" calcext:value-type="string">
            <text:p>Temps pour calcul kvect_shift</text:p>
          </table:table-cell>
          <table:table-cell office:value-type="float" office:value="0.00185611" calcext:value-type="float">
            <text:p>0,00185611</text:p>
          </table:table-cell>
          <table:table-cell/>
          <table:table-cell table:style-name="ce1" office:value-type="string" calcext:value-type="string">
            <text:p>Temps pour deroul volkov3</text:p>
          </table:table-cell>
          <table:table-cell office:value-type="float" office:value="0.0129393" calcext:value-type="float">
            <text:p>0,0129393</text:p>
          </table:table-cell>
        </table:table-row>
        <table:table-row table:style-name="ro1">
          <table:table-cell/>
          <table:table-cell office:value-type="float" office:value="0.0186017" calcext:value-type="float">
            <text:p>0,0186017</text:p>
          </table:table-cell>
          <table:table-cell/>
          <table:table-cell office:value-type="string" calcext:value-type="string">
            <text:p>Temps holo2TF</text:p>
          </table:table-cell>
          <table:table-cell office:value-type="float" office:value="0.0362885" calcext:value-type="float">
            <text:p>0,0362885</text:p>
          </table:table-cell>
          <table:table-cell/>
          <table:table-cell office:value-type="string" calcext:value-type="string">
            <text:p>Temps pour Volkov </text:p>
          </table:table-cell>
          <table:table-cell office:value-type="float" office:value="0.0255367" calcext:value-type="float">
            <text:p>0,0255367</text:p>
          </table:table-cell>
          <table:table-cell table:number-columns-repeated="2"/>
          <table:table-cell office:value-type="string" calcext:value-type="string">
            <text:p>Temps Calc_Uborn2</text:p>
          </table:table-cell>
          <table:table-cell office:value-type="float" office:value="0.00136782" calcext:value-type="float">
            <text:p>0,00136782</text:p>
          </table:table-cell>
          <table:table-cell/>
          <table:table-cell office:value-type="string" calcext:value-type="string">
            <text:p>Temps pour coupe FFT r2c</text:p>
          </table:table-cell>
          <table:table-cell office:value-type="float" office:value="0.000179814" calcext:value-type="float">
            <text:p>0,000179814</text:p>
          </table:table-cell>
          <table:table-cell/>
          <table:table-cell office:value-type="string" calcext:value-type="string">
            <text:p>Temps fftshift</text:p>
          </table:table-cell>
          <table:table-cell office:value-type="float" office:value="0.00375894" calcext:value-type="float">
            <text:p>0,00375894</text:p>
          </table:table-cell>
          <table:table-cell/>
          <table:table-cell office:value-type="string" calcext:value-type="string">
            <text:p>Temps pour deroul volkov2</text:p>
          </table:table-cell>
          <table:table-cell office:value-type="float" office:value="0.0163596" calcext:value-type="float">
            <text:p>0,0163596</text:p>
          </table:table-cell>
          <table:table-cell/>
          <table:table-cell office:value-type="string" calcext:value-type="string">
            <text:p>Temps tukey</text:p>
          </table:table-cell>
          <table:table-cell office:value-type="float" office:value="0.00244438" calcext:value-type="float">
            <text:p>0,00244438</text:p>
          </table:table-cell>
          <table:table-cell/>
          <table:table-cell office:value-type="string" calcext:value-type="string">
            <text:p>Temps charger image</text:p>
          </table:table-cell>
          <table:table-cell office:value-type="float" office:value="0.00253016" calcext:value-type="float">
            <text:p>0,00253016</text:p>
          </table:table-cell>
          <table:table-cell/>
          <table:table-cell office:value-type="string" calcext:value-type="string">
            <text:p>Temps fft r2c</text:p>
          </table:table-cell>
          <table:table-cell office:value-type="float" office:value="0.0101639" calcext:value-type="float">
            <text:p>0,0101639</text:p>
          </table:table-cell>
          <table:table-cell/>
          <table:table-cell office:value-type="string" calcext:value-type="string">
            <text:p>Temps pour sav </text:p>
          </table:table-cell>
          <table:table-cell office:value-type="float" office:value="0.00310963" calcext:value-type="float">
            <text:p>0,00310963</text:p>
          </table:table-cell>
          <table:table-cell/>
          <table:table-cell office:value-type="string" calcext:value-type="string">
            <text:p>Temps pour calcul kvect_shift</text:p>
          </table:table-cell>
          <table:table-cell office:value-type="float" office:value="0.00156321" calcext:value-type="float">
            <text:p>0,00156321</text:p>
          </table:table-cell>
          <table:table-cell/>
          <table:table-cell table:style-name="ce1" office:value-type="string" calcext:value-type="string">
            <text:p>Temps pour deroul volkov3</text:p>
          </table:table-cell>
          <table:table-cell office:value-type="float" office:value="0.0120349" calcext:value-type="float">
            <text:p>0,0120349</text:p>
          </table:table-cell>
        </table:table-row>
        <table:table-row table:style-name="ro1">
          <table:table-cell/>
          <table:table-cell office:value-type="float" office:value="0.0193905" calcext:value-type="float">
            <text:p>0,0193905</text:p>
          </table:table-cell>
          <table:table-cell/>
          <table:table-cell office:value-type="string" calcext:value-type="string">
            <text:p>Temps holo2TF</text:p>
          </table:table-cell>
          <table:table-cell office:value-type="float" office:value="0.0368611" calcext:value-type="float">
            <text:p>0,0368611</text:p>
          </table:table-cell>
          <table:table-cell/>
          <table:table-cell office:value-type="string" calcext:value-type="string">
            <text:p>Temps pour Volkov </text:p>
          </table:table-cell>
          <table:table-cell office:value-type="float" office:value="0.0268715" calcext:value-type="float">
            <text:p>0,0268715</text:p>
          </table:table-cell>
          <table:table-cell table:number-columns-repeated="2"/>
          <table:table-cell office:value-type="string" calcext:value-type="string">
            <text:p>Temps Calc_Uborn2</text:p>
          </table:table-cell>
          <table:table-cell office:value-type="float" office:value="0.00212982" calcext:value-type="float">
            <text:p>0,00212982</text:p>
          </table:table-cell>
          <table:table-cell/>
          <table:table-cell office:value-type="string" calcext:value-type="string">
            <text:p>Temps pour coupe FFT r2c</text:p>
          </table:table-cell>
          <table:table-cell office:value-type="float" office:value="0.000197814" calcext:value-type="float">
            <text:p>0,000197814</text:p>
          </table:table-cell>
          <table:table-cell/>
          <table:table-cell office:value-type="string" calcext:value-type="string">
            <text:p>Temps fftshift</text:p>
          </table:table-cell>
          <table:table-cell office:value-type="float" office:value="0.00382586" calcext:value-type="float">
            <text:p>0,00382586</text:p>
          </table:table-cell>
          <table:table-cell/>
          <table:table-cell office:value-type="string" calcext:value-type="string">
            <text:p>Temps pour deroul volkov2</text:p>
          </table:table-cell>
          <table:table-cell office:value-type="float" office:value="0.0148207" calcext:value-type="float">
            <text:p>0,0148207</text:p>
          </table:table-cell>
          <table:table-cell/>
          <table:table-cell office:value-type="string" calcext:value-type="string">
            <text:p>Temps tukey</text:p>
          </table:table-cell>
          <table:table-cell office:value-type="float" office:value="0.00222542" calcext:value-type="float">
            <text:p>0,00222542</text:p>
          </table:table-cell>
          <table:table-cell/>
          <table:table-cell office:value-type="string" calcext:value-type="string">
            <text:p>Temps charger image</text:p>
          </table:table-cell>
          <table:table-cell office:value-type="float" office:value="0.00258634" calcext:value-type="float">
            <text:p>0,00258634</text:p>
          </table:table-cell>
          <table:table-cell/>
          <table:table-cell office:value-type="string" calcext:value-type="string">
            <text:p>Temps fft r2c</text:p>
          </table:table-cell>
          <table:table-cell office:value-type="float" office:value="0.0108246" calcext:value-type="float">
            <text:p>0,0108246</text:p>
          </table:table-cell>
          <table:table-cell/>
          <table:table-cell office:value-type="string" calcext:value-type="string">
            <text:p>Temps pour sav </text:p>
          </table:table-cell>
          <table:table-cell office:value-type="float" office:value="0.00319079" calcext:value-type="float">
            <text:p>0,00319079</text:p>
          </table:table-cell>
          <table:table-cell/>
          <table:table-cell office:value-type="string" calcext:value-type="string">
            <text:p>Temps pour calcul kvect_shift</text:p>
          </table:table-cell>
          <table:table-cell office:value-type="float" office:value="0.0010751" calcext:value-type="float">
            <text:p>0,0010751</text:p>
          </table:table-cell>
          <table:table-cell/>
          <table:table-cell table:style-name="ce1" office:value-type="string" calcext:value-type="string">
            <text:p>Temps pour deroul volkov3</text:p>
          </table:table-cell>
          <table:table-cell office:value-type="float" office:value="0.0114773" calcext:value-type="float">
            <text:p>0,0114773</text:p>
          </table:table-cell>
        </table:table-row>
        <table:table-row table:style-name="ro1">
          <table:table-cell/>
          <table:table-cell office:value-type="float" office:value="0.0202046" calcext:value-type="float">
            <text:p>0,0202046</text:p>
          </table:table-cell>
          <table:table-cell/>
          <table:table-cell office:value-type="string" calcext:value-type="string">
            <text:p>Temps holo2TF</text:p>
          </table:table-cell>
          <table:table-cell office:value-type="float" office:value="0.0369444" calcext:value-type="float">
            <text:p>0,0369444</text:p>
          </table:table-cell>
          <table:table-cell/>
          <table:table-cell office:value-type="string" calcext:value-type="string">
            <text:p>Temps pour Volkov </text:p>
          </table:table-cell>
          <table:table-cell office:value-type="float" office:value="0.0259656" calcext:value-type="float">
            <text:p>0,0259656</text:p>
          </table:table-cell>
          <table:table-cell table:number-columns-repeated="2"/>
          <table:table-cell office:value-type="string" calcext:value-type="string">
            <text:p>Temps Calc_Uborn2</text:p>
          </table:table-cell>
          <table:table-cell office:value-type="float" office:value="0.000903463" calcext:value-type="float">
            <text:p>0,000903463</text:p>
          </table:table-cell>
          <table:table-cell/>
          <table:table-cell office:value-type="string" calcext:value-type="string">
            <text:p>Temps pour coupe FFT r2c</text:p>
          </table:table-cell>
          <table:table-cell office:value-type="float" office:value="0.000220515" calcext:value-type="float">
            <text:p>0,000220515</text:p>
          </table:table-cell>
          <table:table-cell/>
          <table:table-cell office:value-type="string" calcext:value-type="string">
            <text:p>Temps fftshift</text:p>
          </table:table-cell>
          <table:table-cell office:value-type="float" office:value="0.0037892" calcext:value-type="float">
            <text:p>0,0037892</text:p>
          </table:table-cell>
          <table:table-cell/>
          <table:table-cell office:value-type="string" calcext:value-type="string">
            <text:p>Temps pour deroul volkov2</text:p>
          </table:table-cell>
          <table:table-cell office:value-type="float" office:value="0.0184268" calcext:value-type="float">
            <text:p>0,0184268</text:p>
          </table:table-cell>
          <table:table-cell/>
          <table:table-cell office:value-type="string" calcext:value-type="string">
            <text:p>Temps tukey</text:p>
          </table:table-cell>
          <table:table-cell office:value-type="float" office:value="0.00229103" calcext:value-type="float">
            <text:p>0,00229103</text:p>
          </table:table-cell>
          <table:table-cell/>
          <table:table-cell office:value-type="string" calcext:value-type="string">
            <text:p>Temps charger image</text:p>
          </table:table-cell>
          <table:table-cell office:value-type="float" office:value="0.00262471" calcext:value-type="float">
            <text:p>0,00262471</text:p>
          </table:table-cell>
          <table:table-cell/>
          <table:table-cell office:value-type="string" calcext:value-type="string">
            <text:p>Temps fft r2c</text:p>
          </table:table-cell>
          <table:table-cell office:value-type="float" office:value="0.010835" calcext:value-type="float">
            <text:p>0,010835</text:p>
          </table:table-cell>
          <table:table-cell/>
          <table:table-cell office:value-type="string" calcext:value-type="string">
            <text:p>Temps pour sav </text:p>
          </table:table-cell>
          <table:table-cell office:value-type="float" office:value="0.00315468" calcext:value-type="float">
            <text:p>0,00315468</text:p>
          </table:table-cell>
          <table:table-cell/>
          <table:table-cell office:value-type="string" calcext:value-type="string">
            <text:p>Temps pour calcul kvect_shift</text:p>
          </table:table-cell>
          <table:table-cell office:value-type="float" office:value="0.00106914" calcext:value-type="float">
            <text:p>0,00106914</text:p>
          </table:table-cell>
          <table:table-cell/>
          <table:table-cell table:style-name="ce1" office:value-type="string" calcext:value-type="string">
            <text:p>Temps pour deroul volkov3</text:p>
          </table:table-cell>
          <table:table-cell office:value-type="float" office:value="0.015101" calcext:value-type="float">
            <text:p>0,015101</text:p>
          </table:table-cell>
        </table:table-row>
        <table:table-row table:style-name="ro1">
          <table:table-cell/>
          <table:table-cell office:value-type="float" office:value="0.0194828" calcext:value-type="float">
            <text:p>0,0194828</text:p>
          </table:table-cell>
          <table:table-cell/>
          <table:table-cell office:value-type="string" calcext:value-type="string">
            <text:p>Temps holo2TF</text:p>
          </table:table-cell>
          <table:table-cell office:value-type="float" office:value="0.0356938" calcext:value-type="float">
            <text:p>0,0356938</text:p>
          </table:table-cell>
          <table:table-cell/>
          <table:table-cell office:value-type="string" calcext:value-type="string">
            <text:p>Temps pour Volkov </text:p>
          </table:table-cell>
          <table:table-cell office:value-type="float" office:value="0.0287104" calcext:value-type="float">
            <text:p>0,0287104</text:p>
          </table:table-cell>
          <table:table-cell table:number-columns-repeated="2"/>
          <table:table-cell office:value-type="string" calcext:value-type="string">
            <text:p>Temps Calc_Uborn2</text:p>
          </table:table-cell>
          <table:table-cell office:value-type="float" office:value="0.000880824" calcext:value-type="float">
            <text:p>0,000880824</text:p>
          </table:table-cell>
          <table:table-cell/>
          <table:table-cell office:value-type="string" calcext:value-type="string">
            <text:p>Temps pour coupe FFT r2c</text:p>
          </table:table-cell>
          <table:table-cell office:value-type="float" office:value="0.000177641" calcext:value-type="float">
            <text:p>0,000177641</text:p>
          </table:table-cell>
          <table:table-cell/>
          <table:table-cell office:value-type="string" calcext:value-type="string">
            <text:p>Temps fftshift</text:p>
          </table:table-cell>
          <table:table-cell office:value-type="float" office:value="0.00377462" calcext:value-type="float">
            <text:p>0,00377462</text:p>
          </table:table-cell>
          <table:table-cell/>
          <table:table-cell office:value-type="string" calcext:value-type="string">
            <text:p>Temps pour deroul volkov2</text:p>
          </table:table-cell>
          <table:table-cell office:value-type="float" office:value="0.0156713" calcext:value-type="float">
            <text:p>0,0156713</text:p>
          </table:table-cell>
          <table:table-cell/>
          <table:table-cell office:value-type="string" calcext:value-type="string">
            <text:p>Temps tukey</text:p>
          </table:table-cell>
          <table:table-cell office:value-type="float" office:value="0.0022458" calcext:value-type="float">
            <text:p>0,0022458</text:p>
          </table:table-cell>
          <table:table-cell/>
          <table:table-cell office:value-type="string" calcext:value-type="string">
            <text:p>Temps charger image</text:p>
          </table:table-cell>
          <table:table-cell office:value-type="float" office:value="0.00267089" calcext:value-type="float">
            <text:p>0,00267089</text:p>
          </table:table-cell>
          <table:table-cell/>
          <table:table-cell office:value-type="string" calcext:value-type="string">
            <text:p>Temps fft r2c</text:p>
          </table:table-cell>
          <table:table-cell office:value-type="float" office:value="0.0102661" calcext:value-type="float">
            <text:p>0,0102661</text:p>
          </table:table-cell>
          <table:table-cell/>
          <table:table-cell office:value-type="string" calcext:value-type="string">
            <text:p>Temps pour sav </text:p>
          </table:table-cell>
          <table:table-cell office:value-type="float" office:value="0.0032165" calcext:value-type="float">
            <text:p>0,0032165</text:p>
          </table:table-cell>
          <table:table-cell/>
          <table:table-cell office:value-type="string" calcext:value-type="string">
            <text:p>Temps pour calcul kvect_shift</text:p>
          </table:table-cell>
          <table:table-cell office:value-type="float" office:value="0.00104442" calcext:value-type="float">
            <text:p>0,00104442</text:p>
          </table:table-cell>
          <table:table-cell/>
          <table:table-cell table:style-name="ce1" office:value-type="string" calcext:value-type="string">
            <text:p>Temps pour deroul volkov3</text:p>
          </table:table-cell>
          <table:table-cell office:value-type="float" office:value="0.0120822" calcext:value-type="float">
            <text:p>0,0120822</text:p>
          </table:table-cell>
        </table:table-row>
        <table:table-row table:style-name="ro1">
          <table:table-cell/>
          <table:table-cell office:value-type="float" office:value="0.0176331" calcext:value-type="float">
            <text:p>0,0176331</text:p>
          </table:table-cell>
          <table:table-cell/>
          <table:table-cell office:value-type="string" calcext:value-type="string">
            <text:p>Temps holo2TF</text:p>
          </table:table-cell>
          <table:table-cell office:value-type="float" office:value="0.0367662" calcext:value-type="float">
            <text:p>0,0367662</text:p>
          </table:table-cell>
          <table:table-cell/>
          <table:table-cell office:value-type="string" calcext:value-type="string">
            <text:p>Temps pour Volkov </text:p>
          </table:table-cell>
          <table:table-cell office:value-type="float" office:value="0.0269286" calcext:value-type="float">
            <text:p>0,0269286</text:p>
          </table:table-cell>
          <table:table-cell table:number-columns-repeated="2"/>
          <table:table-cell office:value-type="string" calcext:value-type="string">
            <text:p>Temps Calc_Uborn2</text:p>
          </table:table-cell>
          <table:table-cell office:value-type="float" office:value="0.00114458" calcext:value-type="float">
            <text:p>0,00114458</text:p>
          </table:table-cell>
          <table:table-cell/>
          <table:table-cell office:value-type="string" calcext:value-type="string">
            <text:p>Temps pour coupe FFT r2c</text:p>
          </table:table-cell>
          <table:table-cell office:value-type="float" office:value="0.000189265" calcext:value-type="float">
            <text:p>0,000189265</text:p>
          </table:table-cell>
          <table:table-cell/>
          <table:table-cell office:value-type="string" calcext:value-type="string">
            <text:p>Temps fftshift</text:p>
          </table:table-cell>
          <table:table-cell office:value-type="float" office:value="0.00387385" calcext:value-type="float">
            <text:p>0,00387385</text:p>
          </table:table-cell>
          <table:table-cell/>
          <table:table-cell office:value-type="string" calcext:value-type="string">
            <text:p>Temps pour deroul volkov2</text:p>
          </table:table-cell>
          <table:table-cell office:value-type="float" office:value="0.0197264" calcext:value-type="float">
            <text:p>0,0197264</text:p>
          </table:table-cell>
          <table:table-cell/>
          <table:table-cell office:value-type="string" calcext:value-type="string">
            <text:p>Temps tukey</text:p>
          </table:table-cell>
          <table:table-cell office:value-type="float" office:value="0.00220964" calcext:value-type="float">
            <text:p>0,00220964</text:p>
          </table:table-cell>
          <table:table-cell/>
          <table:table-cell office:value-type="string" calcext:value-type="string">
            <text:p>Temps charger image</text:p>
          </table:table-cell>
          <table:table-cell office:value-type="float" office:value="0.00255749" calcext:value-type="float">
            <text:p>0,00255749</text:p>
          </table:table-cell>
          <table:table-cell/>
          <table:table-cell office:value-type="string" calcext:value-type="string">
            <text:p>Temps fft r2c</text:p>
          </table:table-cell>
          <table:table-cell office:value-type="float" office:value="0.0106575" calcext:value-type="float">
            <text:p>0,0106575</text:p>
          </table:table-cell>
          <table:table-cell/>
          <table:table-cell office:value-type="string" calcext:value-type="string">
            <text:p>Temps pour sav </text:p>
          </table:table-cell>
          <table:table-cell office:value-type="float" office:value="0.00308071" calcext:value-type="float">
            <text:p>0,00308071</text:p>
          </table:table-cell>
          <table:table-cell/>
          <table:table-cell office:value-type="string" calcext:value-type="string">
            <text:p>Temps pour calcul kvect_shift</text:p>
          </table:table-cell>
          <table:table-cell office:value-type="float" office:value="0.00108555" calcext:value-type="float">
            <text:p>0,00108555</text:p>
          </table:table-cell>
          <table:table-cell/>
          <table:table-cell table:style-name="ce1" office:value-type="string" calcext:value-type="string">
            <text:p>Temps pour deroul volkov3</text:p>
          </table:table-cell>
          <table:table-cell office:value-type="float" office:value="0.0138123" calcext:value-type="float">
            <text:p>0,0138123</text:p>
          </table:table-cell>
        </table:table-row>
        <table:table-row table:style-name="ro1">
          <table:table-cell/>
          <table:table-cell office:value-type="float" office:value="0.0179655" calcext:value-type="float">
            <text:p>0,0179655</text:p>
          </table:table-cell>
          <table:table-cell/>
          <table:table-cell office:value-type="string" calcext:value-type="string">
            <text:p>Temps holo2TF</text:p>
          </table:table-cell>
          <table:table-cell office:value-type="float" office:value="0.0397665" calcext:value-type="float">
            <text:p>0,0397665</text:p>
          </table:table-cell>
          <table:table-cell/>
          <table:table-cell office:value-type="string" calcext:value-type="string">
            <text:p>Temps pour Volkov </text:p>
          </table:table-cell>
          <table:table-cell office:value-type="float" office:value="0.0316112" calcext:value-type="float">
            <text:p>0,0316112</text:p>
          </table:table-cell>
          <table:table-cell table:number-columns-repeated="2"/>
          <table:table-cell office:value-type="string" calcext:value-type="string">
            <text:p>Temps Calc_Uborn2</text:p>
          </table:table-cell>
          <table:table-cell office:value-type="float" office:value="0.00300432" calcext:value-type="float">
            <text:p>0,00300432</text:p>
          </table:table-cell>
          <table:table-cell/>
          <table:table-cell office:value-type="string" calcext:value-type="string">
            <text:p>Temps pour coupe FFT r2c</text:p>
          </table:table-cell>
          <table:table-cell office:value-type="float" office:value="0.000233066" calcext:value-type="float">
            <text:p>0,000233066</text:p>
          </table:table-cell>
          <table:table-cell/>
          <table:table-cell office:value-type="string" calcext:value-type="string">
            <text:p>Temps fftshift</text:p>
          </table:table-cell>
          <table:table-cell office:value-type="float" office:value="0.00374387" calcext:value-type="float">
            <text:p>0,00374387</text:p>
          </table:table-cell>
          <table:table-cell/>
          <table:table-cell office:value-type="string" calcext:value-type="string">
            <text:p>Temps pour deroul volkov2</text:p>
          </table:table-cell>
          <table:table-cell office:value-type="float" office:value="0.0154158" calcext:value-type="float">
            <text:p>0,0154158</text:p>
          </table:table-cell>
          <table:table-cell/>
          <table:table-cell office:value-type="string" calcext:value-type="string">
            <text:p>Temps tukey</text:p>
          </table:table-cell>
          <table:table-cell office:value-type="float" office:value="0.0021856" calcext:value-type="float">
            <text:p>0,0021856</text:p>
          </table:table-cell>
          <table:table-cell/>
          <table:table-cell office:value-type="string" calcext:value-type="string">
            <text:p>Temps charger image</text:p>
          </table:table-cell>
          <table:table-cell office:value-type="float" office:value="0.00252292" calcext:value-type="float">
            <text:p>0,00252292</text:p>
          </table:table-cell>
          <table:table-cell/>
          <table:table-cell office:value-type="string" calcext:value-type="string">
            <text:p>Temps fft r2c</text:p>
          </table:table-cell>
          <table:table-cell office:value-type="float" office:value="0.0109829" calcext:value-type="float">
            <text:p>0,0109829</text:p>
          </table:table-cell>
          <table:table-cell/>
          <table:table-cell office:value-type="string" calcext:value-type="string">
            <text:p>Temps pour sav </text:p>
          </table:table-cell>
          <table:table-cell office:value-type="float" office:value="0.00307421" calcext:value-type="float">
            <text:p>0,00307421</text:p>
          </table:table-cell>
          <table:table-cell/>
          <table:table-cell office:value-type="string" calcext:value-type="string">
            <text:p>Temps pour calcul kvect_shift</text:p>
          </table:table-cell>
          <table:table-cell office:value-type="float" office:value="0.00105012" calcext:value-type="float">
            <text:p>0,00105012</text:p>
          </table:table-cell>
          <table:table-cell/>
          <table:table-cell table:style-name="ce1" office:value-type="string" calcext:value-type="string">
            <text:p>Temps pour deroul volkov3</text:p>
          </table:table-cell>
          <table:table-cell office:value-type="float" office:value="0.0118511" calcext:value-type="float">
            <text:p>0,0118511</text:p>
          </table:table-cell>
        </table:table-row>
        <table:table-row table:style-name="ro1">
          <table:table-cell/>
          <table:table-cell office:value-type="float" office:value="0.020699" calcext:value-type="float">
            <text:p>0,020699</text:p>
          </table:table-cell>
          <table:table-cell/>
          <table:table-cell office:value-type="string" calcext:value-type="string">
            <text:p>Temps holo2TF</text:p>
          </table:table-cell>
          <table:table-cell office:value-type="float" office:value="0.0403556" calcext:value-type="float">
            <text:p>0,0403556</text:p>
          </table:table-cell>
          <table:table-cell/>
          <table:table-cell office:value-type="string" calcext:value-type="string">
            <text:p>Temps pour Volkov </text:p>
          </table:table-cell>
          <table:table-cell office:value-type="float" office:value="0.0235517" calcext:value-type="float">
            <text:p>0,0235517</text:p>
          </table:table-cell>
          <table:table-cell table:number-columns-repeated="2"/>
          <table:table-cell office:value-type="string" calcext:value-type="string">
            <text:p>Temps Calc_Uborn2</text:p>
          </table:table-cell>
          <table:table-cell office:value-type="float" office:value="0.000848377" calcext:value-type="float">
            <text:p>0,000848377</text:p>
          </table:table-cell>
          <table:table-cell/>
          <table:table-cell office:value-type="string" calcext:value-type="string">
            <text:p>Temps pour coupe FFT r2c</text:p>
          </table:table-cell>
          <table:table-cell office:value-type="float" office:value="0.000194914" calcext:value-type="float">
            <text:p>0,000194914</text:p>
          </table:table-cell>
          <table:table-cell/>
          <table:table-cell office:value-type="string" calcext:value-type="string">
            <text:p>Temps fftshift</text:p>
          </table:table-cell>
          <table:table-cell office:value-type="float" office:value="0.00389364" calcext:value-type="float">
            <text:p>0,00389364</text:p>
          </table:table-cell>
          <table:table-cell/>
          <table:table-cell office:value-type="string" calcext:value-type="string">
            <text:p>Temps pour deroul volkov2</text:p>
          </table:table-cell>
          <table:table-cell office:value-type="float" office:value="0.0158422" calcext:value-type="float">
            <text:p>0,0158422</text:p>
          </table:table-cell>
          <table:table-cell/>
          <table:table-cell office:value-type="string" calcext:value-type="string">
            <text:p>Temps tukey</text:p>
          </table:table-cell>
          <table:table-cell office:value-type="float" office:value="0.00227422" calcext:value-type="float">
            <text:p>0,00227422</text:p>
          </table:table-cell>
          <table:table-cell/>
          <table:table-cell office:value-type="string" calcext:value-type="string">
            <text:p>Temps charger image</text:p>
          </table:table-cell>
          <table:table-cell office:value-type="float" office:value="0.00265306" calcext:value-type="float">
            <text:p>0,00265306</text:p>
          </table:table-cell>
          <table:table-cell/>
          <table:table-cell office:value-type="string" calcext:value-type="string">
            <text:p>Temps fft r2c</text:p>
          </table:table-cell>
          <table:table-cell office:value-type="float" office:value="0.00968761" calcext:value-type="float">
            <text:p>0,00968761</text:p>
          </table:table-cell>
          <table:table-cell/>
          <table:table-cell office:value-type="string" calcext:value-type="string">
            <text:p>Temps pour sav </text:p>
          </table:table-cell>
          <table:table-cell office:value-type="float" office:value="0.00307046" calcext:value-type="float">
            <text:p>0,00307046</text:p>
          </table:table-cell>
          <table:table-cell/>
          <table:table-cell office:value-type="string" calcext:value-type="string">
            <text:p>Temps pour calcul kvect_shift</text:p>
          </table:table-cell>
          <table:table-cell office:value-type="float" office:value="0.00108567" calcext:value-type="float">
            <text:p>0,00108567</text:p>
          </table:table-cell>
          <table:table-cell/>
          <table:table-cell table:style-name="ce1" office:value-type="string" calcext:value-type="string">
            <text:p>Temps pour deroul volkov3</text:p>
          </table:table-cell>
          <table:table-cell office:value-type="float" office:value="0.0118666" calcext:value-type="float">
            <text:p>0,0118666</text:p>
          </table:table-cell>
        </table:table-row>
        <table:table-row table:style-name="ro1">
          <table:table-cell/>
          <table:table-cell office:value-type="float" office:value="0.0251272" calcext:value-type="float">
            <text:p>0,0251272</text:p>
          </table:table-cell>
          <table:table-cell/>
          <table:table-cell office:value-type="string" calcext:value-type="string">
            <text:p>Temps holo2TF</text:p>
          </table:table-cell>
          <table:table-cell office:value-type="float" office:value="0.0395076" calcext:value-type="float">
            <text:p>0,0395076</text:p>
          </table:table-cell>
          <table:table-cell/>
          <table:table-cell office:value-type="string" calcext:value-type="string">
            <text:p>Temps pour Volkov </text:p>
          </table:table-cell>
          <table:table-cell office:value-type="float" office:value="0.0205257" calcext:value-type="float">
            <text:p>0,0205257</text:p>
          </table:table-cell>
          <table:table-cell table:number-columns-repeated="2"/>
          <table:table-cell office:value-type="string" calcext:value-type="string">
            <text:p>Temps Calc_Uborn2</text:p>
          </table:table-cell>
          <table:table-cell office:value-type="float" office:value="0.00181194" calcext:value-type="float">
            <text:p>0,00181194</text:p>
          </table:table-cell>
          <table:table-cell/>
          <table:table-cell office:value-type="string" calcext:value-type="string">
            <text:p>Temps pour coupe FFT r2c</text:p>
          </table:table-cell>
          <table:table-cell office:value-type="float" office:value="0.0001768" calcext:value-type="float">
            <text:p>0,0001768</text:p>
          </table:table-cell>
          <table:table-cell/>
          <table:table-cell office:value-type="string" calcext:value-type="string">
            <text:p>Temps fftshift</text:p>
          </table:table-cell>
          <table:table-cell office:value-type="float" office:value="0.00377516" calcext:value-type="float">
            <text:p>0,00377516</text:p>
          </table:table-cell>
          <table:table-cell/>
          <table:table-cell office:value-type="string" calcext:value-type="string">
            <text:p>Temps pour deroul volkov2</text:p>
          </table:table-cell>
          <table:table-cell office:value-type="float" office:value="0.0178568" calcext:value-type="float">
            <text:p>0,0178568</text:p>
          </table:table-cell>
          <table:table-cell/>
          <table:table-cell office:value-type="string" calcext:value-type="string">
            <text:p>Temps tukey</text:p>
          </table:table-cell>
          <table:table-cell office:value-type="float" office:value="0.0024781" calcext:value-type="float">
            <text:p>0,0024781</text:p>
          </table:table-cell>
          <table:table-cell/>
          <table:table-cell office:value-type="string" calcext:value-type="string">
            <text:p>Temps charger image</text:p>
          </table:table-cell>
          <table:table-cell office:value-type="float" office:value="0.00253891" calcext:value-type="float">
            <text:p>0,00253891</text:p>
          </table:table-cell>
          <table:table-cell/>
          <table:table-cell office:value-type="string" calcext:value-type="string">
            <text:p>Temps fft r2c</text:p>
          </table:table-cell>
          <table:table-cell office:value-type="float" office:value="0.0100027" calcext:value-type="float">
            <text:p>0,0100027</text:p>
          </table:table-cell>
          <table:table-cell/>
          <table:table-cell office:value-type="string" calcext:value-type="string">
            <text:p>Temps pour sav </text:p>
          </table:table-cell>
          <table:table-cell office:value-type="float" office:value="0.00318925" calcext:value-type="float">
            <text:p>0,00318925</text:p>
          </table:table-cell>
          <table:table-cell/>
          <table:table-cell office:value-type="string" calcext:value-type="string">
            <text:p>Temps pour calcul kvect_shift</text:p>
          </table:table-cell>
          <table:table-cell office:value-type="float" office:value="0.00108824" calcext:value-type="float">
            <text:p>0,00108824</text:p>
          </table:table-cell>
          <table:table-cell/>
          <table:table-cell table:style-name="ce1" office:value-type="string" calcext:value-type="string">
            <text:p>Temps pour deroul volkov3</text:p>
          </table:table-cell>
          <table:table-cell office:value-type="float" office:value="0.0118326" calcext:value-type="float">
            <text:p>0,0118326</text:p>
          </table:table-cell>
        </table:table-row>
        <table:table-row table:style-name="ro1">
          <table:table-cell/>
          <table:table-cell office:value-type="float" office:value="0.0183564" calcext:value-type="float">
            <text:p>0,0183564</text:p>
          </table:table-cell>
          <table:table-cell/>
          <table:table-cell office:value-type="string" calcext:value-type="string">
            <text:p>Temps holo2TF</text:p>
          </table:table-cell>
          <table:table-cell office:value-type="float" office:value="0.0350469" calcext:value-type="float">
            <text:p>0,0350469</text:p>
          </table:table-cell>
          <table:table-cell/>
          <table:table-cell office:value-type="string" calcext:value-type="string">
            <text:p>Temps pour Volkov </text:p>
          </table:table-cell>
          <table:table-cell office:value-type="float" office:value="0.0197951" calcext:value-type="float">
            <text:p>0,0197951</text:p>
          </table:table-cell>
          <table:table-cell table:number-columns-repeated="2"/>
          <table:table-cell office:value-type="string" calcext:value-type="string">
            <text:p>Temps Calc_Uborn2</text:p>
          </table:table-cell>
          <table:table-cell office:value-type="float" office:value="0.00129634" calcext:value-type="float">
            <text:p>0,00129634</text:p>
          </table:table-cell>
          <table:table-cell/>
          <table:table-cell office:value-type="string" calcext:value-type="string">
            <text:p>Temps pour coupe FFT r2c</text:p>
          </table:table-cell>
          <table:table-cell office:value-type="float" office:value="0.000191983" calcext:value-type="float">
            <text:p>0,000191983</text:p>
          </table:table-cell>
          <table:table-cell/>
          <table:table-cell office:value-type="string" calcext:value-type="string">
            <text:p>Temps fftshift</text:p>
          </table:table-cell>
          <table:table-cell office:value-type="float" office:value="0.00384075" calcext:value-type="float">
            <text:p>0,00384075</text:p>
          </table:table-cell>
          <table:table-cell/>
          <table:table-cell office:value-type="string" calcext:value-type="string">
            <text:p>Temps pour deroul volkov2</text:p>
          </table:table-cell>
          <table:table-cell office:value-type="float" office:value="0.0155812" calcext:value-type="float">
            <text:p>0,0155812</text:p>
          </table:table-cell>
          <table:table-cell/>
          <table:table-cell office:value-type="string" calcext:value-type="string">
            <text:p>Temps tukey</text:p>
          </table:table-cell>
          <table:table-cell office:value-type="float" office:value="0.00221367" calcext:value-type="float">
            <text:p>0,00221367</text:p>
          </table:table-cell>
          <table:table-cell/>
          <table:table-cell office:value-type="string" calcext:value-type="string">
            <text:p>Temps charger image</text:p>
          </table:table-cell>
          <table:table-cell office:value-type="float" office:value="0.00251479" calcext:value-type="float">
            <text:p>0,00251479</text:p>
          </table:table-cell>
          <table:table-cell/>
          <table:table-cell office:value-type="string" calcext:value-type="string">
            <text:p>Temps fft r2c</text:p>
          </table:table-cell>
          <table:table-cell office:value-type="float" office:value="0.0112414" calcext:value-type="float">
            <text:p>0,0112414</text:p>
          </table:table-cell>
          <table:table-cell/>
          <table:table-cell office:value-type="string" calcext:value-type="string">
            <text:p>Temps pour sav </text:p>
          </table:table-cell>
          <table:table-cell office:value-type="float" office:value="0.00314795" calcext:value-type="float">
            <text:p>0,00314795</text:p>
          </table:table-cell>
          <table:table-cell/>
          <table:table-cell office:value-type="string" calcext:value-type="string">
            <text:p>Temps pour calcul kvect_shift</text:p>
          </table:table-cell>
          <table:table-cell office:value-type="float" office:value="0.00148657" calcext:value-type="float">
            <text:p>0,00148657</text:p>
          </table:table-cell>
          <table:table-cell/>
          <table:table-cell table:style-name="ce1" office:value-type="string" calcext:value-type="string">
            <text:p>Temps pour deroul volkov3</text:p>
          </table:table-cell>
          <table:table-cell office:value-type="float" office:value="0.0117839" calcext:value-type="float">
            <text:p>0,0117839</text:p>
          </table:table-cell>
        </table:table-row>
        <table:table-row table:style-name="ro1">
          <table:table-cell/>
          <table:table-cell office:value-type="float" office:value="0.0181038" calcext:value-type="float">
            <text:p>0,0181038</text:p>
          </table:table-cell>
          <table:table-cell/>
          <table:table-cell office:value-type="string" calcext:value-type="string">
            <text:p>Temps holo2TF</text:p>
          </table:table-cell>
          <table:table-cell office:value-type="float" office:value="0.0362803" calcext:value-type="float">
            <text:p>0,0362803</text:p>
          </table:table-cell>
          <table:table-cell/>
          <table:table-cell office:value-type="string" calcext:value-type="string">
            <text:p>Temps pour Volkov </text:p>
          </table:table-cell>
          <table:table-cell office:value-type="float" office:value="0.0190612" calcext:value-type="float">
            <text:p>0,0190612</text:p>
          </table:table-cell>
          <table:table-cell table:number-columns-repeated="2"/>
          <table:table-cell office:value-type="string" calcext:value-type="string">
            <text:p>Temps Calc_Uborn2</text:p>
          </table:table-cell>
          <table:table-cell office:value-type="float" office:value="0.00212798" calcext:value-type="float">
            <text:p>0,00212798</text:p>
          </table:table-cell>
          <table:table-cell/>
          <table:table-cell office:value-type="string" calcext:value-type="string">
            <text:p>Temps pour coupe FFT r2c</text:p>
          </table:table-cell>
          <table:table-cell office:value-type="float" office:value="0.000196383" calcext:value-type="float">
            <text:p>0,000196383</text:p>
          </table:table-cell>
          <table:table-cell/>
          <table:table-cell office:value-type="string" calcext:value-type="string">
            <text:p>Temps fftshift</text:p>
          </table:table-cell>
          <table:table-cell office:value-type="float" office:value="0.00379795" calcext:value-type="float">
            <text:p>0,00379795</text:p>
          </table:table-cell>
          <table:table-cell/>
          <table:table-cell office:value-type="string" calcext:value-type="string">
            <text:p>Temps pour deroul volkov2</text:p>
          </table:table-cell>
          <table:table-cell office:value-type="float" office:value="0.0189536" calcext:value-type="float">
            <text:p>0,0189536</text:p>
          </table:table-cell>
          <table:table-cell/>
          <table:table-cell office:value-type="string" calcext:value-type="string">
            <text:p>Temps tukey</text:p>
          </table:table-cell>
          <table:table-cell office:value-type="float" office:value="0.00224098" calcext:value-type="float">
            <text:p>0,00224098</text:p>
          </table:table-cell>
          <table:table-cell/>
          <table:table-cell office:value-type="string" calcext:value-type="string">
            <text:p>Temps charger image</text:p>
          </table:table-cell>
          <table:table-cell office:value-type="float" office:value="0.00251389" calcext:value-type="float">
            <text:p>0,00251389</text:p>
          </table:table-cell>
          <table:table-cell/>
          <table:table-cell office:value-type="string" calcext:value-type="string">
            <text:p>Temps fft r2c</text:p>
          </table:table-cell>
          <table:table-cell office:value-type="float" office:value="0.0106629" calcext:value-type="float">
            <text:p>0,0106629</text:p>
          </table:table-cell>
          <table:table-cell/>
          <table:table-cell office:value-type="string" calcext:value-type="string">
            <text:p>Temps pour sav </text:p>
          </table:table-cell>
          <table:table-cell office:value-type="float" office:value="0.00313471" calcext:value-type="float">
            <text:p>0,00313471</text:p>
          </table:table-cell>
          <table:table-cell/>
          <table:table-cell office:value-type="string" calcext:value-type="string">
            <text:p>Temps pour calcul kvect_shift</text:p>
          </table:table-cell>
          <table:table-cell office:value-type="float" office:value="0.0010729" calcext:value-type="float">
            <text:p>0,0010729</text:p>
          </table:table-cell>
          <table:table-cell/>
          <table:table-cell table:style-name="ce1" office:value-type="string" calcext:value-type="string">
            <text:p>Temps pour deroul volkov3</text:p>
          </table:table-cell>
          <table:table-cell office:value-type="float" office:value="0.0116297" calcext:value-type="float">
            <text:p>0,0116297</text:p>
          </table:table-cell>
        </table:table-row>
        <table:table-row table:style-name="ro1">
          <table:table-cell/>
          <table:table-cell office:value-type="float" office:value="0.0173351" calcext:value-type="float">
            <text:p>0,0173351</text:p>
          </table:table-cell>
          <table:table-cell/>
          <table:table-cell office:value-type="string" calcext:value-type="string">
            <text:p>Temps holo2TF</text:p>
          </table:table-cell>
          <table:table-cell office:value-type="float" office:value="0.0384092" calcext:value-type="float">
            <text:p>0,0384092</text:p>
          </table:table-cell>
          <table:table-cell/>
          <table:table-cell office:value-type="string" calcext:value-type="string">
            <text:p>Temps pour Volkov </text:p>
          </table:table-cell>
          <table:table-cell office:value-type="float" office:value="0.019309" calcext:value-type="float">
            <text:p>0,019309</text:p>
          </table:table-cell>
          <table:table-cell table:number-columns-repeated="2"/>
          <table:table-cell office:value-type="string" calcext:value-type="string">
            <text:p>Temps Calc_Uborn2</text:p>
          </table:table-cell>
          <table:table-cell office:value-type="float" office:value="0.00138867" calcext:value-type="float">
            <text:p>0,00138867</text:p>
          </table:table-cell>
          <table:table-cell/>
          <table:table-cell office:value-type="string" calcext:value-type="string">
            <text:p>Temps pour coupe FFT r2c</text:p>
          </table:table-cell>
          <table:table-cell office:value-type="float" office:value="0.000175174" calcext:value-type="float">
            <text:p>0,000175174</text:p>
          </table:table-cell>
          <table:table-cell/>
          <table:table-cell office:value-type="string" calcext:value-type="string">
            <text:p>Temps fftshift</text:p>
          </table:table-cell>
          <table:table-cell office:value-type="float" office:value="0.00381334" calcext:value-type="float">
            <text:p>0,00381334</text:p>
          </table:table-cell>
          <table:table-cell/>
          <table:table-cell office:value-type="string" calcext:value-type="string">
            <text:p>Temps pour deroul volkov2</text:p>
          </table:table-cell>
          <table:table-cell office:value-type="float" office:value="0.0153651" calcext:value-type="float">
            <text:p>0,0153651</text:p>
          </table:table-cell>
          <table:table-cell/>
          <table:table-cell office:value-type="string" calcext:value-type="string">
            <text:p>Temps tukey</text:p>
          </table:table-cell>
          <table:table-cell office:value-type="float" office:value="0.00224806" calcext:value-type="float">
            <text:p>0,00224806</text:p>
          </table:table-cell>
          <table:table-cell/>
          <table:table-cell office:value-type="string" calcext:value-type="string">
            <text:p>Temps charger image</text:p>
          </table:table-cell>
          <table:table-cell office:value-type="float" office:value="0.0025755" calcext:value-type="float">
            <text:p>0,0025755</text:p>
          </table:table-cell>
          <table:table-cell/>
          <table:table-cell office:value-type="string" calcext:value-type="string">
            <text:p>Temps fft r2c</text:p>
          </table:table-cell>
          <table:table-cell office:value-type="float" office:value="0.0102242" calcext:value-type="float">
            <text:p>0,0102242</text:p>
          </table:table-cell>
          <table:table-cell/>
          <table:table-cell office:value-type="string" calcext:value-type="string">
            <text:p>Temps pour sav </text:p>
          </table:table-cell>
          <table:table-cell office:value-type="float" office:value="0.00432864" calcext:value-type="float">
            <text:p>0,00432864</text:p>
          </table:table-cell>
          <table:table-cell/>
          <table:table-cell office:value-type="string" calcext:value-type="string">
            <text:p>Temps pour calcul kvect_shift</text:p>
          </table:table-cell>
          <table:table-cell office:value-type="float" office:value="0.00107295" calcext:value-type="float">
            <text:p>0,00107295</text:p>
          </table:table-cell>
          <table:table-cell/>
          <table:table-cell table:style-name="ce1" office:value-type="string" calcext:value-type="string">
            <text:p>Temps pour deroul volkov3</text:p>
          </table:table-cell>
          <table:table-cell office:value-type="float" office:value="0.0123851" calcext:value-type="float">
            <text:p>0,0123851</text:p>
          </table:table-cell>
        </table:table-row>
        <table:table-row table:style-name="ro1">
          <table:table-cell/>
          <table:table-cell office:value-type="float" office:value="0.0174307" calcext:value-type="float">
            <text:p>0,0174307</text:p>
          </table:table-cell>
          <table:table-cell/>
          <table:table-cell office:value-type="string" calcext:value-type="string">
            <text:p>Temps holo2TF</text:p>
          </table:table-cell>
          <table:table-cell office:value-type="float" office:value="0.0366281" calcext:value-type="float">
            <text:p>0,0366281</text:p>
          </table:table-cell>
          <table:table-cell/>
          <table:table-cell office:value-type="string" calcext:value-type="string">
            <text:p>Temps pour Volkov </text:p>
          </table:table-cell>
          <table:table-cell office:value-type="float" office:value="0.0235202" calcext:value-type="float">
            <text:p>0,0235202</text:p>
          </table:table-cell>
          <table:table-cell table:number-columns-repeated="2"/>
          <table:table-cell office:value-type="string" calcext:value-type="string">
            <text:p>Temps Calc_Uborn2</text:p>
          </table:table-cell>
          <table:table-cell office:value-type="float" office:value="0.000966331" calcext:value-type="float">
            <text:p>0,000966331</text:p>
          </table:table-cell>
          <table:table-cell/>
          <table:table-cell office:value-type="string" calcext:value-type="string">
            <text:p>Temps pour coupe FFT r2c</text:p>
          </table:table-cell>
          <table:table-cell office:value-type="float" office:value="0.000178539" calcext:value-type="float">
            <text:p>0,000178539</text:p>
          </table:table-cell>
          <table:table-cell/>
          <table:table-cell office:value-type="string" calcext:value-type="string">
            <text:p>Temps fftshift</text:p>
          </table:table-cell>
          <table:table-cell office:value-type="float" office:value="0.00376338" calcext:value-type="float">
            <text:p>0,00376338</text:p>
          </table:table-cell>
          <table:table-cell/>
          <table:table-cell office:value-type="string" calcext:value-type="string">
            <text:p>Temps pour deroul volkov2</text:p>
          </table:table-cell>
          <table:table-cell office:value-type="float" office:value="0.0155271" calcext:value-type="float">
            <text:p>0,0155271</text:p>
          </table:table-cell>
          <table:table-cell/>
          <table:table-cell office:value-type="string" calcext:value-type="string">
            <text:p>Temps tukey</text:p>
          </table:table-cell>
          <table:table-cell office:value-type="float" office:value="0.0024308" calcext:value-type="float">
            <text:p>0,0024308</text:p>
          </table:table-cell>
          <table:table-cell/>
          <table:table-cell office:value-type="string" calcext:value-type="string">
            <text:p>Temps charger image</text:p>
          </table:table-cell>
          <table:table-cell office:value-type="float" office:value="0.00253228" calcext:value-type="float">
            <text:p>0,00253228</text:p>
          </table:table-cell>
          <table:table-cell/>
          <table:table-cell office:value-type="string" calcext:value-type="string">
            <text:p>Temps fft r2c</text:p>
          </table:table-cell>
          <table:table-cell office:value-type="float" office:value="0.00995103" calcext:value-type="float">
            <text:p>0,00995103</text:p>
          </table:table-cell>
          <table:table-cell/>
          <table:table-cell office:value-type="string" calcext:value-type="string">
            <text:p>Temps pour sav </text:p>
          </table:table-cell>
          <table:table-cell office:value-type="float" office:value="0.00486183" calcext:value-type="float">
            <text:p>0,00486183</text:p>
          </table:table-cell>
          <table:table-cell/>
          <table:table-cell office:value-type="string" calcext:value-type="string">
            <text:p>Temps pour calcul kvect_shift</text:p>
          </table:table-cell>
          <table:table-cell office:value-type="float" office:value="0.00105695" calcext:value-type="float">
            <text:p>0,00105695</text:p>
          </table:table-cell>
          <table:table-cell/>
          <table:table-cell table:style-name="ce1" office:value-type="string" calcext:value-type="string">
            <text:p>Temps pour deroul volkov3</text:p>
          </table:table-cell>
          <table:table-cell office:value-type="float" office:value="0.0122375" calcext:value-type="float">
            <text:p>0,0122375</text:p>
          </table:table-cell>
        </table:table-row>
        <table:table-row table:style-name="ro1">
          <table:table-cell/>
          <table:table-cell office:value-type="float" office:value="0.0184256" calcext:value-type="float">
            <text:p>0,0184256</text:p>
          </table:table-cell>
          <table:table-cell/>
          <table:table-cell office:value-type="string" calcext:value-type="string">
            <text:p>Temps holo2TF</text:p>
          </table:table-cell>
          <table:table-cell office:value-type="float" office:value="0.0356821" calcext:value-type="float">
            <text:p>0,0356821</text:p>
          </table:table-cell>
          <table:table-cell/>
          <table:table-cell office:value-type="string" calcext:value-type="string">
            <text:p>Temps pour Volkov </text:p>
          </table:table-cell>
          <table:table-cell office:value-type="float" office:value="0.021452" calcext:value-type="float">
            <text:p>0,021452</text:p>
          </table:table-cell>
          <table:table-cell table:number-columns-repeated="2"/>
          <table:table-cell office:value-type="string" calcext:value-type="string">
            <text:p>Temps Calc_Uborn2</text:p>
          </table:table-cell>
          <table:table-cell office:value-type="float" office:value="0.00108947" calcext:value-type="float">
            <text:p>0,00108947</text:p>
          </table:table-cell>
          <table:table-cell/>
          <table:table-cell office:value-type="string" calcext:value-type="string">
            <text:p>Temps pour coupe FFT r2c</text:p>
          </table:table-cell>
          <table:table-cell office:value-type="float" office:value="0.000189971" calcext:value-type="float">
            <text:p>0,000189971</text:p>
          </table:table-cell>
          <table:table-cell/>
          <table:table-cell office:value-type="string" calcext:value-type="string">
            <text:p>Temps fftshift</text:p>
          </table:table-cell>
          <table:table-cell office:value-type="float" office:value="0.00377953" calcext:value-type="float">
            <text:p>0,00377953</text:p>
          </table:table-cell>
          <table:table-cell/>
          <table:table-cell office:value-type="string" calcext:value-type="string">
            <text:p>Temps pour deroul volkov2</text:p>
          </table:table-cell>
          <table:table-cell office:value-type="float" office:value="0.0187936" calcext:value-type="float">
            <text:p>0,0187936</text:p>
          </table:table-cell>
          <table:table-cell/>
          <table:table-cell office:value-type="string" calcext:value-type="string">
            <text:p>Temps tukey</text:p>
          </table:table-cell>
          <table:table-cell office:value-type="float" office:value="0.00219374" calcext:value-type="float">
            <text:p>0,00219374</text:p>
          </table:table-cell>
          <table:table-cell/>
          <table:table-cell office:value-type="string" calcext:value-type="string">
            <text:p>Temps charger image</text:p>
          </table:table-cell>
          <table:table-cell office:value-type="float" office:value="0.0024764" calcext:value-type="float">
            <text:p>0,0024764</text:p>
          </table:table-cell>
          <table:table-cell/>
          <table:table-cell office:value-type="string" calcext:value-type="string">
            <text:p>Temps fft r2c</text:p>
          </table:table-cell>
          <table:table-cell office:value-type="float" office:value="0.00986505" calcext:value-type="float">
            <text:p>0,00986505</text:p>
          </table:table-cell>
          <table:table-cell/>
          <table:table-cell office:value-type="string" calcext:value-type="string">
            <text:p>Temps pour sav </text:p>
          </table:table-cell>
          <table:table-cell office:value-type="float" office:value="0.0032007" calcext:value-type="float">
            <text:p>0,0032007</text:p>
          </table:table-cell>
          <table:table-cell/>
          <table:table-cell office:value-type="string" calcext:value-type="string">
            <text:p>Temps pour calcul kvect_shift</text:p>
          </table:table-cell>
          <table:table-cell office:value-type="float" office:value="0.00133338" calcext:value-type="float">
            <text:p>0,00133338</text:p>
          </table:table-cell>
          <table:table-cell/>
          <table:table-cell table:style-name="ce1" office:value-type="string" calcext:value-type="string">
            <text:p>Temps pour deroul volkov3</text:p>
          </table:table-cell>
          <table:table-cell office:value-type="float" office:value="0.0122907" calcext:value-type="float">
            <text:p>0,0122907</text:p>
          </table:table-cell>
        </table:table-row>
        <table:table-row table:style-name="ro1">
          <table:table-cell/>
          <table:table-cell office:value-type="float" office:value="0.0181741" calcext:value-type="float">
            <text:p>0,0181741</text:p>
          </table:table-cell>
          <table:table-cell/>
          <table:table-cell office:value-type="string" calcext:value-type="string">
            <text:p>Temps holo2TF</text:p>
          </table:table-cell>
          <table:table-cell office:value-type="float" office:value="0.0366344" calcext:value-type="float">
            <text:p>0,0366344</text:p>
          </table:table-cell>
          <table:table-cell/>
          <table:table-cell office:value-type="string" calcext:value-type="string">
            <text:p>Temps pour Volkov </text:p>
          </table:table-cell>
          <table:table-cell office:value-type="float" office:value="0.0233462" calcext:value-type="float">
            <text:p>0,0233462</text:p>
          </table:table-cell>
          <table:table-cell table:number-columns-repeated="2"/>
          <table:table-cell office:value-type="string" calcext:value-type="string">
            <text:p>Temps Calc_Uborn2</text:p>
          </table:table-cell>
          <table:table-cell office:value-type="float" office:value="0.0010967" calcext:value-type="float">
            <text:p>0,0010967</text:p>
          </table:table-cell>
          <table:table-cell/>
          <table:table-cell office:value-type="string" calcext:value-type="string">
            <text:p>Temps pour coupe FFT r2c</text:p>
          </table:table-cell>
          <table:table-cell office:value-type="float" office:value="0.0001939" calcext:value-type="float">
            <text:p>0,0001939</text:p>
          </table:table-cell>
          <table:table-cell/>
          <table:table-cell office:value-type="string" calcext:value-type="string">
            <text:p>Temps fftshift</text:p>
          </table:table-cell>
          <table:table-cell office:value-type="float" office:value="0.00403609" calcext:value-type="float">
            <text:p>0,00403609</text:p>
          </table:table-cell>
          <table:table-cell/>
          <table:table-cell office:value-type="string" calcext:value-type="string">
            <text:p>Temps pour deroul volkov2</text:p>
          </table:table-cell>
          <table:table-cell office:value-type="float" office:value="0.0150878" calcext:value-type="float">
            <text:p>0,0150878</text:p>
          </table:table-cell>
          <table:table-cell/>
          <table:table-cell office:value-type="string" calcext:value-type="string">
            <text:p>Temps tukey</text:p>
          </table:table-cell>
          <table:table-cell office:value-type="float" office:value="0.00245269" calcext:value-type="float">
            <text:p>0,00245269</text:p>
          </table:table-cell>
          <table:table-cell table:number-columns-repeated="4"/>
          <table:table-cell office:value-type="string" calcext:value-type="string">
            <text:p>Temps fft r2c</text:p>
          </table:table-cell>
          <table:table-cell office:value-type="float" office:value="0.0100012" calcext:value-type="float">
            <text:p>0,0100012</text:p>
          </table:table-cell>
          <table:table-cell/>
          <table:table-cell office:value-type="string" calcext:value-type="string">
            <text:p>Temps pour sav </text:p>
          </table:table-cell>
          <table:table-cell office:value-type="float" office:value="0.00311309" calcext:value-type="float">
            <text:p>0,00311309</text:p>
          </table:table-cell>
          <table:table-cell/>
          <table:table-cell office:value-type="string" calcext:value-type="string">
            <text:p>Temps pour calcul kvect_shift</text:p>
          </table:table-cell>
          <table:table-cell office:value-type="float" office:value="0.00107506" calcext:value-type="float">
            <text:p>0,00107506</text:p>
          </table:table-cell>
          <table:table-cell/>
          <table:table-cell table:style-name="ce1" office:value-type="string" calcext:value-type="string">
            <text:p>Temps pour deroul volkov3</text:p>
          </table:table-cell>
          <table:table-cell office:value-type="float" office:value="0.0116465" calcext:value-type="float">
            <text:p>0,0116465</text:p>
          </table:table-cell>
        </table:table-row>
        <table:table-row table:style-name="ro1">
          <table:table-cell/>
          <table:table-cell office:value-type="float" office:value="0.0191391" calcext:value-type="float">
            <text:p>0,0191391</text:p>
          </table:table-cell>
          <table:table-cell/>
          <table:table-cell office:value-type="string" calcext:value-type="string">
            <text:p>Temps holo2TF</text:p>
          </table:table-cell>
          <table:table-cell office:value-type="float" office:value="0.0374385" calcext:value-type="float">
            <text:p>0,0374385</text:p>
          </table:table-cell>
          <table:table-cell/>
          <table:table-cell office:value-type="string" calcext:value-type="string">
            <text:p>Temps pour Volkov </text:p>
          </table:table-cell>
          <table:table-cell office:value-type="float" office:value="0.019242" calcext:value-type="float">
            <text:p>0,019242</text:p>
          </table:table-cell>
          <table:table-cell table:number-columns-repeated="2"/>
          <table:table-cell office:value-type="string" calcext:value-type="string">
            <text:p>Temps Calc_Uborn2</text:p>
          </table:table-cell>
          <table:table-cell office:value-type="float" office:value="0.00130725" calcext:value-type="float">
            <text:p>0,00130725</text:p>
          </table:table-cell>
          <table:table-cell/>
          <table:table-cell office:value-type="string" calcext:value-type="string">
            <text:p>Temps pour coupe FFT r2c</text:p>
          </table:table-cell>
          <table:table-cell office:value-type="float" office:value="0.000211352" calcext:value-type="float">
            <text:p>0,000211352</text:p>
          </table:table-cell>
          <table:table-cell/>
          <table:table-cell office:value-type="string" calcext:value-type="string">
            <text:p>Temps fftshift</text:p>
          </table:table-cell>
          <table:table-cell office:value-type="float" office:value="0.00384852" calcext:value-type="float">
            <text:p>0,00384852</text:p>
          </table:table-cell>
          <table:table-cell/>
          <table:table-cell office:value-type="string" calcext:value-type="string">
            <text:p>Temps pour deroul volkov2</text:p>
          </table:table-cell>
          <table:table-cell office:value-type="float" office:value="0.0162825" calcext:value-type="float">
            <text:p>0,0162825</text:p>
          </table:table-cell>
          <table:table-cell/>
          <table:table-cell office:value-type="string" calcext:value-type="string">
            <text:p>Temps tukey</text:p>
          </table:table-cell>
          <table:table-cell office:value-type="float" office:value="0.00222196" calcext:value-type="float">
            <text:p>0,00222196</text:p>
          </table:table-cell>
          <table:table-cell table:number-columns-repeated="2"/>
          <table:table-cell table:formula="of:=SUM([.AA1:.AA20])/20" office:value-type="float" office:value="0.002558038" calcext:value-type="float">
            <text:p>0,002558038</text:p>
          </table:table-cell>
          <table:table-cell/>
          <table:table-cell office:value-type="string" calcext:value-type="string">
            <text:p>Temps fft r2c</text:p>
          </table:table-cell>
          <table:table-cell office:value-type="float" office:value="0.0100915" calcext:value-type="float">
            <text:p>0,0100915</text:p>
          </table:table-cell>
          <table:table-cell/>
          <table:table-cell office:value-type="string" calcext:value-type="string">
            <text:p>Temps pour sav </text:p>
          </table:table-cell>
          <table:table-cell office:value-type="float" office:value="0.00313467" calcext:value-type="float">
            <text:p>0,00313467</text:p>
          </table:table-cell>
          <table:table-cell/>
          <table:table-cell office:value-type="string" calcext:value-type="string">
            <text:p>Temps pour calcul kvect_shift</text:p>
          </table:table-cell>
          <table:table-cell office:value-type="float" office:value="0.00143241" calcext:value-type="float">
            <text:p>0,00143241</text:p>
          </table:table-cell>
          <table:table-cell/>
          <table:table-cell table:style-name="ce1" office:value-type="string" calcext:value-type="string">
            <text:p>Temps pour deroul volkov3</text:p>
          </table:table-cell>
          <table:table-cell office:value-type="float" office:value="0.0145533" calcext:value-type="float">
            <text:p>0,0145533</text:p>
          </table:table-cell>
        </table:table-row>
        <table:table-row table:style-name="ro1">
          <table:table-cell/>
          <table:table-cell office:value-type="float" office:value="0.0202743" calcext:value-type="float">
            <text:p>0,0202743</text:p>
          </table:table-cell>
          <table:table-cell/>
          <table:table-cell office:value-type="string" calcext:value-type="string">
            <text:p>Temps holo2TF</text:p>
          </table:table-cell>
          <table:table-cell office:value-type="float" office:value="0.0367837" calcext:value-type="float">
            <text:p>0,0367837</text:p>
          </table:table-cell>
          <table:table-cell/>
          <table:table-cell office:value-type="string" calcext:value-type="string">
            <text:p>Temps pour Volkov </text:p>
          </table:table-cell>
          <table:table-cell office:value-type="float" office:value="0.0186689" calcext:value-type="float">
            <text:p>0,0186689</text:p>
          </table:table-cell>
          <table:table-cell table:number-columns-repeated="2"/>
          <table:table-cell office:value-type="string" calcext:value-type="string">
            <text:p>Temps Calc_Uborn2</text:p>
          </table:table-cell>
          <table:table-cell office:value-type="float" office:value="0.000762512" calcext:value-type="float">
            <text:p>0,000762512</text:p>
          </table:table-cell>
          <table:table-cell/>
          <table:table-cell office:value-type="string" calcext:value-type="string">
            <text:p>Temps pour coupe FFT r2c</text:p>
          </table:table-cell>
          <table:table-cell office:value-type="float" office:value="0.000180353" calcext:value-type="float">
            <text:p>0,000180353</text:p>
          </table:table-cell>
          <table:table-cell/>
          <table:table-cell office:value-type="string" calcext:value-type="string">
            <text:p>Temps fftshift</text:p>
          </table:table-cell>
          <table:table-cell office:value-type="float" office:value="0.00379512" calcext:value-type="float">
            <text:p>0,00379512</text:p>
          </table:table-cell>
          <table:table-cell/>
          <table:table-cell office:value-type="string" calcext:value-type="string">
            <text:p>Temps pour deroul volkov2</text:p>
          </table:table-cell>
          <table:table-cell office:value-type="float" office:value="0.0177771" calcext:value-type="float">
            <text:p>0,0177771</text:p>
          </table:table-cell>
          <table:table-cell/>
          <table:table-cell office:value-type="string" calcext:value-type="string">
            <text:p>Temps tukey</text:p>
          </table:table-cell>
          <table:table-cell office:value-type="float" office:value="0.00221272" calcext:value-type="float">
            <text:p>0,00221272</text:p>
          </table:table-cell>
          <table:table-cell table:number-columns-repeated="4"/>
          <table:table-cell office:value-type="string" calcext:value-type="string">
            <text:p>Temps fft r2c</text:p>
          </table:table-cell>
          <table:table-cell office:value-type="float" office:value="0.0124125" calcext:value-type="float">
            <text:p>0,0124125</text:p>
          </table:table-cell>
          <table:table-cell/>
          <table:table-cell office:value-type="string" calcext:value-type="string">
            <text:p>Temps pour sav </text:p>
          </table:table-cell>
          <table:table-cell office:value-type="float" office:value="0.00322815" calcext:value-type="float">
            <text:p>0,00322815</text:p>
          </table:table-cell>
          <table:table-cell/>
          <table:table-cell office:value-type="string" calcext:value-type="string">
            <text:p>Temps pour calcul kvect_shift</text:p>
          </table:table-cell>
          <table:table-cell office:value-type="float" office:value="0.00105216" calcext:value-type="float">
            <text:p>0,00105216</text:p>
          </table:table-cell>
          <table:table-cell/>
          <table:table-cell table:style-name="ce1" office:value-type="string" calcext:value-type="string">
            <text:p>Temps pour deroul volkov3</text:p>
          </table:table-cell>
          <table:table-cell office:value-type="float" office:value="0.0154084" calcext:value-type="float">
            <text:p>0,0154084</text:p>
          </table:table-cell>
        </table:table-row>
        <table:table-row table:style-name="ro1">
          <table:table-cell/>
          <table:table-cell office:value-type="float" office:value="0.0238354" calcext:value-type="float">
            <text:p>0,0238354</text:p>
          </table:table-cell>
          <table:table-cell/>
          <table:table-cell office:value-type="string" calcext:value-type="string">
            <text:p>Temps holo2TF</text:p>
          </table:table-cell>
          <table:table-cell office:value-type="float" office:value="0.0415801" calcext:value-type="float">
            <text:p>0,0415801</text:p>
          </table:table-cell>
          <table:table-cell/>
          <table:table-cell office:value-type="string" calcext:value-type="string">
            <text:p>Temps pour Volkov </text:p>
          </table:table-cell>
          <table:table-cell office:value-type="float" office:value="0.0183077" calcext:value-type="float">
            <text:p>0,0183077</text:p>
          </table:table-cell>
          <table:table-cell table:number-columns-repeated="2"/>
          <table:table-cell office:value-type="string" calcext:value-type="string">
            <text:p>Temps Calc_Uborn2</text:p>
          </table:table-cell>
          <table:table-cell office:value-type="float" office:value="0.000920827" calcext:value-type="float">
            <text:p>0,000920827</text:p>
          </table:table-cell>
          <table:table-cell/>
          <table:table-cell office:value-type="string" calcext:value-type="string">
            <text:p>Temps pour coupe FFT r2c</text:p>
          </table:table-cell>
          <table:table-cell office:value-type="float" office:value="0.000185307" calcext:value-type="float">
            <text:p>0,000185307</text:p>
          </table:table-cell>
          <table:table-cell/>
          <table:table-cell office:value-type="string" calcext:value-type="string">
            <text:p>Temps fftshift</text:p>
          </table:table-cell>
          <table:table-cell office:value-type="float" office:value="0.00380718" calcext:value-type="float">
            <text:p>0,00380718</text:p>
          </table:table-cell>
          <table:table-cell/>
          <table:table-cell office:value-type="string" calcext:value-type="string">
            <text:p>Temps pour deroul volkov2</text:p>
          </table:table-cell>
          <table:table-cell office:value-type="float" office:value="0.0181768" calcext:value-type="float">
            <text:p>0,0181768</text:p>
          </table:table-cell>
          <table:table-cell/>
          <table:table-cell office:value-type="string" calcext:value-type="string">
            <text:p>Temps tukey</text:p>
          </table:table-cell>
          <table:table-cell office:value-type="float" office:value="0.00254507" calcext:value-type="float">
            <text:p>0,00254507</text:p>
          </table:table-cell>
          <table:table-cell table:number-columns-repeated="4"/>
          <table:table-cell office:value-type="string" calcext:value-type="string">
            <text:p>Temps fft r2c</text:p>
          </table:table-cell>
          <table:table-cell office:value-type="float" office:value="0.0100813" calcext:value-type="float">
            <text:p>0,0100813</text:p>
          </table:table-cell>
          <table:table-cell/>
          <table:table-cell office:value-type="string" calcext:value-type="string">
            <text:p>Temps pour sav </text:p>
          </table:table-cell>
          <table:table-cell office:value-type="float" office:value="0.00315387" calcext:value-type="float">
            <text:p>0,00315387</text:p>
          </table:table-cell>
          <table:table-cell/>
          <table:table-cell office:value-type="string" calcext:value-type="string">
            <text:p>Temps pour calcul kvect_shift</text:p>
          </table:table-cell>
          <table:table-cell office:value-type="float" office:value="0.0010847" calcext:value-type="float">
            <text:p>0,0010847</text:p>
          </table:table-cell>
          <table:table-cell/>
          <table:table-cell table:style-name="ce1" office:value-type="string" calcext:value-type="string">
            <text:p>Temps pour deroul volkov3</text:p>
          </table:table-cell>
          <table:table-cell office:value-type="float" office:value="0.0118926" calcext:value-type="float">
            <text:p>0,0118926</text:p>
          </table:table-cell>
        </table:table-row>
        <table:table-row table:style-name="ro1">
          <table:table-cell/>
          <table:table-cell office:value-type="float" office:value="0.0205192" calcext:value-type="float">
            <text:p>0,0205192</text:p>
          </table:table-cell>
          <table:table-cell/>
          <table:table-cell office:value-type="string" calcext:value-type="string">
            <text:p>Temps holo2TF</text:p>
          </table:table-cell>
          <table:table-cell office:value-type="float" office:value="0.0346692" calcext:value-type="float">
            <text:p>0,0346692</text:p>
          </table:table-cell>
          <table:table-cell/>
          <table:table-cell office:value-type="string" calcext:value-type="string">
            <text:p>Temps pour Volkov </text:p>
          </table:table-cell>
          <table:table-cell office:value-type="float" office:value="0.0188613" calcext:value-type="float">
            <text:p>0,0188613</text:p>
          </table:table-cell>
          <table:table-cell table:number-columns-repeated="2"/>
          <table:table-cell office:value-type="string" calcext:value-type="string">
            <text:p>Temps Calc_Uborn2</text:p>
          </table:table-cell>
          <table:table-cell office:value-type="float" office:value="0.00154879" calcext:value-type="float">
            <text:p>0,00154879</text:p>
          </table:table-cell>
          <table:table-cell/>
          <table:table-cell office:value-type="string" calcext:value-type="string">
            <text:p>Temps pour coupe FFT r2c</text:p>
          </table:table-cell>
          <table:table-cell office:value-type="float" office:value="0.000179219" calcext:value-type="float">
            <text:p>0,000179219</text:p>
          </table:table-cell>
          <table:table-cell/>
          <table:table-cell office:value-type="string" calcext:value-type="string">
            <text:p>Temps fftshift</text:p>
          </table:table-cell>
          <table:table-cell office:value-type="float" office:value="0.00392524" calcext:value-type="float">
            <text:p>0,00392524</text:p>
          </table:table-cell>
          <table:table-cell/>
          <table:table-cell office:value-type="string" calcext:value-type="string">
            <text:p>Temps pour deroul volkov2</text:p>
          </table:table-cell>
          <table:table-cell office:value-type="float" office:value="0.0181996" calcext:value-type="float">
            <text:p>0,0181996</text:p>
          </table:table-cell>
          <table:table-cell/>
          <table:table-cell office:value-type="string" calcext:value-type="string">
            <text:p>Temps tukey</text:p>
          </table:table-cell>
          <table:table-cell office:value-type="float" office:value="0.00222579" calcext:value-type="float">
            <text:p>0,00222579</text:p>
          </table:table-cell>
          <table:table-cell table:number-columns-repeated="4"/>
          <table:table-cell office:value-type="string" calcext:value-type="string">
            <text:p>Temps fft r2c</text:p>
          </table:table-cell>
          <table:table-cell office:value-type="float" office:value="0.0100582" calcext:value-type="float">
            <text:p>0,0100582</text:p>
          </table:table-cell>
          <table:table-cell/>
          <table:table-cell office:value-type="string" calcext:value-type="string">
            <text:p>Temps pour sav </text:p>
          </table:table-cell>
          <table:table-cell office:value-type="float" office:value="0.00353158" calcext:value-type="float">
            <text:p>0,00353158</text:p>
          </table:table-cell>
          <table:table-cell/>
          <table:table-cell office:value-type="string" calcext:value-type="string">
            <text:p>Temps pour calcul kvect_shift</text:p>
          </table:table-cell>
          <table:table-cell office:value-type="float" office:value="0.00107972" calcext:value-type="float">
            <text:p>0,00107972</text:p>
          </table:table-cell>
          <table:table-cell/>
          <table:table-cell table:style-name="ce1" office:value-type="string" calcext:value-type="string">
            <text:p>Temps pour deroul volkov3</text:p>
          </table:table-cell>
          <table:table-cell office:value-type="float" office:value="0.0118368" calcext:value-type="float">
            <text:p>0,0118368</text:p>
          </table:table-cell>
        </table:table-row>
        <table:table-row table:style-name="ro1">
          <table:table-cell/>
          <table:table-cell office:value-type="float" office:value="0.0176022" calcext:value-type="float">
            <text:p>0,0176022</text:p>
          </table:table-cell>
          <table:table-cell/>
          <table:table-cell office:value-type="string" calcext:value-type="string">
            <text:p>Temps holo2TF</text:p>
          </table:table-cell>
          <table:table-cell office:value-type="float" office:value="0.037006" calcext:value-type="float">
            <text:p>0,037006</text:p>
          </table:table-cell>
          <table:table-cell/>
          <table:table-cell office:value-type="string" calcext:value-type="string">
            <text:p>Temps pour Volkov </text:p>
          </table:table-cell>
          <table:table-cell office:value-type="float" office:value="0.0205204" calcext:value-type="float">
            <text:p>0,0205204</text:p>
          </table:table-cell>
          <table:table-cell table:number-columns-repeated="2"/>
          <table:table-cell office:value-type="string" calcext:value-type="string">
            <text:p>Temps Calc_Uborn2</text:p>
          </table:table-cell>
          <table:table-cell office:value-type="float" office:value="0.000995271" calcext:value-type="float">
            <text:p>0,000995271</text:p>
          </table:table-cell>
          <table:table-cell/>
          <table:table-cell office:value-type="string" calcext:value-type="string">
            <text:p>Temps pour coupe FFT r2c</text:p>
          </table:table-cell>
          <table:table-cell office:value-type="float" office:value="0.000206335" calcext:value-type="float">
            <text:p>0,000206335</text:p>
          </table:table-cell>
          <table:table-cell/>
          <table:table-cell office:value-type="string" calcext:value-type="string">
            <text:p>Temps fftshift</text:p>
          </table:table-cell>
          <table:table-cell office:value-type="float" office:value="0.00387234" calcext:value-type="float">
            <text:p>0,00387234</text:p>
          </table:table-cell>
          <table:table-cell/>
          <table:table-cell office:value-type="string" calcext:value-type="string">
            <text:p>Temps pour deroul volkov2</text:p>
          </table:table-cell>
          <table:table-cell office:value-type="float" office:value="0.0182405" calcext:value-type="float">
            <text:p>0,0182405</text:p>
          </table:table-cell>
          <table:table-cell/>
          <table:table-cell office:value-type="string" calcext:value-type="string">
            <text:p>Temps tukey</text:p>
          </table:table-cell>
          <table:table-cell office:value-type="float" office:value="0.00232939" calcext:value-type="float">
            <text:p>0,00232939</text:p>
          </table:table-cell>
          <table:table-cell table:number-columns-repeated="4"/>
          <table:table-cell office:value-type="string" calcext:value-type="string">
            <text:p>Temps fft r2c</text:p>
          </table:table-cell>
          <table:table-cell office:value-type="float" office:value="0.0101876" calcext:value-type="float">
            <text:p>0,0101876</text:p>
          </table:table-cell>
          <table:table-cell/>
          <table:table-cell office:value-type="string" calcext:value-type="string">
            <text:p>Temps pour sav </text:p>
          </table:table-cell>
          <table:table-cell office:value-type="float" office:value="0.00317214" calcext:value-type="float">
            <text:p>0,00317214</text:p>
          </table:table-cell>
          <table:table-cell/>
          <table:table-cell office:value-type="string" calcext:value-type="string">
            <text:p>Temps pour calcul kvect_shift</text:p>
          </table:table-cell>
          <table:table-cell office:value-type="float" office:value="0.00109464" calcext:value-type="float">
            <text:p>0,00109464</text:p>
          </table:table-cell>
          <table:table-cell/>
          <table:table-cell table:style-name="ce1" office:value-type="string" calcext:value-type="string">
            <text:p>Temps pour deroul volkov3</text:p>
          </table:table-cell>
          <table:table-cell office:value-type="float" office:value="0.0118591" calcext:value-type="float">
            <text:p>0,0118591</text:p>
          </table:table-cell>
        </table:table-row>
        <table:table-row table:style-name="ro1">
          <table:table-cell/>
          <table:table-cell office:value-type="float" office:value="0.0172128" calcext:value-type="float">
            <text:p>0,0172128</text:p>
          </table:table-cell>
          <table:table-cell/>
          <table:table-cell office:value-type="string" calcext:value-type="string">
            <text:p>Temps holo2TF</text:p>
          </table:table-cell>
          <table:table-cell office:value-type="float" office:value="0.0375326" calcext:value-type="float">
            <text:p>0,0375326</text:p>
          </table:table-cell>
          <table:table-cell/>
          <table:table-cell office:value-type="string" calcext:value-type="string">
            <text:p>Temps pour Volkov </text:p>
          </table:table-cell>
          <table:table-cell office:value-type="float" office:value="0.0202969" calcext:value-type="float">
            <text:p>0,0202969</text:p>
          </table:table-cell>
          <table:table-cell table:number-columns-repeated="2"/>
          <table:table-cell office:value-type="string" calcext:value-type="string">
            <text:p>Temps Calc_Uborn2</text:p>
          </table:table-cell>
          <table:table-cell office:value-type="float" office:value="0.000821669" calcext:value-type="float">
            <text:p>0,000821669</text:p>
          </table:table-cell>
          <table:table-cell/>
          <table:table-cell office:value-type="string" calcext:value-type="string">
            <text:p>Temps pour coupe FFT r2c</text:p>
          </table:table-cell>
          <table:table-cell office:value-type="float" office:value="0.000182733" calcext:value-type="float">
            <text:p>0,000182733</text:p>
          </table:table-cell>
          <table:table-cell/>
          <table:table-cell office:value-type="string" calcext:value-type="string">
            <text:p>Temps fftshift</text:p>
          </table:table-cell>
          <table:table-cell office:value-type="float" office:value="0.00413044" calcext:value-type="float">
            <text:p>0,00413044</text:p>
          </table:table-cell>
          <table:table-cell/>
          <table:table-cell office:value-type="string" calcext:value-type="string">
            <text:p>Temps pour deroul volkov2</text:p>
          </table:table-cell>
          <table:table-cell office:value-type="float" office:value="0.0155165" calcext:value-type="float">
            <text:p>0,0155165</text:p>
          </table:table-cell>
          <table:table-cell/>
          <table:table-cell office:value-type="string" calcext:value-type="string">
            <text:p>Temps tukey</text:p>
          </table:table-cell>
          <table:table-cell office:value-type="float" office:value="0.00234826" calcext:value-type="float">
            <text:p>0,00234826</text:p>
          </table:table-cell>
          <table:table-cell table:number-columns-repeated="4"/>
          <table:table-cell office:value-type="string" calcext:value-type="string">
            <text:p>Temps fft r2c</text:p>
          </table:table-cell>
          <table:table-cell office:value-type="float" office:value="0.013327" calcext:value-type="float">
            <text:p>0,013327</text:p>
          </table:table-cell>
          <table:table-cell/>
          <table:table-cell office:value-type="string" calcext:value-type="string">
            <text:p>Temps pour sav </text:p>
          </table:table-cell>
          <table:table-cell office:value-type="float" office:value="0.00321938" calcext:value-type="float">
            <text:p>0,00321938</text:p>
          </table:table-cell>
          <table:table-cell/>
          <table:table-cell office:value-type="string" calcext:value-type="string">
            <text:p>Temps pour calcul kvect_shift</text:p>
          </table:table-cell>
          <table:table-cell office:value-type="float" office:value="0.00107089" calcext:value-type="float">
            <text:p>0,00107089</text:p>
          </table:table-cell>
          <table:table-cell/>
          <table:table-cell table:style-name="ce1" office:value-type="string" calcext:value-type="string">
            <text:p>Temps pour deroul volkov3</text:p>
          </table:table-cell>
          <table:table-cell office:value-type="float" office:value="0.0123275" calcext:value-type="float">
            <text:p>0,0123275</text:p>
          </table:table-cell>
        </table:table-row>
        <table:table-row table:style-name="ro1">
          <table:table-cell/>
          <table:table-cell office:value-type="float" office:value="0.020454" calcext:value-type="float">
            <text:p>0,020454</text:p>
          </table:table-cell>
          <table:table-cell/>
          <table:table-cell office:value-type="string" calcext:value-type="string">
            <text:p>Temps holo2TF</text:p>
          </table:table-cell>
          <table:table-cell office:value-type="float" office:value="0.0401695" calcext:value-type="float">
            <text:p>0,0401695</text:p>
          </table:table-cell>
          <table:table-cell/>
          <table:table-cell office:value-type="string" calcext:value-type="string">
            <text:p>Temps pour Volkov </text:p>
          </table:table-cell>
          <table:table-cell office:value-type="float" office:value="0.017079" calcext:value-type="float">
            <text:p>0,017079</text:p>
          </table:table-cell>
          <table:table-cell table:number-columns-repeated="2"/>
          <table:table-cell office:value-type="string" calcext:value-type="string">
            <text:p>Temps Calc_Uborn2</text:p>
          </table:table-cell>
          <table:table-cell office:value-type="float" office:value="0.000837399" calcext:value-type="float">
            <text:p>0,000837399</text:p>
          </table:table-cell>
          <table:table-cell/>
          <table:table-cell office:value-type="string" calcext:value-type="string">
            <text:p>Temps pour coupe FFT r2c</text:p>
          </table:table-cell>
          <table:table-cell office:value-type="float" office:value="0.000207319" calcext:value-type="float">
            <text:p>0,000207319</text:p>
          </table:table-cell>
          <table:table-cell/>
          <table:table-cell office:value-type="string" calcext:value-type="string">
            <text:p>Temps fftshift</text:p>
          </table:table-cell>
          <table:table-cell office:value-type="float" office:value="0.00394934" calcext:value-type="float">
            <text:p>0,00394934</text:p>
          </table:table-cell>
          <table:table-cell/>
          <table:table-cell office:value-type="string" calcext:value-type="string">
            <text:p>Temps pour deroul volkov2</text:p>
          </table:table-cell>
          <table:table-cell office:value-type="float" office:value="0.0162025" calcext:value-type="float">
            <text:p>0,0162025</text:p>
          </table:table-cell>
          <table:table-cell/>
          <table:table-cell office:value-type="string" calcext:value-type="string">
            <text:p>Temps tukey</text:p>
          </table:table-cell>
          <table:table-cell office:value-type="float" office:value="0.00234437" calcext:value-type="float">
            <text:p>0,00234437</text:p>
          </table:table-cell>
          <table:table-cell table:number-columns-repeated="4"/>
          <table:table-cell office:value-type="string" calcext:value-type="string">
            <text:p>Temps fft r2c</text:p>
          </table:table-cell>
          <table:table-cell office:value-type="float" office:value="0.0116696" calcext:value-type="float">
            <text:p>0,0116696</text:p>
          </table:table-cell>
          <table:table-cell/>
          <table:table-cell office:value-type="string" calcext:value-type="string">
            <text:p>Temps pour sav </text:p>
          </table:table-cell>
          <table:table-cell office:value-type="float" office:value="0.00311892" calcext:value-type="float">
            <text:p>0,00311892</text:p>
          </table:table-cell>
          <table:table-cell/>
          <table:table-cell office:value-type="string" calcext:value-type="string">
            <text:p>Temps pour calcul kvect_shift</text:p>
          </table:table-cell>
          <table:table-cell office:value-type="float" office:value="0.00106051" calcext:value-type="float">
            <text:p>0,00106051</text:p>
          </table:table-cell>
          <table:table-cell/>
          <table:table-cell table:style-name="ce1" office:value-type="string" calcext:value-type="string">
            <text:p>Temps pour deroul volkov3</text:p>
          </table:table-cell>
          <table:table-cell office:value-type="float" office:value="0.0122068" calcext:value-type="float">
            <text:p>0,0122068</text:p>
          </table:table-cell>
        </table:table-row>
        <table:table-row table:style-name="ro1">
          <table:table-cell/>
          <table:table-cell office:value-type="float" office:value="0.0200567" calcext:value-type="float">
            <text:p>0,0200567</text:p>
          </table:table-cell>
          <table:table-cell/>
          <table:table-cell office:value-type="string" calcext:value-type="string">
            <text:p>Temps holo2TF</text:p>
          </table:table-cell>
          <table:table-cell office:value-type="float" office:value="0.0377824" calcext:value-type="float">
            <text:p>0,0377824</text:p>
          </table:table-cell>
          <table:table-cell/>
          <table:table-cell office:value-type="string" calcext:value-type="string">
            <text:p>Temps pour Volkov </text:p>
          </table:table-cell>
          <table:table-cell office:value-type="float" office:value="0.0170723" calcext:value-type="float">
            <text:p>0,0170723</text:p>
          </table:table-cell>
          <table:table-cell table:number-columns-repeated="2"/>
          <table:table-cell office:value-type="string" calcext:value-type="string">
            <text:p>Temps Calc_Uborn2</text:p>
          </table:table-cell>
          <table:table-cell office:value-type="float" office:value="0.000985642" calcext:value-type="float">
            <text:p>0,000985642</text:p>
          </table:table-cell>
          <table:table-cell/>
          <table:table-cell office:value-type="string" calcext:value-type="string">
            <text:p>Temps pour coupe FFT r2c</text:p>
          </table:table-cell>
          <table:table-cell office:value-type="float" office:value="0.000213781" calcext:value-type="float">
            <text:p>0,000213781</text:p>
          </table:table-cell>
          <table:table-cell/>
          <table:table-cell office:value-type="string" calcext:value-type="string">
            <text:p>Temps fftshift</text:p>
          </table:table-cell>
          <table:table-cell office:value-type="float" office:value="0.00378591" calcext:value-type="float">
            <text:p>0,00378591</text:p>
          </table:table-cell>
          <table:table-cell/>
          <table:table-cell office:value-type="string" calcext:value-type="string">
            <text:p>Temps pour deroul volkov2</text:p>
          </table:table-cell>
          <table:table-cell office:value-type="float" office:value="0.0222362" calcext:value-type="float">
            <text:p>0,0222362</text:p>
          </table:table-cell>
          <table:table-cell/>
          <table:table-cell office:value-type="string" calcext:value-type="string">
            <text:p>Temps tukey</text:p>
          </table:table-cell>
          <table:table-cell office:value-type="float" office:value="0.00239153" calcext:value-type="float">
            <text:p>0,00239153</text:p>
          </table:table-cell>
          <table:table-cell table:number-columns-repeated="4"/>
          <table:table-cell office:value-type="string" calcext:value-type="string">
            <text:p>Temps fft r2c</text:p>
          </table:table-cell>
          <table:table-cell office:value-type="float" office:value="0.0101525" calcext:value-type="float">
            <text:p>0,0101525</text:p>
          </table:table-cell>
          <table:table-cell/>
          <table:table-cell office:value-type="string" calcext:value-type="string">
            <text:p>Temps pour sav </text:p>
          </table:table-cell>
          <table:table-cell office:value-type="float" office:value="0.00316174" calcext:value-type="float">
            <text:p>0,00316174</text:p>
          </table:table-cell>
          <table:table-cell/>
          <table:table-cell office:value-type="string" calcext:value-type="string">
            <text:p>Temps pour calcul kvect_shift</text:p>
          </table:table-cell>
          <table:table-cell office:value-type="float" office:value="0.001066" calcext:value-type="float">
            <text:p>0,001066</text:p>
          </table:table-cell>
          <table:table-cell/>
          <table:table-cell table:style-name="ce1" office:value-type="string" calcext:value-type="string">
            <text:p>Temps pour deroul volkov3</text:p>
          </table:table-cell>
          <table:table-cell office:value-type="float" office:value="0.0120982" calcext:value-type="float">
            <text:p>0,0120982</text:p>
          </table:table-cell>
        </table:table-row>
        <table:table-row table:style-name="ro1">
          <table:table-cell/>
          <table:table-cell office:value-type="float" office:value="0.0187935" calcext:value-type="float">
            <text:p>0,0187935</text:p>
          </table:table-cell>
          <table:table-cell/>
          <table:table-cell office:value-type="string" calcext:value-type="string">
            <text:p>Temps holo2TF</text:p>
          </table:table-cell>
          <table:table-cell office:value-type="float" office:value="0.03528" calcext:value-type="float">
            <text:p>0,03528</text:p>
          </table:table-cell>
          <table:table-cell/>
          <table:table-cell office:value-type="string" calcext:value-type="string">
            <text:p>Temps pour Volkov </text:p>
          </table:table-cell>
          <table:table-cell office:value-type="float" office:value="0.0163694" calcext:value-type="float">
            <text:p>0,0163694</text:p>
          </table:table-cell>
          <table:table-cell table:number-columns-repeated="2"/>
          <table:table-cell office:value-type="string" calcext:value-type="string">
            <text:p>Temps Calc_Uborn2</text:p>
          </table:table-cell>
          <table:table-cell office:value-type="float" office:value="0.00111053" calcext:value-type="float">
            <text:p>0,00111053</text:p>
          </table:table-cell>
          <table:table-cell/>
          <table:table-cell office:value-type="string" calcext:value-type="string">
            <text:p>Temps pour coupe FFT r2c</text:p>
          </table:table-cell>
          <table:table-cell office:value-type="float" office:value="0.000207898" calcext:value-type="float">
            <text:p>0,000207898</text:p>
          </table:table-cell>
          <table:table-cell/>
          <table:table-cell office:value-type="string" calcext:value-type="string">
            <text:p>Temps fftshift</text:p>
          </table:table-cell>
          <table:table-cell office:value-type="float" office:value="0.00380014" calcext:value-type="float">
            <text:p>0,00380014</text:p>
          </table:table-cell>
          <table:table-cell/>
          <table:table-cell office:value-type="string" calcext:value-type="string">
            <text:p>Temps pour deroul volkov2</text:p>
          </table:table-cell>
          <table:table-cell office:value-type="float" office:value="0.0151419" calcext:value-type="float">
            <text:p>0,0151419</text:p>
          </table:table-cell>
          <table:table-cell/>
          <table:table-cell office:value-type="string" calcext:value-type="string">
            <text:p>Temps tukey</text:p>
          </table:table-cell>
          <table:table-cell office:value-type="float" office:value="0.00226714" calcext:value-type="float">
            <text:p>0,00226714</text:p>
          </table:table-cell>
          <table:table-cell table:number-columns-repeated="4"/>
          <table:table-cell office:value-type="string" calcext:value-type="string">
            <text:p>Temps fft r2c</text:p>
          </table:table-cell>
          <table:table-cell office:value-type="float" office:value="0.0107035" calcext:value-type="float">
            <text:p>0,0107035</text:p>
          </table:table-cell>
          <table:table-cell/>
          <table:table-cell office:value-type="string" calcext:value-type="string">
            <text:p>Temps pour sav </text:p>
          </table:table-cell>
          <table:table-cell office:value-type="float" office:value="0.00310498" calcext:value-type="float">
            <text:p>0,00310498</text:p>
          </table:table-cell>
          <table:table-cell/>
          <table:table-cell office:value-type="string" calcext:value-type="string">
            <text:p>Temps pour calcul kvect_shift</text:p>
          </table:table-cell>
          <table:table-cell office:value-type="float" office:value="0.00106737" calcext:value-type="float">
            <text:p>0,00106737</text:p>
          </table:table-cell>
          <table:table-cell/>
          <table:table-cell table:style-name="ce1" office:value-type="string" calcext:value-type="string">
            <text:p>Temps pour deroul volkov3</text:p>
          </table:table-cell>
          <table:table-cell office:value-type="float" office:value="0.013655" calcext:value-type="float">
            <text:p>0,013655</text:p>
          </table:table-cell>
        </table:table-row>
        <table:table-row table:style-name="ro1">
          <table:table-cell/>
          <table:table-cell office:value-type="float" office:value="0.0177448" calcext:value-type="float">
            <text:p>0,0177448</text:p>
          </table:table-cell>
          <table:table-cell/>
          <table:table-cell office:value-type="string" calcext:value-type="string">
            <text:p>Temps holo2TF</text:p>
          </table:table-cell>
          <table:table-cell office:value-type="float" office:value="0.0380423" calcext:value-type="float">
            <text:p>0,0380423</text:p>
          </table:table-cell>
          <table:table-cell/>
          <table:table-cell office:value-type="string" calcext:value-type="string">
            <text:p>Temps pour Volkov </text:p>
          </table:table-cell>
          <table:table-cell office:value-type="float" office:value="0.017041" calcext:value-type="float">
            <text:p>0,017041</text:p>
          </table:table-cell>
          <table:table-cell table:number-columns-repeated="2"/>
          <table:table-cell office:value-type="string" calcext:value-type="string">
            <text:p>Temps Calc_Uborn2</text:p>
          </table:table-cell>
          <table:table-cell office:value-type="float" office:value="0.000989389" calcext:value-type="float">
            <text:p>0,000989389</text:p>
          </table:table-cell>
          <table:table-cell/>
          <table:table-cell office:value-type="string" calcext:value-type="string">
            <text:p>Temps pour coupe FFT r2c</text:p>
          </table:table-cell>
          <table:table-cell office:value-type="float" office:value="0.000200201" calcext:value-type="float">
            <text:p>0,000200201</text:p>
          </table:table-cell>
          <table:table-cell/>
          <table:table-cell office:value-type="string" calcext:value-type="string">
            <text:p>Temps fftshift</text:p>
          </table:table-cell>
          <table:table-cell office:value-type="float" office:value="0.00394167" calcext:value-type="float">
            <text:p>0,00394167</text:p>
          </table:table-cell>
          <table:table-cell/>
          <table:table-cell office:value-type="string" calcext:value-type="string">
            <text:p>Temps pour deroul volkov2</text:p>
          </table:table-cell>
          <table:table-cell office:value-type="float" office:value="0.0153693" calcext:value-type="float">
            <text:p>0,0153693</text:p>
          </table:table-cell>
          <table:table-cell/>
          <table:table-cell office:value-type="string" calcext:value-type="string">
            <text:p>Temps tukey</text:p>
          </table:table-cell>
          <table:table-cell office:value-type="float" office:value="0.00221436" calcext:value-type="float">
            <text:p>0,00221436</text:p>
          </table:table-cell>
          <table:table-cell table:number-columns-repeated="4"/>
          <table:table-cell office:value-type="string" calcext:value-type="string">
            <text:p>Temps fft r2c</text:p>
          </table:table-cell>
          <table:table-cell office:value-type="float" office:value="0.0114223" calcext:value-type="float">
            <text:p>0,0114223</text:p>
          </table:table-cell>
          <table:table-cell table:number-columns-repeated="4"/>
          <table:table-cell office:value-type="string" calcext:value-type="string">
            <text:p>Temps pour calcul kvect_shift</text:p>
          </table:table-cell>
          <table:table-cell office:value-type="float" office:value="0.00106555" calcext:value-type="float">
            <text:p>0,00106555</text:p>
          </table:table-cell>
          <table:table-cell/>
          <table:table-cell table:style-name="ce1" office:value-type="string" calcext:value-type="string">
            <text:p>Temps pour deroul volkov3</text:p>
          </table:table-cell>
          <table:table-cell office:value-type="float" office:value="0.011989" calcext:value-type="float">
            <text:p>0,011989</text:p>
          </table:table-cell>
        </table:table-row>
        <table:table-row table:style-name="ro1">
          <table:table-cell/>
          <table:table-cell office:value-type="float" office:value="0.0176361" calcext:value-type="float">
            <text:p>0,0176361</text:p>
          </table:table-cell>
          <table:table-cell/>
          <table:table-cell office:value-type="string" calcext:value-type="string">
            <text:p>Temps holo2TF</text:p>
          </table:table-cell>
          <table:table-cell office:value-type="float" office:value="0.0362997" calcext:value-type="float">
            <text:p>0,0362997</text:p>
          </table:table-cell>
          <table:table-cell/>
          <table:table-cell office:value-type="string" calcext:value-type="string">
            <text:p>Temps pour Volkov </text:p>
          </table:table-cell>
          <table:table-cell office:value-type="float" office:value="0.0165584" calcext:value-type="float">
            <text:p>0,0165584</text:p>
          </table:table-cell>
          <table:table-cell table:number-columns-repeated="2"/>
          <table:table-cell office:value-type="string" calcext:value-type="string">
            <text:p>Temps Calc_Uborn2</text:p>
          </table:table-cell>
          <table:table-cell office:value-type="float" office:value="0.000766587" calcext:value-type="float">
            <text:p>0,000766587</text:p>
          </table:table-cell>
          <table:table-cell/>
          <table:table-cell office:value-type="string" calcext:value-type="string">
            <text:p>Temps pour coupe FFT r2c</text:p>
          </table:table-cell>
          <table:table-cell office:value-type="float" office:value="0.000201101" calcext:value-type="float">
            <text:p>0,000201101</text:p>
          </table:table-cell>
          <table:table-cell/>
          <table:table-cell office:value-type="string" calcext:value-type="string">
            <text:p>Temps fftshift</text:p>
          </table:table-cell>
          <table:table-cell office:value-type="float" office:value="0.00401379" calcext:value-type="float">
            <text:p>0,00401379</text:p>
          </table:table-cell>
          <table:table-cell/>
          <table:table-cell office:value-type="string" calcext:value-type="string">
            <text:p>Temps pour deroul volkov2</text:p>
          </table:table-cell>
          <table:table-cell office:value-type="float" office:value="0.0150177" calcext:value-type="float">
            <text:p>0,0150177</text:p>
          </table:table-cell>
          <table:table-cell/>
          <table:table-cell office:value-type="string" calcext:value-type="string">
            <text:p>Temps tukey</text:p>
          </table:table-cell>
          <table:table-cell office:value-type="float" office:value="0.00245401" calcext:value-type="float">
            <text:p>0,00245401</text:p>
          </table:table-cell>
          <table:table-cell table:number-columns-repeated="4"/>
          <table:table-cell office:value-type="string" calcext:value-type="string">
            <text:p>Temps fft r2c</text:p>
          </table:table-cell>
          <table:table-cell office:value-type="float" office:value="0.0101805" calcext:value-type="float">
            <text:p>0,0101805</text:p>
          </table:table-cell>
          <table:table-cell table:number-columns-repeated="2"/>
          <table:table-cell table:formula="of:=SUM([.AG1:.AG30])/30" office:value-type="float" office:value="0.00326029933333333" calcext:value-type="float">
            <text:p>0,003260299333333</text:p>
          </table:table-cell>
          <table:table-cell/>
          <table:table-cell office:value-type="string" calcext:value-type="string">
            <text:p>Temps pour calcul kvect_shift</text:p>
          </table:table-cell>
          <table:table-cell office:value-type="float" office:value="0.00107565" calcext:value-type="float">
            <text:p>0,00107565</text:p>
          </table:table-cell>
          <table:table-cell/>
          <table:table-cell table:style-name="ce1" office:value-type="string" calcext:value-type="string">
            <text:p>Temps pour deroul volkov3</text:p>
          </table:table-cell>
          <table:table-cell office:value-type="float" office:value="0.0121844" calcext:value-type="float">
            <text:p>0,0121844</text:p>
          </table:table-cell>
        </table:table-row>
        <table:table-row table:style-name="ro1">
          <table:table-cell/>
          <table:table-cell office:value-type="float" office:value="0.0178825" calcext:value-type="float">
            <text:p>0,0178825</text:p>
          </table:table-cell>
          <table:table-cell/>
          <table:table-cell office:value-type="string" calcext:value-type="string">
            <text:p>Temps holo2TF</text:p>
          </table:table-cell>
          <table:table-cell office:value-type="float" office:value="0.038125" calcext:value-type="float">
            <text:p>0,038125</text:p>
          </table:table-cell>
          <table:table-cell/>
          <table:table-cell office:value-type="string" calcext:value-type="string">
            <text:p>Temps pour Volkov </text:p>
          </table:table-cell>
          <table:table-cell office:value-type="float" office:value="0.0216478" calcext:value-type="float">
            <text:p>0,0216478</text:p>
          </table:table-cell>
          <table:table-cell table:number-columns-repeated="2"/>
          <table:table-cell office:value-type="string" calcext:value-type="string">
            <text:p>Temps Calc_Uborn2</text:p>
          </table:table-cell>
          <table:table-cell office:value-type="float" office:value="0.0011222" calcext:value-type="float">
            <text:p>0,0011222</text:p>
          </table:table-cell>
          <table:table-cell/>
          <table:table-cell office:value-type="string" calcext:value-type="string">
            <text:p>Temps pour coupe FFT r2c</text:p>
          </table:table-cell>
          <table:table-cell office:value-type="float" office:value="0.000189842" calcext:value-type="float">
            <text:p>0,000189842</text:p>
          </table:table-cell>
          <table:table-cell/>
          <table:table-cell office:value-type="string" calcext:value-type="string">
            <text:p>Temps fftshift</text:p>
          </table:table-cell>
          <table:table-cell office:value-type="float" office:value="0.00387811" calcext:value-type="float">
            <text:p>0,00387811</text:p>
          </table:table-cell>
          <table:table-cell/>
          <table:table-cell office:value-type="string" calcext:value-type="string">
            <text:p>Temps pour deroul volkov2</text:p>
          </table:table-cell>
          <table:table-cell office:value-type="float" office:value="0.0160271" calcext:value-type="float">
            <text:p>0,0160271</text:p>
          </table:table-cell>
          <table:table-cell/>
          <table:table-cell office:value-type="string" calcext:value-type="string">
            <text:p>Temps tukey</text:p>
          </table:table-cell>
          <table:table-cell office:value-type="float" office:value="0.00245056" calcext:value-type="float">
            <text:p>0,00245056</text:p>
          </table:table-cell>
          <table:table-cell table:number-columns-repeated="4"/>
          <table:table-cell office:value-type="string" calcext:value-type="string">
            <text:p>Temps fft r2c</text:p>
          </table:table-cell>
          <table:table-cell office:value-type="float" office:value="0.00992124" calcext:value-type="float">
            <text:p>0,00992124</text:p>
          </table:table-cell>
          <table:table-cell table:number-columns-repeated="4"/>
          <table:table-cell office:value-type="string" calcext:value-type="string">
            <text:p>Temps pour calcul kvect_shift</text:p>
          </table:table-cell>
          <table:table-cell office:value-type="float" office:value="0.00105002" calcext:value-type="float">
            <text:p>0,00105002</text:p>
          </table:table-cell>
          <table:table-cell/>
          <table:table-cell table:style-name="ce1" office:value-type="string" calcext:value-type="string">
            <text:p>Temps pour deroul volkov3</text:p>
          </table:table-cell>
          <table:table-cell office:value-type="float" office:value="0.0114467" calcext:value-type="float">
            <text:p>0,0114467</text:p>
          </table:table-cell>
        </table:table-row>
        <table:table-row table:style-name="ro1">
          <table:table-cell/>
          <table:table-cell office:value-type="float" office:value="0.0174348" calcext:value-type="float">
            <text:p>0,0174348</text:p>
          </table:table-cell>
          <table:table-cell/>
          <table:table-cell office:value-type="string" calcext:value-type="string">
            <text:p>Temps holo2TF</text:p>
          </table:table-cell>
          <table:table-cell office:value-type="float" office:value="0.038195" calcext:value-type="float">
            <text:p>0,038195</text:p>
          </table:table-cell>
          <table:table-cell/>
          <table:table-cell office:value-type="string" calcext:value-type="string">
            <text:p>Temps pour Volkov </text:p>
          </table:table-cell>
          <table:table-cell office:value-type="float" office:value="0.0173013" calcext:value-type="float">
            <text:p>0,0173013</text:p>
          </table:table-cell>
          <table:table-cell table:number-columns-repeated="2"/>
          <table:table-cell office:value-type="string" calcext:value-type="string">
            <text:p>Temps Calc_Uborn2</text:p>
          </table:table-cell>
          <table:table-cell office:value-type="float" office:value="0.00564365" calcext:value-type="float">
            <text:p>0,00564365</text:p>
          </table:table-cell>
          <table:table-cell/>
          <table:table-cell office:value-type="string" calcext:value-type="string">
            <text:p>Temps pour coupe FFT r2c</text:p>
          </table:table-cell>
          <table:table-cell office:value-type="float" office:value="0.000226351" calcext:value-type="float">
            <text:p>0,000226351</text:p>
          </table:table-cell>
          <table:table-cell/>
          <table:table-cell office:value-type="string" calcext:value-type="string">
            <text:p>Temps fftshift</text:p>
          </table:table-cell>
          <table:table-cell office:value-type="float" office:value="0.00386937" calcext:value-type="float">
            <text:p>0,00386937</text:p>
          </table:table-cell>
          <table:table-cell/>
          <table:table-cell office:value-type="string" calcext:value-type="string">
            <text:p>Temps pour deroul volkov2</text:p>
          </table:table-cell>
          <table:table-cell office:value-type="float" office:value="0.0161782" calcext:value-type="float">
            <text:p>0,0161782</text:p>
          </table:table-cell>
          <table:table-cell/>
          <table:table-cell office:value-type="string" calcext:value-type="string">
            <text:p>Temps tukey</text:p>
          </table:table-cell>
          <table:table-cell office:value-type="float" office:value="0.00221311" calcext:value-type="float">
            <text:p>0,00221311</text:p>
          </table:table-cell>
          <table:table-cell table:number-columns-repeated="4"/>
          <table:table-cell office:value-type="string" calcext:value-type="string">
            <text:p>Temps fft r2c</text:p>
          </table:table-cell>
          <table:table-cell office:value-type="float" office:value="0.00985848" calcext:value-type="float">
            <text:p>0,00985848</text:p>
          </table:table-cell>
          <table:table-cell table:number-columns-repeated="4"/>
          <table:table-cell office:value-type="string" calcext:value-type="string">
            <text:p>Temps pour calcul kvect_shift</text:p>
          </table:table-cell>
          <table:table-cell office:value-type="float" office:value="0.00110155" calcext:value-type="float">
            <text:p>0,00110155</text:p>
          </table:table-cell>
          <table:table-cell/>
          <table:table-cell table:style-name="ce1" office:value-type="string" calcext:value-type="string">
            <text:p>Temps pour deroul volkov3</text:p>
          </table:table-cell>
          <table:table-cell office:value-type="float" office:value="0.0149625" calcext:value-type="float">
            <text:p>0,0149625</text:p>
          </table:table-cell>
        </table:table-row>
        <table:table-row table:style-name="ro1">
          <table:table-cell/>
          <table:table-cell office:value-type="float" office:value="0.0304084" calcext:value-type="float">
            <text:p>0,0304084</text:p>
          </table:table-cell>
          <table:table-cell/>
          <table:table-cell office:value-type="string" calcext:value-type="string">
            <text:p>Temps holo2TF</text:p>
          </table:table-cell>
          <table:table-cell office:value-type="float" office:value="0.0356796" calcext:value-type="float">
            <text:p>0,0356796</text:p>
          </table:table-cell>
          <table:table-cell/>
          <table:table-cell office:value-type="string" calcext:value-type="string">
            <text:p>Temps pour Volkov </text:p>
          </table:table-cell>
          <table:table-cell office:value-type="float" office:value="0.0189734" calcext:value-type="float">
            <text:p>0,0189734</text:p>
          </table:table-cell>
          <table:table-cell table:number-columns-repeated="2"/>
          <table:table-cell office:value-type="string" calcext:value-type="string">
            <text:p>Temps Calc_Uborn2</text:p>
          </table:table-cell>
          <table:table-cell office:value-type="float" office:value="0.00108886" calcext:value-type="float">
            <text:p>0,00108886</text:p>
          </table:table-cell>
          <table:table-cell/>
          <table:table-cell office:value-type="string" calcext:value-type="string">
            <text:p>Temps pour coupe FFT r2c</text:p>
          </table:table-cell>
          <table:table-cell office:value-type="float" office:value="0.000203098" calcext:value-type="float">
            <text:p>0,000203098</text:p>
          </table:table-cell>
          <table:table-cell/>
          <table:table-cell office:value-type="string" calcext:value-type="string">
            <text:p>Temps fftshift</text:p>
          </table:table-cell>
          <table:table-cell office:value-type="float" office:value="0.00380631" calcext:value-type="float">
            <text:p>0,00380631</text:p>
          </table:table-cell>
          <table:table-cell/>
          <table:table-cell office:value-type="string" calcext:value-type="string">
            <text:p>Temps pour deroul volkov2</text:p>
          </table:table-cell>
          <table:table-cell office:value-type="float" office:value="0.0168318" calcext:value-type="float">
            <text:p>0,0168318</text:p>
          </table:table-cell>
          <table:table-cell table:number-columns-repeated="7"/>
          <table:table-cell office:value-type="string" calcext:value-type="string">
            <text:p>Temps fft r2c</text:p>
          </table:table-cell>
          <table:table-cell office:value-type="float" office:value="0.009856" calcext:value-type="float">
            <text:p>0,009856</text:p>
          </table:table-cell>
          <table:table-cell table:number-columns-repeated="4"/>
          <table:table-cell office:value-type="string" calcext:value-type="string">
            <text:p>Temps pour calcul kvect_shift</text:p>
          </table:table-cell>
          <table:table-cell office:value-type="float" office:value="0.00109846" calcext:value-type="float">
            <text:p>0,00109846</text:p>
          </table:table-cell>
          <table:table-cell/>
          <table:table-cell table:style-name="ce1" office:value-type="string" calcext:value-type="string">
            <text:p>Temps pour deroul volkov3</text:p>
          </table:table-cell>
          <table:table-cell office:value-type="float" office:value="0.0122484" calcext:value-type="float">
            <text:p>0,0122484</text:p>
          </table:table-cell>
        </table:table-row>
        <table:table-row table:style-name="ro1">
          <table:table-cell/>
          <table:table-cell office:value-type="float" office:value="0.0272216" calcext:value-type="float">
            <text:p>0,0272216</text:p>
          </table:table-cell>
          <table:table-cell/>
          <table:table-cell office:value-type="string" calcext:value-type="string">
            <text:p>Temps holo2TF</text:p>
          </table:table-cell>
          <table:table-cell office:value-type="float" office:value="0.0361608" calcext:value-type="float">
            <text:p>0,0361608</text:p>
          </table:table-cell>
          <table:table-cell/>
          <table:table-cell office:value-type="string" calcext:value-type="string">
            <text:p>Temps pour Volkov </text:p>
          </table:table-cell>
          <table:table-cell office:value-type="float" office:value="0.0170033" calcext:value-type="float">
            <text:p>0,0170033</text:p>
          </table:table-cell>
          <table:table-cell table:number-columns-repeated="2"/>
          <table:table-cell office:value-type="string" calcext:value-type="string">
            <text:p>Temps Calc_Uborn2</text:p>
          </table:table-cell>
          <table:table-cell office:value-type="float" office:value="0.000906906" calcext:value-type="float">
            <text:p>0,000906906</text:p>
          </table:table-cell>
          <table:table-cell/>
          <table:table-cell office:value-type="string" calcext:value-type="string">
            <text:p>Temps pour coupe FFT r2c</text:p>
          </table:table-cell>
          <table:table-cell office:value-type="float" office:value="0.000186535" calcext:value-type="float">
            <text:p>0,000186535</text:p>
          </table:table-cell>
          <table:table-cell/>
          <table:table-cell office:value-type="string" calcext:value-type="string">
            <text:p>Temps fftshift</text:p>
          </table:table-cell>
          <table:table-cell office:value-type="float" office:value="0.00374102" calcext:value-type="float">
            <text:p>0,00374102</text:p>
          </table:table-cell>
          <table:table-cell/>
          <table:table-cell office:value-type="string" calcext:value-type="string">
            <text:p>Temps pour deroul volkov2</text:p>
          </table:table-cell>
          <table:table-cell office:value-type="float" office:value="0.0151897" calcext:value-type="float">
            <text:p>0,0151897</text:p>
          </table:table-cell>
          <table:table-cell table:number-columns-repeated="2"/>
          <table:table-cell table:formula="of:=SUM([.X1:.X34])/34" office:value-type="float" office:value="0.00231151794117647" calcext:value-type="float">
            <text:p>0,002311517941176</text:p>
          </table:table-cell>
          <table:table-cell table:number-columns-repeated="4"/>
          <table:table-cell office:value-type="string" calcext:value-type="string">
            <text:p>Temps fft r2c</text:p>
          </table:table-cell>
          <table:table-cell office:value-type="float" office:value="0.0130988" calcext:value-type="float">
            <text:p>0,0130988</text:p>
          </table:table-cell>
          <table:table-cell table:number-columns-repeated="4"/>
          <table:table-cell office:value-type="string" calcext:value-type="string">
            <text:p>Temps pour calcul kvect_shift</text:p>
          </table:table-cell>
          <table:table-cell office:value-type="float" office:value="0.00105346" calcext:value-type="float">
            <text:p>0,00105346</text:p>
          </table:table-cell>
          <table:table-cell/>
          <table:table-cell table:style-name="ce1" office:value-type="string" calcext:value-type="string">
            <text:p>Temps pour deroul volkov3</text:p>
          </table:table-cell>
          <table:table-cell office:value-type="float" office:value="0.0116495" calcext:value-type="float">
            <text:p>0,0116495</text:p>
          </table:table-cell>
        </table:table-row>
        <table:table-row table:style-name="ro1">
          <table:table-cell/>
          <table:table-cell office:value-type="float" office:value="0.0245873" calcext:value-type="float">
            <text:p>0,0245873</text:p>
          </table:table-cell>
          <table:table-cell/>
          <table:table-cell office:value-type="string" calcext:value-type="string">
            <text:p>Temps holo2TF</text:p>
          </table:table-cell>
          <table:table-cell office:value-type="float" office:value="0.0387053" calcext:value-type="float">
            <text:p>0,0387053</text:p>
          </table:table-cell>
          <table:table-cell/>
          <table:table-cell office:value-type="string" calcext:value-type="string">
            <text:p>Temps pour Volkov </text:p>
          </table:table-cell>
          <table:table-cell office:value-type="float" office:value="0.0184879" calcext:value-type="float">
            <text:p>0,0184879</text:p>
          </table:table-cell>
          <table:table-cell table:number-columns-repeated="2"/>
          <table:table-cell office:value-type="string" calcext:value-type="string">
            <text:p>Temps Calc_Uborn2</text:p>
          </table:table-cell>
          <table:table-cell office:value-type="float" office:value="0.000781375" calcext:value-type="float">
            <text:p>0,000781375</text:p>
          </table:table-cell>
          <table:table-cell/>
          <table:table-cell office:value-type="string" calcext:value-type="string">
            <text:p>Temps pour coupe FFT r2c</text:p>
          </table:table-cell>
          <table:table-cell office:value-type="float" office:value="0.000246598" calcext:value-type="float">
            <text:p>0,000246598</text:p>
          </table:table-cell>
          <table:table-cell/>
          <table:table-cell office:value-type="string" calcext:value-type="string">
            <text:p>Temps fftshift</text:p>
          </table:table-cell>
          <table:table-cell office:value-type="float" office:value="0.00374219" calcext:value-type="float">
            <text:p>0,00374219</text:p>
          </table:table-cell>
          <table:table-cell/>
          <table:table-cell office:value-type="string" calcext:value-type="string">
            <text:p>Temps pour deroul volkov2</text:p>
          </table:table-cell>
          <table:table-cell office:value-type="float" office:value="0.0160407" calcext:value-type="float">
            <text:p>0,0160407</text:p>
          </table:table-cell>
          <table:table-cell table:number-columns-repeated="7"/>
          <table:table-cell office:value-type="string" calcext:value-type="string">
            <text:p>Temps fft r2c</text:p>
          </table:table-cell>
          <table:table-cell office:value-type="float" office:value="0.0104781" calcext:value-type="float">
            <text:p>0,0104781</text:p>
          </table:table-cell>
          <table:table-cell table:number-columns-repeated="4"/>
          <table:table-cell office:value-type="string" calcext:value-type="string">
            <text:p>Temps pour calcul kvect_shift</text:p>
          </table:table-cell>
          <table:table-cell office:value-type="float" office:value="0.00106765" calcext:value-type="float">
            <text:p>0,00106765</text:p>
          </table:table-cell>
          <table:table-cell/>
          <table:table-cell table:style-name="ce1" office:value-type="string" calcext:value-type="string">
            <text:p>Temps pour deroul volkov3</text:p>
          </table:table-cell>
          <table:table-cell office:value-type="float" office:value="0.0122997" calcext:value-type="float">
            <text:p>0,0122997</text:p>
          </table:table-cell>
        </table:table-row>
        <table:table-row table:style-name="ro1">
          <table:table-cell/>
          <table:table-cell office:value-type="float" office:value="0.0271719" calcext:value-type="float">
            <text:p>0,0271719</text:p>
          </table:table-cell>
          <table:table-cell/>
          <table:table-cell office:value-type="string" calcext:value-type="string">
            <text:p>Temps holo2TF</text:p>
          </table:table-cell>
          <table:table-cell office:value-type="float" office:value="0.0416852" calcext:value-type="float">
            <text:p>0,0416852</text:p>
          </table:table-cell>
          <table:table-cell/>
          <table:table-cell office:value-type="string" calcext:value-type="string">
            <text:p>Temps pour Volkov </text:p>
          </table:table-cell>
          <table:table-cell office:value-type="float" office:value="0.0178223" calcext:value-type="float">
            <text:p>0,0178223</text:p>
          </table:table-cell>
          <table:table-cell table:number-columns-repeated="2"/>
          <table:table-cell office:value-type="string" calcext:value-type="string">
            <text:p>Temps Calc_Uborn2</text:p>
          </table:table-cell>
          <table:table-cell office:value-type="float" office:value="0.00110915" calcext:value-type="float">
            <text:p>0,00110915</text:p>
          </table:table-cell>
          <table:table-cell/>
          <table:table-cell office:value-type="string" calcext:value-type="string">
            <text:p>Temps pour coupe FFT r2c</text:p>
          </table:table-cell>
          <table:table-cell office:value-type="float" office:value="0.000200857" calcext:value-type="float">
            <text:p>0,000200857</text:p>
          </table:table-cell>
          <table:table-cell/>
          <table:table-cell office:value-type="string" calcext:value-type="string">
            <text:p>Temps fftshift</text:p>
          </table:table-cell>
          <table:table-cell office:value-type="float" office:value="0.00386755" calcext:value-type="float">
            <text:p>0,00386755</text:p>
          </table:table-cell>
          <table:table-cell/>
          <table:table-cell office:value-type="string" calcext:value-type="string">
            <text:p>Temps pour deroul volkov2</text:p>
          </table:table-cell>
          <table:table-cell office:value-type="float" office:value="0.0157737" calcext:value-type="float">
            <text:p>0,0157737</text:p>
          </table:table-cell>
          <table:table-cell table:number-columns-repeated="7"/>
          <table:table-cell office:value-type="string" calcext:value-type="string">
            <text:p>Temps fft r2c</text:p>
          </table:table-cell>
          <table:table-cell office:value-type="float" office:value="0.01045" calcext:value-type="float">
            <text:p>0,01045</text:p>
          </table:table-cell>
          <table:table-cell table:number-columns-repeated="4"/>
          <table:table-cell office:value-type="string" calcext:value-type="string">
            <text:p>Temps pour calcul kvect_shift</text:p>
          </table:table-cell>
          <table:table-cell office:value-type="float" office:value="0.00108035" calcext:value-type="float">
            <text:p>0,00108035</text:p>
          </table:table-cell>
          <table:table-cell/>
          <table:table-cell table:style-name="ce1" office:value-type="string" calcext:value-type="string">
            <text:p>Temps pour deroul volkov3</text:p>
          </table:table-cell>
          <table:table-cell office:value-type="float" office:value="0.0122558" calcext:value-type="float">
            <text:p>0,0122558</text:p>
          </table:table-cell>
        </table:table-row>
        <table:table-row table:style-name="ro1">
          <table:table-cell/>
          <table:table-cell office:value-type="float" office:value="0.0277775" calcext:value-type="float">
            <text:p>0,0277775</text:p>
          </table:table-cell>
          <table:table-cell/>
          <table:table-cell office:value-type="string" calcext:value-type="string">
            <text:p>Temps holo2TF</text:p>
          </table:table-cell>
          <table:table-cell office:value-type="float" office:value="0.0342513" calcext:value-type="float">
            <text:p>0,0342513</text:p>
          </table:table-cell>
          <table:table-cell/>
          <table:table-cell office:value-type="string" calcext:value-type="string">
            <text:p>Temps pour Volkov </text:p>
          </table:table-cell>
          <table:table-cell office:value-type="float" office:value="0.0160353" calcext:value-type="float">
            <text:p>0,0160353</text:p>
          </table:table-cell>
          <table:table-cell table:number-columns-repeated="2"/>
          <table:table-cell office:value-type="string" calcext:value-type="string">
            <text:p>Temps Calc_Uborn2</text:p>
          </table:table-cell>
          <table:table-cell office:value-type="float" office:value="0.00135142" calcext:value-type="float">
            <text:p>0,00135142</text:p>
          </table:table-cell>
          <table:table-cell/>
          <table:table-cell office:value-type="string" calcext:value-type="string">
            <text:p>Temps pour coupe FFT r2c</text:p>
          </table:table-cell>
          <table:table-cell office:value-type="float" office:value="0.0002554" calcext:value-type="float">
            <text:p>0,0002554</text:p>
          </table:table-cell>
          <table:table-cell/>
          <table:table-cell office:value-type="string" calcext:value-type="string">
            <text:p>Temps fftshift</text:p>
          </table:table-cell>
          <table:table-cell office:value-type="float" office:value="0.00374743" calcext:value-type="float">
            <text:p>0,00374743</text:p>
          </table:table-cell>
          <table:table-cell/>
          <table:table-cell office:value-type="string" calcext:value-type="string">
            <text:p>Temps pour deroul volkov2</text:p>
          </table:table-cell>
          <table:table-cell office:value-type="float" office:value="0.0151889" calcext:value-type="float">
            <text:p>0,0151889</text:p>
          </table:table-cell>
          <table:table-cell table:number-columns-repeated="7"/>
          <table:table-cell office:value-type="string" calcext:value-type="string">
            <text:p>Temps fft r2c</text:p>
          </table:table-cell>
          <table:table-cell office:value-type="float" office:value="0.0112519" calcext:value-type="float">
            <text:p>0,0112519</text:p>
          </table:table-cell>
          <table:table-cell table:number-columns-repeated="4"/>
          <table:table-cell office:value-type="string" calcext:value-type="string">
            <text:p>Temps pour calcul kvect_shift</text:p>
          </table:table-cell>
          <table:table-cell office:value-type="float" office:value="0.00107328" calcext:value-type="float">
            <text:p>0,00107328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263704" calcext:value-type="float">
            <text:p>0,0263704</text:p>
          </table:table-cell>
          <table:table-cell/>
          <table:table-cell office:value-type="string" calcext:value-type="string">
            <text:p>Temps holo2TF</text:p>
          </table:table-cell>
          <table:table-cell office:value-type="float" office:value="0.0380099" calcext:value-type="float">
            <text:p>0,0380099</text:p>
          </table:table-cell>
          <table:table-cell/>
          <table:table-cell office:value-type="string" calcext:value-type="string">
            <text:p>Temps pour Volkov </text:p>
          </table:table-cell>
          <table:table-cell office:value-type="float" office:value="0.0183466" calcext:value-type="float">
            <text:p>0,0183466</text:p>
          </table:table-cell>
          <table:table-cell table:number-columns-repeated="2"/>
          <table:table-cell office:value-type="string" calcext:value-type="string">
            <text:p>Temps Calc_Uborn2</text:p>
          </table:table-cell>
          <table:table-cell office:value-type="float" office:value="0.000787638" calcext:value-type="float">
            <text:p>0,000787638</text:p>
          </table:table-cell>
          <table:table-cell/>
          <table:table-cell office:value-type="string" calcext:value-type="string">
            <text:p>Temps pour coupe FFT r2c</text:p>
          </table:table-cell>
          <table:table-cell office:value-type="float" office:value="0.000288937" calcext:value-type="float">
            <text:p>0,000288937</text:p>
          </table:table-cell>
          <table:table-cell/>
          <table:table-cell office:value-type="string" calcext:value-type="string">
            <text:p>Temps fftshift</text:p>
          </table:table-cell>
          <table:table-cell office:value-type="float" office:value="0.00398124" calcext:value-type="float">
            <text:p>0,00398124</text:p>
          </table:table-cell>
          <table:table-cell/>
          <table:table-cell office:value-type="string" calcext:value-type="string">
            <text:p>Temps pour deroul volkov2</text:p>
          </table:table-cell>
          <table:table-cell office:value-type="float" office:value="0.0219782" calcext:value-type="float">
            <text:p>0,0219782</text:p>
          </table:table-cell>
          <table:table-cell table:number-columns-repeated="7"/>
          <table:table-cell office:value-type="string" calcext:value-type="string">
            <text:p>Temps fft r2c</text:p>
          </table:table-cell>
          <table:table-cell office:value-type="float" office:value="0.0103499" calcext:value-type="float">
            <text:p>0,0103499</text:p>
          </table:table-cell>
          <table:table-cell table:number-columns-repeated="4"/>
          <table:table-cell office:value-type="string" calcext:value-type="string">
            <text:p>Temps pour calcul kvect_shift</text:p>
          </table:table-cell>
          <table:table-cell office:value-type="float" office:value="0.00107421" calcext:value-type="float">
            <text:p>0,00107421</text:p>
          </table:table-cell>
          <table:table-cell table:number-columns-repeated="2"/>
          <table:table-cell table:formula="of:=SUM([.AM1:.AM38])/38" office:value-type="float" office:value="0.0125130736842105" calcext:value-type="float">
            <text:p>0,012513073684211</text:p>
          </table:table-cell>
        </table:table-row>
        <table:table-row table:style-name="ro1">
          <table:table-cell/>
          <table:table-cell office:value-type="float" office:value="0.0336774" calcext:value-type="float">
            <text:p>0,0336774</text:p>
          </table:table-cell>
          <table:table-cell/>
          <table:table-cell office:value-type="string" calcext:value-type="string">
            <text:p>Temps holo2TF</text:p>
          </table:table-cell>
          <table:table-cell office:value-type="float" office:value="0.0387135" calcext:value-type="float">
            <text:p>0,0387135</text:p>
          </table:table-cell>
          <table:table-cell/>
          <table:table-cell office:value-type="string" calcext:value-type="string">
            <text:p>Temps pour Volkov </text:p>
          </table:table-cell>
          <table:table-cell office:value-type="float" office:value="0.0174133" calcext:value-type="float">
            <text:p>0,0174133</text:p>
          </table:table-cell>
          <table:table-cell table:number-columns-repeated="2"/>
          <table:table-cell office:value-type="string" calcext:value-type="string">
            <text:p>Temps Calc_Uborn2</text:p>
          </table:table-cell>
          <table:table-cell office:value-type="float" office:value="0.000823578" calcext:value-type="float">
            <text:p>0,000823578</text:p>
          </table:table-cell>
          <table:table-cell/>
          <table:table-cell office:value-type="string" calcext:value-type="string">
            <text:p>Temps pour coupe FFT r2c</text:p>
          </table:table-cell>
          <table:table-cell office:value-type="float" office:value="0.00025902" calcext:value-type="float">
            <text:p>0,00025902</text:p>
          </table:table-cell>
          <table:table-cell/>
          <table:table-cell office:value-type="string" calcext:value-type="string">
            <text:p>Temps fftshift</text:p>
          </table:table-cell>
          <table:table-cell office:value-type="float" office:value="0.00376714" calcext:value-type="float">
            <text:p>0,00376714</text:p>
          </table:table-cell>
          <table:table-cell/>
          <table:table-cell office:value-type="string" calcext:value-type="string">
            <text:p>Temps pour deroul volkov2</text:p>
          </table:table-cell>
          <table:table-cell office:value-type="float" office:value="0.0169066" calcext:value-type="float">
            <text:p>0,0169066</text:p>
          </table:table-cell>
          <table:table-cell table:number-columns-repeated="7"/>
          <table:table-cell office:value-type="string" calcext:value-type="string">
            <text:p>Temps fft r2c</text:p>
          </table:table-cell>
          <table:table-cell office:value-type="float" office:value="0.0101901" calcext:value-type="float">
            <text:p>0,0101901</text:p>
          </table:table-cell>
          <table:table-cell table:number-columns-repeated="4"/>
          <table:table-cell office:value-type="string" calcext:value-type="string">
            <text:p>Temps pour calcul kvect_shift</text:p>
          </table:table-cell>
          <table:table-cell office:value-type="float" office:value="0.00105746" calcext:value-type="float">
            <text:p>0,00105746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263773" calcext:value-type="float">
            <text:p>0,0263773</text:p>
          </table:table-cell>
          <table:table-cell/>
          <table:table-cell office:value-type="string" calcext:value-type="string">
            <text:p>Temps holo2TF</text:p>
          </table:table-cell>
          <table:table-cell office:value-type="float" office:value="0.0379523" calcext:value-type="float">
            <text:p>0,0379523</text:p>
          </table:table-cell>
          <table:table-cell/>
          <table:table-cell office:value-type="string" calcext:value-type="string">
            <text:p>Temps pour Volkov </text:p>
          </table:table-cell>
          <table:table-cell office:value-type="float" office:value="0.0193505" calcext:value-type="float">
            <text:p>0,0193505</text:p>
          </table:table-cell>
          <table:table-cell table:number-columns-repeated="2"/>
          <table:table-cell office:value-type="string" calcext:value-type="string">
            <text:p>Temps Calc_Uborn2</text:p>
          </table:table-cell>
          <table:table-cell office:value-type="float" office:value="0.00107042" calcext:value-type="float">
            <text:p>0,00107042</text:p>
          </table:table-cell>
          <table:table-cell/>
          <table:table-cell office:value-type="string" calcext:value-type="string">
            <text:p>Temps pour coupe FFT r2c</text:p>
          </table:table-cell>
          <table:table-cell office:value-type="float" office:value="0.00025477" calcext:value-type="float">
            <text:p>0,00025477</text:p>
          </table:table-cell>
          <table:table-cell/>
          <table:table-cell office:value-type="string" calcext:value-type="string">
            <text:p>Temps fftshift</text:p>
          </table:table-cell>
          <table:table-cell office:value-type="float" office:value="0.00384423" calcext:value-type="float">
            <text:p>0,00384423</text:p>
          </table:table-cell>
          <table:table-cell/>
          <table:table-cell office:value-type="string" calcext:value-type="string">
            <text:p>Temps pour deroul volkov2</text:p>
          </table:table-cell>
          <table:table-cell office:value-type="float" office:value="0.0156281" calcext:value-type="float">
            <text:p>0,0156281</text:p>
          </table:table-cell>
          <table:table-cell table:number-columns-repeated="7"/>
          <table:table-cell office:value-type="string" calcext:value-type="string">
            <text:p>Temps fft r2c</text:p>
          </table:table-cell>
          <table:table-cell office:value-type="float" office:value="0.0104554" calcext:value-type="float">
            <text:p>0,0104554</text:p>
          </table:table-cell>
          <table:table-cell table:number-columns-repeated="4"/>
          <table:table-cell office:value-type="string" calcext:value-type="string">
            <text:p>Temps pour calcul kvect_shift</text:p>
          </table:table-cell>
          <table:table-cell office:value-type="float" office:value="0.00104907" calcext:value-type="float">
            <text:p>0,00104907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291904" calcext:value-type="float">
            <text:p>0,0291904</text:p>
          </table:table-cell>
          <table:table-cell/>
          <table:table-cell office:value-type="string" calcext:value-type="string">
            <text:p>Temps holo2TF</text:p>
          </table:table-cell>
          <table:table-cell office:value-type="float" office:value="0.0389531" calcext:value-type="float">
            <text:p>0,0389531</text:p>
          </table:table-cell>
          <table:table-cell/>
          <table:table-cell office:value-type="string" calcext:value-type="string">
            <text:p>Temps pour Volkov </text:p>
          </table:table-cell>
          <table:table-cell office:value-type="float" office:value="0.0175929" calcext:value-type="float">
            <text:p>0,0175929</text:p>
          </table:table-cell>
          <table:table-cell table:number-columns-repeated="2"/>
          <table:table-cell office:value-type="string" calcext:value-type="string">
            <text:p>Temps Calc_Uborn2</text:p>
          </table:table-cell>
          <table:table-cell office:value-type="float" office:value="0.000800172" calcext:value-type="float">
            <text:p>0,000800172</text:p>
          </table:table-cell>
          <table:table-cell/>
          <table:table-cell office:value-type="string" calcext:value-type="string">
            <text:p>Temps pour coupe FFT r2c</text:p>
          </table:table-cell>
          <table:table-cell office:value-type="float" office:value="0.000294203" calcext:value-type="float">
            <text:p>0,000294203</text:p>
          </table:table-cell>
          <table:table-cell table:number-columns-repeated="4"/>
          <table:table-cell office:value-type="string" calcext:value-type="string">
            <text:p>Temps pour deroul volkov2</text:p>
          </table:table-cell>
          <table:table-cell office:value-type="float" office:value="0.0171751" calcext:value-type="float">
            <text:p>0,0171751</text:p>
          </table:table-cell>
          <table:table-cell table:number-columns-repeated="7"/>
          <table:table-cell office:value-type="string" calcext:value-type="string">
            <text:p>^C</text:p>
          </table:table-cell>
          <table:table-cell table:number-columns-repeated="5"/>
          <table:table-cell office:value-type="string" calcext:value-type="string">
            <text:p>Temps pour calcul kvect_shift</text:p>
          </table:table-cell>
          <table:table-cell office:value-type="float" office:value="0.00150728" calcext:value-type="float">
            <text:p>0,00150728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330217" calcext:value-type="float">
            <text:p>0,0330217</text:p>
          </table:table-cell>
          <table:table-cell/>
          <table:table-cell office:value-type="string" calcext:value-type="string">
            <text:p>Temps holo2TF</text:p>
          </table:table-cell>
          <table:table-cell office:value-type="float" office:value="0.0359769" calcext:value-type="float">
            <text:p>0,0359769</text:p>
          </table:table-cell>
          <table:table-cell/>
          <table:table-cell office:value-type="string" calcext:value-type="string">
            <text:p>Temps pour Volkov </text:p>
          </table:table-cell>
          <table:table-cell office:value-type="float" office:value="0.018813" calcext:value-type="float">
            <text:p>0,018813</text:p>
          </table:table-cell>
          <table:table-cell table:number-columns-repeated="2"/>
          <table:table-cell office:value-type="string" calcext:value-type="string">
            <text:p>Temps Calc_Uborn2</text:p>
          </table:table-cell>
          <table:table-cell office:value-type="float" office:value="0.000999832" calcext:value-type="float">
            <text:p>0,000999832</text:p>
          </table:table-cell>
          <table:table-cell/>
          <table:table-cell office:value-type="string" calcext:value-type="string">
            <text:p>Temps pour coupe FFT r2c</text:p>
          </table:table-cell>
          <table:table-cell office:value-type="float" office:value="0.000243337" calcext:value-type="float">
            <text:p>0,000243337</text:p>
          </table:table-cell>
          <table:table-cell/>
          <table:table-cell office:value-type="string" calcext:value-type="string">
            <text:p>Fftshift 1024</text:p>
          </table:table-cell>
          <table:table-cell table:formula="of:=SUM([.R1:.R42])/42" office:value-type="float" office:value="0.00383933880952381" calcext:value-type="float">
            <text:p>0,003839338809524</text:p>
          </table:table-cell>
          <table:table-cell/>
          <table:table-cell office:value-type="string" calcext:value-type="string">
            <text:p>Temps pour deroul volkov2</text:p>
          </table:table-cell>
          <table:table-cell office:value-type="float" office:value="0.0158864" calcext:value-type="float">
            <text:p>0,0158864</text:p>
          </table:table-cell>
          <table:table-cell table:number-columns-repeated="8"/>
          <table:table-cell table:formula="of:=SUM([.AD1:.AD42])/42" office:value-type="float" office:value="0.0106301033333333" calcext:value-type="float">
            <text:p>0,010630103333333</text:p>
          </table:table-cell>
          <table:table-cell table:number-columns-repeated="4"/>
          <table:table-cell office:value-type="string" calcext:value-type="string">
            <text:p>Temps pour calcul kvect_shift</text:p>
          </table:table-cell>
          <table:table-cell office:value-type="float" office:value="0.00108509" calcext:value-type="float">
            <text:p>0,00108509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208066" calcext:value-type="float">
            <text:p>0,0208066</text:p>
          </table:table-cell>
          <table:table-cell/>
          <table:table-cell office:value-type="string" calcext:value-type="string">
            <text:p>Temps holo2TF</text:p>
          </table:table-cell>
          <table:table-cell office:value-type="float" office:value="0.038084" calcext:value-type="float">
            <text:p>0,038084</text:p>
          </table:table-cell>
          <table:table-cell/>
          <table:table-cell office:value-type="string" calcext:value-type="string">
            <text:p>Temps pour Volkov </text:p>
          </table:table-cell>
          <table:table-cell office:value-type="float" office:value="0.0185308" calcext:value-type="float">
            <text:p>0,0185308</text:p>
          </table:table-cell>
          <table:table-cell table:number-columns-repeated="2"/>
          <table:table-cell office:value-type="string" calcext:value-type="string">
            <text:p>Temps Calc_Uborn2</text:p>
          </table:table-cell>
          <table:table-cell office:value-type="float" office:value="0.00105786" calcext:value-type="float">
            <text:p>0,00105786</text:p>
          </table:table-cell>
          <table:table-cell/>
          <table:table-cell office:value-type="string" calcext:value-type="string">
            <text:p>Temps pour coupe FFT r2c</text:p>
          </table:table-cell>
          <table:table-cell office:value-type="float" office:value="0.00027157" calcext:value-type="float">
            <text:p>0,00027157</text:p>
          </table:table-cell>
          <table:table-cell table:number-columns-repeated="4"/>
          <table:table-cell office:value-type="string" calcext:value-type="string">
            <text:p>Temps pour deroul volkov2</text:p>
          </table:table-cell>
          <table:table-cell office:value-type="float" office:value="0.0148772" calcext:value-type="float">
            <text:p>0,0148772</text:p>
          </table:table-cell>
          <table:table-cell table:number-columns-repeated="13"/>
          <table:table-cell office:value-type="string" calcext:value-type="string">
            <text:p>Temps pour calcul kvect_shift</text:p>
          </table:table-cell>
          <table:table-cell office:value-type="float" office:value="0.00107688" calcext:value-type="float">
            <text:p>0,00107688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201849" calcext:value-type="float">
            <text:p>0,0201849</text:p>
          </table:table-cell>
          <table:table-cell/>
          <table:table-cell office:value-type="string" calcext:value-type="string">
            <text:p>Temps holo2TF</text:p>
          </table:table-cell>
          <table:table-cell office:value-type="float" office:value="0.0367218" calcext:value-type="float">
            <text:p>0,0367218</text:p>
          </table:table-cell>
          <table:table-cell/>
          <table:table-cell office:value-type="string" calcext:value-type="string">
            <text:p>Temps pour Volkov </text:p>
          </table:table-cell>
          <table:table-cell office:value-type="float" office:value="0.0203102" calcext:value-type="float">
            <text:p>0,0203102</text:p>
          </table:table-cell>
          <table:table-cell table:number-columns-repeated="2"/>
          <table:table-cell office:value-type="string" calcext:value-type="string">
            <text:p>Temps Calc_Uborn2</text:p>
          </table:table-cell>
          <table:table-cell office:value-type="float" office:value="0.00189912" calcext:value-type="float">
            <text:p>0,00189912</text:p>
          </table:table-cell>
          <table:table-cell/>
          <table:table-cell office:value-type="string" calcext:value-type="string">
            <text:p>Temps pour coupe FFT r2c</text:p>
          </table:table-cell>
          <table:table-cell office:value-type="float" office:value="0.000221716" calcext:value-type="float">
            <text:p>0,000221716</text:p>
          </table:table-cell>
          <table:table-cell table:number-columns-repeated="4"/>
          <table:table-cell office:value-type="string" calcext:value-type="string">
            <text:p>Temps pour deroul volkov2</text:p>
          </table:table-cell>
          <table:table-cell office:value-type="float" office:value="0.0157917" calcext:value-type="float">
            <text:p>0,0157917</text:p>
          </table:table-cell>
          <table:table-cell table:number-columns-repeated="13"/>
          <table:table-cell office:value-type="string" calcext:value-type="string">
            <text:p>Temps pour calcul kvect_shift</text:p>
          </table:table-cell>
          <table:table-cell office:value-type="float" office:value="0.00108719" calcext:value-type="float">
            <text:p>0,00108719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20014" calcext:value-type="float">
            <text:p>0,020014</text:p>
          </table:table-cell>
          <table:table-cell/>
          <table:table-cell office:value-type="string" calcext:value-type="string">
            <text:p>Temps holo2TF</text:p>
          </table:table-cell>
          <table:table-cell office:value-type="float" office:value="0.0386478" calcext:value-type="float">
            <text:p>0,0386478</text:p>
          </table:table-cell>
          <table:table-cell/>
          <table:table-cell office:value-type="string" calcext:value-type="string">
            <text:p>Temps pour Volkov </text:p>
          </table:table-cell>
          <table:table-cell office:value-type="float" office:value="0.0214725" calcext:value-type="float">
            <text:p>0,0214725</text:p>
          </table:table-cell>
          <table:table-cell table:number-columns-repeated="2"/>
          <table:table-cell office:value-type="string" calcext:value-type="string">
            <text:p>Temps Calc_Uborn2</text:p>
          </table:table-cell>
          <table:table-cell office:value-type="float" office:value="0.000803432" calcext:value-type="float">
            <text:p>0,000803432</text:p>
          </table:table-cell>
          <table:table-cell/>
          <table:table-cell office:value-type="string" calcext:value-type="string">
            <text:p>Temps pour coupe FFT r2c</text:p>
          </table:table-cell>
          <table:table-cell office:value-type="float" office:value="0.000279657" calcext:value-type="float">
            <text:p>0,000279657</text:p>
          </table:table-cell>
          <table:table-cell table:number-columns-repeated="4"/>
          <table:table-cell office:value-type="string" calcext:value-type="string">
            <text:p>Temps pour deroul volkov2</text:p>
          </table:table-cell>
          <table:table-cell office:value-type="float" office:value="0.0154825" calcext:value-type="float">
            <text:p>0,0154825</text:p>
          </table:table-cell>
          <table:table-cell table:number-columns-repeated="13"/>
          <table:table-cell office:value-type="string" calcext:value-type="string">
            <text:p>Temps pour calcul kvect_shift</text:p>
          </table:table-cell>
          <table:table-cell office:value-type="float" office:value="0.00105635" calcext:value-type="float">
            <text:p>0,00105635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194843" calcext:value-type="float">
            <text:p>0,0194843</text:p>
          </table:table-cell>
          <table:table-cell/>
          <table:table-cell office:value-type="string" calcext:value-type="string">
            <text:p>Temps holo2TF</text:p>
          </table:table-cell>
          <table:table-cell office:value-type="float" office:value="0.0411445" calcext:value-type="float">
            <text:p>0,0411445</text:p>
          </table:table-cell>
          <table:table-cell/>
          <table:table-cell office:value-type="string" calcext:value-type="string">
            <text:p>Temps pour Volkov </text:p>
          </table:table-cell>
          <table:table-cell office:value-type="float" office:value="0.0193972" calcext:value-type="float">
            <text:p>0,0193972</text:p>
          </table:table-cell>
          <table:table-cell table:number-columns-repeated="2"/>
          <table:table-cell office:value-type="string" calcext:value-type="string">
            <text:p>Temps Calc_Uborn2</text:p>
          </table:table-cell>
          <table:table-cell office:value-type="float" office:value="0.000752783" calcext:value-type="float">
            <text:p>0,000752783</text:p>
          </table:table-cell>
          <table:table-cell/>
          <table:table-cell office:value-type="string" calcext:value-type="string">
            <text:p>Temps pour coupe FFT r2c</text:p>
          </table:table-cell>
          <table:table-cell office:value-type="float" office:value="0.000268942" calcext:value-type="float">
            <text:p>0,000268942</text:p>
          </table:table-cell>
          <table:table-cell table:number-columns-repeated="4"/>
          <table:table-cell office:value-type="string" calcext:value-type="string">
            <text:p>Temps pour deroul volkov2</text:p>
          </table:table-cell>
          <table:table-cell office:value-type="float" office:value="0.0152698" calcext:value-type="float">
            <text:p>0,0152698</text:p>
          </table:table-cell>
          <table:table-cell table:number-columns-repeated="13"/>
          <table:table-cell office:value-type="string" calcext:value-type="string">
            <text:p>Temps pour calcul kvect_shift</text:p>
          </table:table-cell>
          <table:table-cell office:value-type="float" office:value="0.00107702" calcext:value-type="float">
            <text:p>0,0010770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213611" calcext:value-type="float">
            <text:p>0,0213611</text:p>
          </table:table-cell>
          <table:table-cell/>
          <table:table-cell office:value-type="string" calcext:value-type="string">
            <text:p>Temps holo2TF</text:p>
          </table:table-cell>
          <table:table-cell office:value-type="float" office:value="0.0369007" calcext:value-type="float">
            <text:p>0,0369007</text:p>
          </table:table-cell>
          <table:table-cell/>
          <table:table-cell office:value-type="string" calcext:value-type="string">
            <text:p>Temps pour Volkov </text:p>
          </table:table-cell>
          <table:table-cell office:value-type="float" office:value="0.017861" calcext:value-type="float">
            <text:p>0,017861</text:p>
          </table:table-cell>
          <table:table-cell table:number-columns-repeated="2"/>
          <table:table-cell office:value-type="string" calcext:value-type="string">
            <text:p>Temps Calc_Uborn2</text:p>
          </table:table-cell>
          <table:table-cell office:value-type="float" office:value="0.000878651" calcext:value-type="float">
            <text:p>0,000878651</text:p>
          </table:table-cell>
          <table:table-cell/>
          <table:table-cell office:value-type="string" calcext:value-type="string">
            <text:p>Temps pour coupe FFT r2c</text:p>
          </table:table-cell>
          <table:table-cell office:value-type="float" office:value="0.000271936" calcext:value-type="float">
            <text:p>0,000271936</text:p>
          </table:table-cell>
          <table:table-cell table:number-columns-repeated="4"/>
          <table:table-cell office:value-type="string" calcext:value-type="string">
            <text:p>Temps pour deroul volkov2</text:p>
          </table:table-cell>
          <table:table-cell office:value-type="float" office:value="0.0179081" calcext:value-type="float">
            <text:p>0,0179081</text:p>
          </table:table-cell>
          <table:table-cell table:number-columns-repeated="13"/>
          <table:table-cell office:value-type="string" calcext:value-type="string">
            <text:p>Temps pour calcul kvect_shift</text:p>
          </table:table-cell>
          <table:table-cell office:value-type="float" office:value="0.00105689" calcext:value-type="float">
            <text:p>0,00105689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203465" calcext:value-type="float">
            <text:p>0,0203465</text:p>
          </table:table-cell>
          <table:table-cell/>
          <table:table-cell office:value-type="string" calcext:value-type="string">
            <text:p>Temps holo2TF</text:p>
          </table:table-cell>
          <table:table-cell office:value-type="float" office:value="0.0353733" calcext:value-type="float">
            <text:p>0,0353733</text:p>
          </table:table-cell>
          <table:table-cell/>
          <table:table-cell office:value-type="string" calcext:value-type="string">
            <text:p>Temps pour Volkov </text:p>
          </table:table-cell>
          <table:table-cell office:value-type="float" office:value="0.0182134" calcext:value-type="float">
            <text:p>0,0182134</text:p>
          </table:table-cell>
          <table:table-cell table:number-columns-repeated="2"/>
          <table:table-cell office:value-type="string" calcext:value-type="string">
            <text:p>Temps Calc_Uborn2</text:p>
          </table:table-cell>
          <table:table-cell office:value-type="float" office:value="0.00103087" calcext:value-type="float">
            <text:p>0,00103087</text:p>
          </table:table-cell>
          <table:table-cell/>
          <table:table-cell office:value-type="string" calcext:value-type="string">
            <text:p>Temps pour coupe FFT r2c</text:p>
          </table:table-cell>
          <table:table-cell office:value-type="float" office:value="0.000234344" calcext:value-type="float">
            <text:p>0,000234344</text:p>
          </table:table-cell>
          <table:table-cell table:number-columns-repeated="4"/>
          <table:table-cell office:value-type="string" calcext:value-type="string">
            <text:p>Temps pour deroul volkov2</text:p>
          </table:table-cell>
          <table:table-cell office:value-type="float" office:value="0.015684" calcext:value-type="float">
            <text:p>0,015684</text:p>
          </table:table-cell>
          <table:table-cell table:number-columns-repeated="13"/>
          <table:table-cell office:value-type="string" calcext:value-type="string">
            <text:p>Temps pour calcul kvect_shift</text:p>
          </table:table-cell>
          <table:table-cell office:value-type="float" office:value="0.00106361" calcext:value-type="float">
            <text:p>0,0010636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201951" calcext:value-type="float">
            <text:p>0,0201951</text:p>
          </table:table-cell>
          <table:table-cell/>
          <table:table-cell office:value-type="string" calcext:value-type="string">
            <text:p>Temps holo2TF</text:p>
          </table:table-cell>
          <table:table-cell office:value-type="float" office:value="0.0364971" calcext:value-type="float">
            <text:p>0,0364971</text:p>
          </table:table-cell>
          <table:table-cell/>
          <table:table-cell office:value-type="string" calcext:value-type="string">
            <text:p>Temps pour Volkov </text:p>
          </table:table-cell>
          <table:table-cell office:value-type="float" office:value="0.0223725" calcext:value-type="float">
            <text:p>0,0223725</text:p>
          </table:table-cell>
          <table:table-cell table:number-columns-repeated="2"/>
          <table:table-cell office:value-type="string" calcext:value-type="string">
            <text:p>Temps Calc_Uborn2</text:p>
          </table:table-cell>
          <table:table-cell office:value-type="float" office:value="0.00129676" calcext:value-type="float">
            <text:p>0,00129676</text:p>
          </table:table-cell>
          <table:table-cell/>
          <table:table-cell office:value-type="string" calcext:value-type="string">
            <text:p>Temps pour coupe FFT r2c</text:p>
          </table:table-cell>
          <table:table-cell office:value-type="float" office:value="0.000241776" calcext:value-type="float">
            <text:p>0,000241776</text:p>
          </table:table-cell>
          <table:table-cell table:number-columns-repeated="4"/>
          <table:table-cell office:value-type="string" calcext:value-type="string">
            <text:p>Temps pour deroul volkov2</text:p>
          </table:table-cell>
          <table:table-cell office:value-type="float" office:value="0.014936" calcext:value-type="float">
            <text:p>0,014936</text:p>
          </table:table-cell>
          <table:table-cell table:number-columns-repeated="13"/>
          <table:table-cell office:value-type="string" calcext:value-type="string">
            <text:p>Temps pour calcul kvect_shift</text:p>
          </table:table-cell>
          <table:table-cell office:value-type="float" office:value="0.00107739" calcext:value-type="float">
            <text:p>0,00107739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172912" calcext:value-type="float">
            <text:p>0,0172912</text:p>
          </table:table-cell>
          <table:table-cell/>
          <table:table-cell office:value-type="string" calcext:value-type="string">
            <text:p>Temps holo2TF</text:p>
          </table:table-cell>
          <table:table-cell office:value-type="float" office:value="0.0370987" calcext:value-type="float">
            <text:p>0,0370987</text:p>
          </table:table-cell>
          <table:table-cell/>
          <table:table-cell office:value-type="string" calcext:value-type="string">
            <text:p>Temps pour Volkov </text:p>
          </table:table-cell>
          <table:table-cell office:value-type="float" office:value="0.023785" calcext:value-type="float">
            <text:p>0,023785</text:p>
          </table:table-cell>
          <table:table-cell table:number-columns-repeated="2"/>
          <table:table-cell office:value-type="string" calcext:value-type="string">
            <text:p>Temps Calc_Uborn2</text:p>
          </table:table-cell>
          <table:table-cell office:value-type="float" office:value="0.000985355" calcext:value-type="float">
            <text:p>0,000985355</text:p>
          </table:table-cell>
          <table:table-cell/>
          <table:table-cell office:value-type="string" calcext:value-type="string">
            <text:p>Temps pour coupe FFT r2c</text:p>
          </table:table-cell>
          <table:table-cell office:value-type="float" office:value="0.000265878" calcext:value-type="float">
            <text:p>0,000265878</text:p>
          </table:table-cell>
          <table:table-cell table:number-columns-repeated="4"/>
          <table:table-cell office:value-type="string" calcext:value-type="string">
            <text:p>Temps pour deroul volkov2</text:p>
          </table:table-cell>
          <table:table-cell office:value-type="float" office:value="0.0155796" calcext:value-type="float">
            <text:p>0,0155796</text:p>
          </table:table-cell>
          <table:table-cell table:number-columns-repeated="13"/>
          <table:table-cell office:value-type="string" calcext:value-type="string">
            <text:p>Temps pour calcul kvect_shift</text:p>
          </table:table-cell>
          <table:table-cell office:value-type="float" office:value="0.00109384" calcext:value-type="float">
            <text:p>0,00109384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168694" calcext:value-type="float">
            <text:p>0,0168694</text:p>
          </table:table-cell>
          <table:table-cell/>
          <table:table-cell office:value-type="string" calcext:value-type="string">
            <text:p>Temps holo2TF</text:p>
          </table:table-cell>
          <table:table-cell office:value-type="float" office:value="0.0361474" calcext:value-type="float">
            <text:p>0,0361474</text:p>
          </table:table-cell>
          <table:table-cell/>
          <table:table-cell office:value-type="string" calcext:value-type="string">
            <text:p>Temps pour Volkov </text:p>
          </table:table-cell>
          <table:table-cell office:value-type="float" office:value="0.0178357" calcext:value-type="float">
            <text:p>0,0178357</text:p>
          </table:table-cell>
          <table:table-cell table:number-columns-repeated="2"/>
          <table:table-cell office:value-type="string" calcext:value-type="string">
            <text:p>Temps Calc_Uborn2</text:p>
          </table:table-cell>
          <table:table-cell office:value-type="float" office:value="0.000830427" calcext:value-type="float">
            <text:p>0,000830427</text:p>
          </table:table-cell>
          <table:table-cell/>
          <table:table-cell office:value-type="string" calcext:value-type="string">
            <text:p>Temps pour coupe FFT r2c</text:p>
          </table:table-cell>
          <table:table-cell office:value-type="float" office:value="0.000180554" calcext:value-type="float">
            <text:p>0,000180554</text:p>
          </table:table-cell>
          <table:table-cell table:number-columns-repeated="4"/>
          <table:table-cell office:value-type="string" calcext:value-type="string">
            <text:p>Temps pour deroul volkov2</text:p>
          </table:table-cell>
          <table:table-cell office:value-type="float" office:value="0.0152569" calcext:value-type="float">
            <text:p>0,0152569</text:p>
          </table:table-cell>
          <table:table-cell table:number-columns-repeated="13"/>
          <table:table-cell office:value-type="string" calcext:value-type="string">
            <text:p>Temps pour calcul kvect_shift</text:p>
          </table:table-cell>
          <table:table-cell office:value-type="float" office:value="0.00108717" calcext:value-type="float">
            <text:p>0,001087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22596" calcext:value-type="float">
            <text:p>0,022596</text:p>
          </table:table-cell>
          <table:table-cell/>
          <table:table-cell office:value-type="string" calcext:value-type="string">
            <text:p>Temps holo2TF</text:p>
          </table:table-cell>
          <table:table-cell office:value-type="float" office:value="0.03752" calcext:value-type="float">
            <text:p>0,03752</text:p>
          </table:table-cell>
          <table:table-cell/>
          <table:table-cell office:value-type="string" calcext:value-type="string">
            <text:p>Temps pour Volkov </text:p>
          </table:table-cell>
          <table:table-cell office:value-type="float" office:value="0.0164896" calcext:value-type="float">
            <text:p>0,0164896</text:p>
          </table:table-cell>
          <table:table-cell table:number-columns-repeated="2"/>
          <table:table-cell office:value-type="string" calcext:value-type="string">
            <text:p>Temps Calc_Uborn2</text:p>
          </table:table-cell>
          <table:table-cell office:value-type="float" office:value="0.000837094" calcext:value-type="float">
            <text:p>0,000837094</text:p>
          </table:table-cell>
          <table:table-cell/>
          <table:table-cell office:value-type="string" calcext:value-type="string">
            <text:p>Temps pour coupe FFT r2c</text:p>
          </table:table-cell>
          <table:table-cell office:value-type="float" office:value="0.000192041" calcext:value-type="float">
            <text:p>0,000192041</text:p>
          </table:table-cell>
          <table:table-cell table:number-columns-repeated="4"/>
          <table:table-cell office:value-type="string" calcext:value-type="string">
            <text:p>Temps pour deroul volkov2</text:p>
          </table:table-cell>
          <table:table-cell office:value-type="float" office:value="0.0158721" calcext:value-type="float">
            <text:p>0,0158721</text:p>
          </table:table-cell>
          <table:table-cell table:number-columns-repeated="13"/>
          <table:table-cell office:value-type="string" calcext:value-type="string">
            <text:p>Temps pour calcul kvect_shift</text:p>
          </table:table-cell>
          <table:table-cell office:value-type="float" office:value="0.00129251" calcext:value-type="float">
            <text:p>0,0012925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18913" calcext:value-type="float">
            <text:p>0,018913</text:p>
          </table:table-cell>
          <table:table-cell/>
          <table:table-cell office:value-type="string" calcext:value-type="string">
            <text:p>Temps holo2TF</text:p>
          </table:table-cell>
          <table:table-cell office:value-type="float" office:value="0.0364879" calcext:value-type="float">
            <text:p>0,0364879</text:p>
          </table:table-cell>
          <table:table-cell/>
          <table:table-cell office:value-type="string" calcext:value-type="string">
            <text:p>Temps pour Volkov </text:p>
          </table:table-cell>
          <table:table-cell office:value-type="float" office:value="0.0159007" calcext:value-type="float">
            <text:p>0,0159007</text:p>
          </table:table-cell>
          <table:table-cell table:number-columns-repeated="2"/>
          <table:table-cell office:value-type="string" calcext:value-type="string">
            <text:p>Temps Calc_Uborn2</text:p>
          </table:table-cell>
          <table:table-cell office:value-type="float" office:value="0.00108398" calcext:value-type="float">
            <text:p>0,00108398</text:p>
          </table:table-cell>
          <table:table-cell/>
          <table:table-cell office:value-type="string" calcext:value-type="string">
            <text:p>Temps pour coupe FFT r2c</text:p>
          </table:table-cell>
          <table:table-cell office:value-type="float" office:value="0.000192588" calcext:value-type="float">
            <text:p>0,000192588</text:p>
          </table:table-cell>
          <table:table-cell table:number-columns-repeated="4"/>
          <table:table-cell office:value-type="string" calcext:value-type="string">
            <text:p>Temps pour deroul volkov2</text:p>
          </table:table-cell>
          <table:table-cell office:value-type="float" office:value="0.0155259" calcext:value-type="float">
            <text:p>0,0155259</text:p>
          </table:table-cell>
          <table:table-cell table:number-columns-repeated="13"/>
          <table:table-cell office:value-type="string" calcext:value-type="string">
            <text:p>Temps pour calcul kvect_shift</text:p>
          </table:table-cell>
          <table:table-cell office:value-type="float" office:value="0.00104984" calcext:value-type="float">
            <text:p>0,00104984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189307" calcext:value-type="float">
            <text:p>0,0189307</text:p>
          </table:table-cell>
          <table:table-cell/>
          <table:table-cell office:value-type="string" calcext:value-type="string">
            <text:p>Temps holo2TF</text:p>
          </table:table-cell>
          <table:table-cell office:value-type="float" office:value="0.0394435" calcext:value-type="float">
            <text:p>0,0394435</text:p>
          </table:table-cell>
          <table:table-cell/>
          <table:table-cell office:value-type="string" calcext:value-type="string">
            <text:p>Temps pour Volkov </text:p>
          </table:table-cell>
          <table:table-cell office:value-type="float" office:value="0.0178012" calcext:value-type="float">
            <text:p>0,0178012</text:p>
          </table:table-cell>
          <table:table-cell table:number-columns-repeated="2"/>
          <table:table-cell office:value-type="string" calcext:value-type="string">
            <text:p>Temps Calc_Uborn2</text:p>
          </table:table-cell>
          <table:table-cell office:value-type="float" office:value="0.000862941" calcext:value-type="float">
            <text:p>0,000862941</text:p>
          </table:table-cell>
          <table:table-cell/>
          <table:table-cell office:value-type="string" calcext:value-type="string">
            <text:p>Temps pour coupe FFT r2c</text:p>
          </table:table-cell>
          <table:table-cell office:value-type="float" office:value="0.000177182" calcext:value-type="float">
            <text:p>0,000177182</text:p>
          </table:table-cell>
          <table:table-cell table:number-columns-repeated="4"/>
          <table:table-cell office:value-type="string" calcext:value-type="string">
            <text:p>Temps pour deroul volkov2</text:p>
          </table:table-cell>
          <table:table-cell office:value-type="float" office:value="0.0152473" calcext:value-type="float">
            <text:p>0,0152473</text:p>
          </table:table-cell>
          <table:table-cell table:number-columns-repeated="13"/>
          <table:table-cell office:value-type="string" calcext:value-type="string">
            <text:p>Temps pour calcul kvect_shift</text:p>
          </table:table-cell>
          <table:table-cell office:value-type="float" office:value="0.00107551" calcext:value-type="float">
            <text:p>0,0010755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182551" calcext:value-type="float">
            <text:p>0,0182551</text:p>
          </table:table-cell>
          <table:table-cell/>
          <table:table-cell office:value-type="string" calcext:value-type="string">
            <text:p>Temps holo2TF</text:p>
          </table:table-cell>
          <table:table-cell office:value-type="float" office:value="0.0371326" calcext:value-type="float">
            <text:p>0,0371326</text:p>
          </table:table-cell>
          <table:table-cell/>
          <table:table-cell office:value-type="string" calcext:value-type="string">
            <text:p>Temps pour Volkov </text:p>
          </table:table-cell>
          <table:table-cell office:value-type="float" office:value="0.0167564" calcext:value-type="float">
            <text:p>0,0167564</text:p>
          </table:table-cell>
          <table:table-cell table:number-columns-repeated="2"/>
          <table:table-cell office:value-type="string" calcext:value-type="string">
            <text:p>Temps Calc_Uborn2</text:p>
          </table:table-cell>
          <table:table-cell office:value-type="float" office:value="0.000790899" calcext:value-type="float">
            <text:p>0,000790899</text:p>
          </table:table-cell>
          <table:table-cell/>
          <table:table-cell office:value-type="string" calcext:value-type="string">
            <text:p>Temps pour coupe FFT r2c</text:p>
          </table:table-cell>
          <table:table-cell office:value-type="float" office:value="0.000214189" calcext:value-type="float">
            <text:p>0,000214189</text:p>
          </table:table-cell>
          <table:table-cell table:number-columns-repeated="4"/>
          <table:table-cell office:value-type="string" calcext:value-type="string">
            <text:p>Temps pour deroul volkov2</text:p>
          </table:table-cell>
          <table:table-cell office:value-type="float" office:value="0.0154617" calcext:value-type="float">
            <text:p>0,0154617</text:p>
          </table:table-cell>
          <table:table-cell table:number-columns-repeated="13"/>
          <table:table-cell office:value-type="string" calcext:value-type="string">
            <text:p>Temps pour calcul kvect_shift</text:p>
          </table:table-cell>
          <table:table-cell office:value-type="float" office:value="0.00112966" calcext:value-type="float">
            <text:p>0,001129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LKOV (estimate)</text:p>
          </table:table-cell>
          <table:table-cell table:formula="of:=SUM([.B1:.B57])/57" office:value-type="float" office:value="0.0210901298245614" calcext:value-type="float">
            <text:p>0,021090129824561</text:p>
          </table:table-cell>
          <table:table-cell/>
          <table:table-cell office:value-type="string" calcext:value-type="string">
            <text:p>Holo2TF</text:p>
          </table:table-cell>
          <table:table-cell table:formula="of:=SUM([.E1:.E57])/57" office:value-type="float" office:value="0.0374324596491228" calcext:value-type="float">
            <text:p>0,037432459649123</text:p>
          </table:table-cell>
          <table:table-cell/>
          <table:table-cell office:value-type="string" calcext:value-type="string">
            <text:p>VOLKOV (measure)</text:p>
          </table:table-cell>
          <table:table-cell table:formula="of:=SUM([.H1:.H57])/57" office:value-type="float" office:value="0.0205953070175439" calcext:value-type="float">
            <text:p>0,020595307017544</text:p>
          </table:table-cell>
          <table:table-cell table:number-columns-repeated="2"/>
          <table:table-cell office:value-type="string" calcext:value-type="string">
            <text:p>Temps Calc_Uborn2</text:p>
          </table:table-cell>
          <table:table-cell office:value-type="float" office:value="0.000960768" calcext:value-type="float">
            <text:p>0,000960768</text:p>
          </table:table-cell>
          <table:table-cell/>
          <table:table-cell office:value-type="string" calcext:value-type="string">
            <text:p>Temps pour coupe FFT r2c</text:p>
          </table:table-cell>
          <table:table-cell office:value-type="float" office:value="0.000198299" calcext:value-type="float">
            <text:p>0,000198299</text:p>
          </table:table-cell>
          <table:table-cell table:number-columns-repeated="4"/>
          <table:table-cell office:value-type="string" calcext:value-type="string">
            <text:p>Temps pour deroul volkov2</text:p>
          </table:table-cell>
          <table:table-cell office:value-type="float" office:value="0.0173913" calcext:value-type="float">
            <text:p>0,0173913</text:p>
          </table:table-cell>
          <table:table-cell table:number-columns-repeated="13"/>
          <table:table-cell office:value-type="string" calcext:value-type="string">
            <text:p>Temps pour calcul kvect_shift</text:p>
          </table:table-cell>
          <table:table-cell office:value-type="float" office:value="0.00107486" calcext:value-type="float">
            <text:p>0,00107486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Temps Calc_Uborn2</text:p>
          </table:table-cell>
          <table:table-cell office:value-type="float" office:value="0.000952333" calcext:value-type="float">
            <text:p>0,000952333</text:p>
          </table:table-cell>
          <table:table-cell/>
          <table:table-cell office:value-type="string" calcext:value-type="string">
            <text:p>Temps pour coupe FFT r2c</text:p>
          </table:table-cell>
          <table:table-cell office:value-type="float" office:value="0.000196901" calcext:value-type="float">
            <text:p>0,000196901</text:p>
          </table:table-cell>
          <table:table-cell table:number-columns-repeated="4"/>
          <table:table-cell office:value-type="string" calcext:value-type="string">
            <text:p>Temps pour deroul volkov2</text:p>
          </table:table-cell>
          <table:table-cell office:value-type="float" office:value="0.0159058" calcext:value-type="float">
            <text:p>0,0159058</text:p>
          </table:table-cell>
          <table:table-cell table:number-columns-repeated="13"/>
          <table:table-cell office:value-type="string" calcext:value-type="string">
            <text:p>Temps pour calcul kvect_shift</text:p>
          </table:table-cell>
          <table:table-cell office:value-type="float" office:value="0.00104887" calcext:value-type="float">
            <text:p>0,00104887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Temps Calc_Uborn2</text:p>
          </table:table-cell>
          <table:table-cell office:value-type="float" office:value="0.00132477" calcext:value-type="float">
            <text:p>0,00132477</text:p>
          </table:table-cell>
          <table:table-cell/>
          <table:table-cell office:value-type="string" calcext:value-type="string">
            <text:p>Temps pour coupe FFT r2c</text:p>
          </table:table-cell>
          <table:table-cell office:value-type="float" office:value="0.000201059" calcext:value-type="float">
            <text:p>0,000201059</text:p>
          </table:table-cell>
          <table:table-cell table:number-columns-repeated="4"/>
          <table:table-cell office:value-type="string" calcext:value-type="string">
            <text:p>Temps pour deroul volkov2</text:p>
          </table:table-cell>
          <table:table-cell office:value-type="float" office:value="0.0176494" calcext:value-type="float">
            <text:p>0,0176494</text:p>
          </table:table-cell>
          <table:table-cell table:number-columns-repeated="13"/>
          <table:table-cell office:value-type="string" calcext:value-type="string">
            <text:p>Temps pour calcul kvect_shift</text:p>
          </table:table-cell>
          <table:table-cell office:value-type="float" office:value="0.00104733" calcext:value-type="float">
            <text:p>0,00104733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Temps Calc_Uborn2</text:p>
          </table:table-cell>
          <table:table-cell office:value-type="float" office:value="0.00122325" calcext:value-type="float">
            <text:p>0,00122325</text:p>
          </table:table-cell>
          <table:table-cell/>
          <table:table-cell office:value-type="string" calcext:value-type="string">
            <text:p>Temps pour coupe FFT r2c</text:p>
          </table:table-cell>
          <table:table-cell office:value-type="float" office:value="0.000188719" calcext:value-type="float">
            <text:p>0,000188719</text:p>
          </table:table-cell>
          <table:table-cell table:number-columns-repeated="4"/>
          <table:table-cell office:value-type="string" calcext:value-type="string">
            <text:p>Temps pour deroul volkov2</text:p>
          </table:table-cell>
          <table:table-cell office:value-type="float" office:value="0.0156206" calcext:value-type="float">
            <text:p>0,0156206</text:p>
          </table:table-cell>
          <table:table-cell table:number-columns-repeated="13"/>
          <table:table-cell office:value-type="string" calcext:value-type="string">
            <text:p>Temps pour calcul kvect_shift</text:p>
          </table:table-cell>
          <table:table-cell office:value-type="float" office:value="0.00110595" calcext:value-type="float">
            <text:p>0,00110595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Temps Calc_Uborn2</text:p>
          </table:table-cell>
          <table:table-cell office:value-type="float" office:value="0.0011389" calcext:value-type="float">
            <text:p>0,0011389</text:p>
          </table:table-cell>
          <table:table-cell/>
          <table:table-cell office:value-type="string" calcext:value-type="string">
            <text:p>Temps pour coupe FFT r2c</text:p>
          </table:table-cell>
          <table:table-cell office:value-type="float" office:value="0.000181568" calcext:value-type="float">
            <text:p>0,000181568</text:p>
          </table:table-cell>
          <table:table-cell table:number-columns-repeated="4"/>
          <table:table-cell office:value-type="string" calcext:value-type="string">
            <text:p>Temps pour deroul volkov2</text:p>
          </table:table-cell>
          <table:table-cell office:value-type="float" office:value="0.0151044" calcext:value-type="float">
            <text:p>0,0151044</text:p>
          </table:table-cell>
          <table:table-cell table:number-columns-repeated="13"/>
          <table:table-cell office:value-type="string" calcext:value-type="string">
            <text:p>Temps pour calcul kvect_shift</text:p>
          </table:table-cell>
          <table:table-cell office:value-type="float" office:value="0.00105207" calcext:value-type="float">
            <text:p>0,00105207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Temps Calc_Uborn2</text:p>
          </table:table-cell>
          <table:table-cell office:value-type="float" office:value="0.000969564" calcext:value-type="float">
            <text:p>0,000969564</text:p>
          </table:table-cell>
          <table:table-cell/>
          <table:table-cell office:value-type="string" calcext:value-type="string">
            <text:p>Temps pour coupe FFT r2c</text:p>
          </table:table-cell>
          <table:table-cell office:value-type="float" office:value="0.000177759" calcext:value-type="float">
            <text:p>0,000177759</text:p>
          </table:table-cell>
          <table:table-cell table:number-columns-repeated="4"/>
          <table:table-cell office:value-type="string" calcext:value-type="string">
            <text:p>Temps pour deroul volkov2</text:p>
          </table:table-cell>
          <table:table-cell office:value-type="float" office:value="0.0153846" calcext:value-type="float">
            <text:p>0,0153846</text:p>
          </table:table-cell>
          <table:table-cell table:number-columns-repeated="13"/>
          <table:table-cell office:value-type="string" calcext:value-type="string">
            <text:p>Temps pour calcul kvect_shift</text:p>
          </table:table-cell>
          <table:table-cell office:value-type="float" office:value="0.00107404" calcext:value-type="float">
            <text:p>0,00107404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Temps Calc_Uborn2</text:p>
          </table:table-cell>
          <table:table-cell office:value-type="float" office:value="0.000749571" calcext:value-type="float">
            <text:p>0,000749571</text:p>
          </table:table-cell>
          <table:table-cell/>
          <table:table-cell office:value-type="string" calcext:value-type="string">
            <text:p>Temps pour coupe FFT r2c</text:p>
          </table:table-cell>
          <table:table-cell office:value-type="float" office:value="0.000186569" calcext:value-type="float">
            <text:p>0,000186569</text:p>
          </table:table-cell>
          <table:table-cell table:number-columns-repeated="4"/>
          <table:table-cell office:value-type="string" calcext:value-type="string">
            <text:p>Temps pour deroul volkov2</text:p>
          </table:table-cell>
          <table:table-cell office:value-type="float" office:value="0.0152585" calcext:value-type="float">
            <text:p>0,0152585</text:p>
          </table:table-cell>
          <table:table-cell table:number-columns-repeated="13"/>
          <table:table-cell office:value-type="string" calcext:value-type="string">
            <text:p>Temps pour calcul kvect_shift</text:p>
          </table:table-cell>
          <table:table-cell office:value-type="float" office:value="0.00147054" calcext:value-type="float">
            <text:p>0,00147054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Temps Calc_Uborn2</text:p>
          </table:table-cell>
          <table:table-cell office:value-type="float" office:value="0.00105481" calcext:value-type="float">
            <text:p>0,00105481</text:p>
          </table:table-cell>
          <table:table-cell/>
          <table:table-cell office:value-type="string" calcext:value-type="string">
            <text:p>Temps pour coupe FFT r2c</text:p>
          </table:table-cell>
          <table:table-cell office:value-type="float" office:value="0.000176164" calcext:value-type="float">
            <text:p>0,000176164</text:p>
          </table:table-cell>
          <table:table-cell table:number-columns-repeated="4"/>
          <table:table-cell office:value-type="string" calcext:value-type="string">
            <text:p>Temps pour deroul volkov2</text:p>
          </table:table-cell>
          <table:table-cell office:value-type="float" office:value="0.0152815" calcext:value-type="float">
            <text:p>0,0152815</text:p>
          </table:table-cell>
          <table:table-cell table:number-columns-repeated="13"/>
          <table:table-cell office:value-type="string" calcext:value-type="string">
            <text:p>Temps pour calcul kvect_shift</text:p>
          </table:table-cell>
          <table:table-cell office:value-type="float" office:value="0.00107309" calcext:value-type="float">
            <text:p>0,00107309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Temps Calc_Uborn2</text:p>
          </table:table-cell>
          <table:table-cell office:value-type="float" office:value="0.00112377" calcext:value-type="float">
            <text:p>0,00112377</text:p>
          </table:table-cell>
          <table:table-cell/>
          <table:table-cell office:value-type="string" calcext:value-type="string">
            <text:p>Temps pour coupe FFT r2c</text:p>
          </table:table-cell>
          <table:table-cell office:value-type="float" office:value="0.000194774" calcext:value-type="float">
            <text:p>0,000194774</text:p>
          </table:table-cell>
          <table:table-cell table:number-columns-repeated="4"/>
          <table:table-cell office:value-type="string" calcext:value-type="string">
            <text:p>Temps pour deroul volkov2</text:p>
          </table:table-cell>
          <table:table-cell office:value-type="float" office:value="0.0184585" calcext:value-type="float">
            <text:p>0,0184585</text:p>
          </table:table-cell>
          <table:table-cell table:number-columns-repeated="13"/>
          <table:table-cell office:value-type="string" calcext:value-type="string">
            <text:p>Temps pour calcul kvect_shift</text:p>
          </table:table-cell>
          <table:table-cell office:value-type="float" office:value="0.0010578" calcext:value-type="float">
            <text:p>0,0010578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Temps Calc_Uborn2</text:p>
          </table:table-cell>
          <table:table-cell office:value-type="float" office:value="0.00112776" calcext:value-type="float">
            <text:p>0,00112776</text:p>
          </table:table-cell>
          <table:table-cell/>
          <table:table-cell office:value-type="string" calcext:value-type="string">
            <text:p>Temps pour coupe FFT r2c</text:p>
          </table:table-cell>
          <table:table-cell office:value-type="float" office:value="0.000193032" calcext:value-type="float">
            <text:p>0,000193032</text:p>
          </table:table-cell>
          <table:table-cell table:number-columns-repeated="4"/>
          <table:table-cell office:value-type="string" calcext:value-type="string">
            <text:p>Temps pour deroul volkov2</text:p>
          </table:table-cell>
          <table:table-cell office:value-type="float" office:value="0.0153478" calcext:value-type="float">
            <text:p>0,0153478</text:p>
          </table:table-cell>
          <table:table-cell table:number-columns-repeated="13"/>
          <table:table-cell office:value-type="string" calcext:value-type="string">
            <text:p>Temps pour calcul kvect_shift</text:p>
          </table:table-cell>
          <table:table-cell office:value-type="float" office:value="0.00104807" calcext:value-type="float">
            <text:p>0,00104807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Temps Calc_Uborn2</text:p>
          </table:table-cell>
          <table:table-cell office:value-type="float" office:value="0.00216252" calcext:value-type="float">
            <text:p>0,00216252</text:p>
          </table:table-cell>
          <table:table-cell/>
          <table:table-cell office:value-type="string" calcext:value-type="string">
            <text:p>Temps pour coupe FFT r2c</text:p>
          </table:table-cell>
          <table:table-cell office:value-type="float" office:value="0.00019475" calcext:value-type="float">
            <text:p>0,00019475</text:p>
          </table:table-cell>
          <table:table-cell table:number-columns-repeated="4"/>
          <table:table-cell office:value-type="string" calcext:value-type="string">
            <text:p>Temps pour deroul volkov2</text:p>
          </table:table-cell>
          <table:table-cell office:value-type="float" office:value="0.0151278" calcext:value-type="float">
            <text:p>0,0151278</text:p>
          </table:table-cell>
          <table:table-cell table:number-columns-repeated="13"/>
          <table:table-cell office:value-type="string" calcext:value-type="string">
            <text:p>Temps pour calcul kvect_shift</text:p>
          </table:table-cell>
          <table:table-cell office:value-type="float" office:value="0.00106589" calcext:value-type="float">
            <text:p>0,00106589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Temps Calc_Uborn2</text:p>
          </table:table-cell>
          <table:table-cell office:value-type="float" office:value="0.00102482" calcext:value-type="float">
            <text:p>0,00102482</text:p>
          </table:table-cell>
          <table:table-cell/>
          <table:table-cell office:value-type="string" calcext:value-type="string">
            <text:p>Temps pour coupe FFT r2c</text:p>
          </table:table-cell>
          <table:table-cell office:value-type="float" office:value="0.000196486" calcext:value-type="float">
            <text:p>0,000196486</text:p>
          </table:table-cell>
          <table:table-cell table:number-columns-repeated="4"/>
          <table:table-cell office:value-type="string" calcext:value-type="string">
            <text:p>Temps pour deroul volkov2</text:p>
          </table:table-cell>
          <table:table-cell office:value-type="float" office:value="0.0172169" calcext:value-type="float">
            <text:p>0,0172169</text:p>
          </table:table-cell>
          <table:table-cell table:number-columns-repeated="13"/>
          <table:table-cell office:value-type="string" calcext:value-type="string">
            <text:p>Temps pour calcul kvect_shift</text:p>
          </table:table-cell>
          <table:table-cell office:value-type="float" office:value="0.0017696" calcext:value-type="float">
            <text:p>0,0017696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Temps Calc_Uborn2</text:p>
          </table:table-cell>
          <table:table-cell office:value-type="float" office:value="0.00194267" calcext:value-type="float">
            <text:p>0,00194267</text:p>
          </table:table-cell>
          <table:table-cell/>
          <table:table-cell office:value-type="string" calcext:value-type="string">
            <text:p>Temps pour coupe FFT r2c</text:p>
          </table:table-cell>
          <table:table-cell office:value-type="float" office:value="0.000191291" calcext:value-type="float">
            <text:p>0,000191291</text:p>
          </table:table-cell>
          <table:table-cell table:number-columns-repeated="4"/>
          <table:table-cell office:value-type="string" calcext:value-type="string">
            <text:p>Temps pour deroul volkov2</text:p>
          </table:table-cell>
          <table:table-cell office:value-type="float" office:value="0.0158731" calcext:value-type="float">
            <text:p>0,0158731</text:p>
          </table:table-cell>
          <table:table-cell table:number-columns-repeated="13"/>
          <table:table-cell office:value-type="string" calcext:value-type="string">
            <text:p>Temps pour calcul kvect_shift</text:p>
          </table:table-cell>
          <table:table-cell office:value-type="float" office:value="0.00183818" calcext:value-type="float">
            <text:p>0,00183818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Temps Calc_Uborn2</text:p>
          </table:table-cell>
          <table:table-cell office:value-type="float" office:value="0.000899119" calcext:value-type="float">
            <text:p>0,000899119</text:p>
          </table:table-cell>
          <table:table-cell/>
          <table:table-cell office:value-type="string" calcext:value-type="string">
            <text:p>Temps pour coupe FFT r2c</text:p>
          </table:table-cell>
          <table:table-cell office:value-type="float" office:value="0.000174178" calcext:value-type="float">
            <text:p>0,000174178</text:p>
          </table:table-cell>
          <table:table-cell table:number-columns-repeated="4"/>
          <table:table-cell office:value-type="string" calcext:value-type="string">
            <text:p>Temps pour deroul volkov2</text:p>
          </table:table-cell>
          <table:table-cell office:value-type="float" office:value="0.0154413" calcext:value-type="float">
            <text:p>0,0154413</text:p>
          </table:table-cell>
          <table:table-cell table:number-columns-repeated="13"/>
          <table:table-cell office:value-type="string" calcext:value-type="string">
            <text:p>Temps pour calcul kvect_shift</text:p>
          </table:table-cell>
          <table:table-cell office:value-type="float" office:value="0.00107483" calcext:value-type="float">
            <text:p>0,00107483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Temps Calc_Uborn2</text:p>
          </table:table-cell>
          <table:table-cell office:value-type="float" office:value="0.00117767" calcext:value-type="float">
            <text:p>0,00117767</text:p>
          </table:table-cell>
          <table:table-cell table:number-columns-repeated="7"/>
          <table:table-cell office:value-type="string" calcext:value-type="string">
            <text:p>Temps pour deroul volkov2</text:p>
          </table:table-cell>
          <table:table-cell office:value-type="float" office:value="0.0153377" calcext:value-type="float">
            <text:p>0,0153377</text:p>
          </table:table-cell>
          <table:table-cell table:number-columns-repeated="13"/>
          <table:table-cell office:value-type="string" calcext:value-type="string">
            <text:p>Temps pour calcul kvect_shift</text:p>
          </table:table-cell>
          <table:table-cell office:value-type="float" office:value="0.0010897" calcext:value-type="float">
            <text:p>0,0010897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Temps Calc_Uborn2</text:p>
          </table:table-cell>
          <table:table-cell office:value-type="float" office:value="0.000788157" calcext:value-type="float">
            <text:p>0,000788157</text:p>
          </table:table-cell>
          <table:table-cell table:number-columns-repeated="2"/>
          <table:table-cell table:formula="of:=SUM([.O1:.O71])/71" office:value-type="float" office:value="0.000207872070422535" calcext:value-type="float">
            <text:p>0,000207872070423</text:p>
          </table:table-cell>
          <table:table-cell table:number-columns-repeated="4"/>
          <table:table-cell office:value-type="string" calcext:value-type="string">
            <text:p>Temps pour deroul volkov2</text:p>
          </table:table-cell>
          <table:table-cell office:value-type="float" office:value="0.0165907" calcext:value-type="float">
            <text:p>0,0165907</text:p>
          </table:table-cell>
          <table:table-cell table:number-columns-repeated="13"/>
          <table:table-cell office:value-type="string" calcext:value-type="string">
            <text:p>Temps pour calcul kvect_shift</text:p>
          </table:table-cell>
          <table:table-cell office:value-type="float" office:value="0.0010954" calcext:value-type="float">
            <text:p>0,0010954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Temps Calc_Uborn2</text:p>
          </table:table-cell>
          <table:table-cell office:value-type="float" office:value="0.000985163" calcext:value-type="float">
            <text:p>0,000985163</text:p>
          </table:table-cell>
          <table:table-cell table:number-columns-repeated="7"/>
          <table:table-cell office:value-type="string" calcext:value-type="string">
            <text:p>Temps pour deroul volkov2</text:p>
          </table:table-cell>
          <table:table-cell office:value-type="float" office:value="0.0163616" calcext:value-type="float">
            <text:p>0,0163616</text:p>
          </table:table-cell>
          <table:table-cell table:number-columns-repeated="18"/>
        </table:table-row>
        <table:table-row table:style-name="ro1">
          <table:table-cell table:number-columns-repeated="19"/>
          <table:table-cell office:value-type="string" calcext:value-type="string">
            <text:p>Temps pour deroul volkov2</text:p>
          </table:table-cell>
          <table:table-cell office:value-type="float" office:value="0.0189412" calcext:value-type="float">
            <text:p>0,0189412</text:p>
          </table:table-cell>
          <table:table-cell table:number-columns-repeated="14"/>
          <table:table-cell table:formula="of:=SUM([.AJ1:.AJ73])/73" office:value-type="float" office:value="0.0011417104109589" calcext:value-type="float">
            <text:p>0,001141710410959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SUM([.L1:.L73])/73" office:value-type="float" office:value="0.00119402961643836" calcext:value-type="float">
            <text:p>0,001194029616438</text:p>
          </table:table-cell>
          <table:table-cell table:number-columns-repeated="7"/>
          <table:table-cell office:value-type="string" calcext:value-type="string">
            <text:p>Temps pour deroul volkov2</text:p>
          </table:table-cell>
          <table:table-cell office:value-type="float" office:value="0.0192663" calcext:value-type="float">
            <text:p>0,0192663</text:p>
          </table:table-cell>
          <table:table-cell table:number-columns-repeated="18"/>
        </table:table-row>
        <table:table-row table:style-name="ro1">
          <table:table-cell table:number-columns-repeated="19"/>
          <table:table-cell office:value-type="string" calcext:value-type="string">
            <text:p>Temps pour deroul volkov2</text:p>
          </table:table-cell>
          <table:table-cell office:value-type="float" office:value="0.0157287" calcext:value-type="float">
            <text:p>0,0157287</text:p>
          </table:table-cell>
          <table:table-cell table:number-columns-repeated="18"/>
        </table:table-row>
        <table:table-row table:style-name="ro1">
          <table:table-cell table:number-columns-repeated="39"/>
        </table:table-row>
        <table:table-row table:style-name="ro1">
          <table:table-cell table:number-columns-repeated="20"/>
          <table:table-cell table:formula="of:=SUM([.U1:.U76])/76" office:value-type="float" office:value="0.0164404407894737" calcext:value-type="float">
            <text:p>0,016440440789474</text:p>
          </table:table-cell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1">00/00/0000</text:date>, <text:time style:data-style-name="N2" text:time-value="13:42:30.0477318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6T23:37:11.696951818</meta:creation-date>
    <dc:date>2020-05-11T17:37:07.351783522</dc:date>
    <meta:editing-duration>P3DT15H32M9S</meta:editing-duration>
    <meta:editing-cycles>4</meta:editing-cycles>
    <meta:generator>LibreOffice/6.0.7.3$Linux_X86_64 LibreOffice_project/00m0$Build-3</meta:generator>
    <meta:document-statistic meta:table-count="1" meta:cell-count="1305" meta:object-count="0"/>
  </office:meta>
</office:document-meta>
</file>